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2.2764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yer_stats_03_2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<text:s/>Shots or Saves</text:p>
          </table:table-cell>
          <table:table-cell office:value-type="string" calcext:value-type="string">
            <text:p><text:s/>Shots or Saves Against Opponent</text:p>
          </table:table-cell>
          <table:table-cell office:value-type="string" calcext:value-type="string">
            <text:p><text:s/>Shots or Saves in March</text:p>
          </table:table-cell>
          <table:table-cell office:value-type="string" calcext:value-type="string">
            <text:p><text:s/>Shots or Saves at condition</text:p>
          </table:table-cell>
          <table:table-cell office:value-type="string" calcext:value-type="string">
            <text:p><text:s/>Average of Conditions</text:p>
          </table:table-cell>
          <table:table-cell office:value-type="string" calcext:value-type="string">
            <text:p>PP Line</text:p>
          </table:table-cell>
          <table:table-cell office:value-type="string" calcext:value-type="string">
            <text:p>Difference</text:p>
          </table:table-cell>
        </table:table-row>
        <table:table-row table:style-name="ro1" table:visibility="filter">
          <table:table-cell office:value-type="string" calcext:value-type="string">
            <text:p>Connor Ingram</text:p>
          </table:table-cell>
          <table:table-cell office:value-type="float" office:value="31.7931034482759" calcext:value-type="float">
            <text:p>31.7931034482759</text:p>
          </table:table-cell>
          <table:table-cell office:value-type="float" office:value="26.3333333333333" calcext:value-type="float">
            <text:p>26.3333333333333</text:p>
          </table:table-cell>
          <table:table-cell office:value-type="float" office:value="36.4" calcext:value-type="float">
            <text:p>36.4</text:p>
          </table:table-cell>
          <table:table-cell office:value-type="float" office:value="33.6363636363636" calcext:value-type="float">
            <text:p>33.6363636363636</text:p>
          </table:table-cell>
          <table:table-cell office:value-type="float" office:value="32.0407001044932" calcext:value-type="float">
            <text:p>32.0407001044932</text:p>
          </table:table-cell>
          <table:table-cell/>
          <table:table-cell table:formula="of:=[.G2]-[.F2]" office:value-type="float" office:value="-32.0407001044932" calcext:value-type="float">
            <text:p>-32.0407001044932</text:p>
          </table:table-cell>
        </table:table-row>
        <table:table-row table:style-name="ro1" table:visibility="filter">
          <table:table-cell office:value-type="string" calcext:value-type="string">
            <text:p>Anton Forsberg</text:p>
          </table:table-cell>
          <table:table-cell office:value-type="float" office:value="26.6076923076923" calcext:value-type="float">
            <text:p>26.6076923076923</text:p>
          </table:table-cell>
          <table:table-cell office:value-type="float" office:value="44.25" calcext:value-type="float">
            <text:p>44.25</text:p>
          </table:table-cell>
          <table:table-cell office:value-type="float" office:value="27.1818181818182" calcext:value-type="float">
            <text:p>27.1818181818182</text:p>
          </table:table-cell>
          <table:table-cell office:value-type="float" office:value="26.3492063492063" calcext:value-type="float">
            <text:p>26.3492063492063</text:p>
          </table:table-cell>
          <table:table-cell office:value-type="float" office:value="31.0971792096792" calcext:value-type="float">
            <text:p>31.0971792096792</text:p>
          </table:table-cell>
          <table:table-cell/>
          <table:table-cell table:formula="of:=[.G3]-[.F3]" office:value-type="float" office:value="-31.0971792096792" calcext:value-type="float">
            <text:p>-31.0971792096792</text:p>
          </table:table-cell>
        </table:table-row>
        <table:table-row table:style-name="ro1" table:visibility="filter">
          <table:table-cell office:value-type="string" calcext:value-type="string">
            <text:p>Karel Vejmelka</text:p>
          </table:table-cell>
          <table:table-cell office:value-type="float" office:value="29.6224489795918" calcext:value-type="float">
            <text:p>29.6224489795918</text:p>
          </table:table-cell>
          <table:table-cell office:value-type="float" office:value="28" calcext:value-type="float">
            <text:p>28</text:p>
          </table:table-cell>
          <table:table-cell office:value-type="float" office:value="32.8666666666667" calcext:value-type="float">
            <text:p>32.8666666666667</text:p>
          </table:table-cell>
          <table:table-cell office:value-type="float" office:value="30.1063829787234" calcext:value-type="float">
            <text:p>30.1063829787234</text:p>
          </table:table-cell>
          <table:table-cell office:value-type="float" office:value="30.1488746562455" calcext:value-type="float">
            <text:p>30.1488746562455</text:p>
          </table:table-cell>
          <table:table-cell/>
          <table:table-cell table:formula="of:=[.G4]-[.F4]" office:value-type="float" office:value="-30.1488746562455" calcext:value-type="float">
            <text:p>-30.1488746562455</text:p>
          </table:table-cell>
        </table:table-row>
        <table:table-row table:style-name="ro1" table:visibility="filter">
          <table:table-cell office:value-type="string" calcext:value-type="string">
            <text:p>Mackenzie Blackwood</text:p>
          </table:table-cell>
          <table:table-cell office:value-type="float" office:value="27.0878378378378" calcext:value-type="float">
            <text:p>27.0878378378378</text:p>
          </table:table-cell>
          <table:table-cell office:value-type="float" office:value="28.2222222222222" calcext:value-type="float">
            <text:p>28.2222222222222</text:p>
          </table:table-cell>
          <table:table-cell office:value-type="float" office:value="27.952380952381" calcext:value-type="float">
            <text:p>27.952380952381</text:p>
          </table:table-cell>
          <table:table-cell office:value-type="float" office:value="28.7222222222222" calcext:value-type="float">
            <text:p>28.7222222222222</text:p>
          </table:table-cell>
          <table:table-cell office:value-type="float" office:value="27.9961658086658" calcext:value-type="float">
            <text:p>27.9961658086658</text:p>
          </table:table-cell>
          <table:table-cell/>
          <table:table-cell table:formula="of:=[.G5]-[.F5]" office:value-type="float" office:value="-27.9961658086658" calcext:value-type="float">
            <text:p>-27.9961658086658</text:p>
          </table:table-cell>
        </table:table-row>
        <table:table-row table:style-name="ro1" table:visibility="filter">
          <table:table-cell office:value-type="string" calcext:value-type="string">
            <text:p>Cam Talbot</text:p>
          </table:table-cell>
          <table:table-cell office:value-type="float" office:value="26.7943925233645" calcext:value-type="float">
            <text:p>26.7943925233645</text:p>
          </table:table-cell>
          <table:table-cell office:value-type="float" office:value="30.75" calcext:value-type="float">
            <text:p>30.75</text:p>
          </table:table-cell>
          <table:table-cell office:value-type="float" office:value="27.9875" calcext:value-type="float">
            <text:p>27.9875</text:p>
          </table:table-cell>
          <table:table-cell office:value-type="float" office:value="26.4018264840183" calcext:value-type="float">
            <text:p>26.4018264840183</text:p>
          </table:table-cell>
          <table:table-cell office:value-type="float" office:value="27.9834297518457" calcext:value-type="float">
            <text:p>27.9834297518457</text:p>
          </table:table-cell>
          <table:table-cell/>
          <table:table-cell table:formula="of:=[.G6]-[.F6]" office:value-type="float" office:value="-27.9834297518457" calcext:value-type="float">
            <text:p>-27.9834297518457</text:p>
          </table:table-cell>
        </table:table-row>
        <table:table-row table:style-name="ro1" table:visibility="filter">
          <table:table-cell office:value-type="string" calcext:value-type="string">
            <text:p>Sam Montembeault</text:p>
          </table:table-cell>
          <table:table-cell office:value-type="float" office:value="26.8041237113402" calcext:value-type="float">
            <text:p>26.8041237113402</text:p>
          </table:table-cell>
          <table:table-cell office:value-type="float" office:value="31.5" calcext:value-type="float">
            <text:p>31.5</text:p>
          </table:table-cell>
          <table:table-cell office:value-type="float" office:value="24.1538461538462" calcext:value-type="float">
            <text:p>24.1538461538462</text:p>
          </table:table-cell>
          <table:table-cell office:value-type="float" office:value="28.8518518518519" calcext:value-type="float">
            <text:p>28.8518518518519</text:p>
          </table:table-cell>
          <table:table-cell office:value-type="float" office:value="27.8274554292596" calcext:value-type="float">
            <text:p>27.8274554292596</text:p>
          </table:table-cell>
          <table:table-cell/>
          <table:table-cell table:formula="of:=[.G7]-[.F7]" office:value-type="float" office:value="-27.8274554292596" calcext:value-type="float">
            <text:p>-27.8274554292596</text:p>
          </table:table-cell>
        </table:table-row>
        <table:table-row table:style-name="ro1" table:visibility="filter">
          <table:table-cell office:value-type="string" calcext:value-type="string">
            <text:p>Jonathan Bernier</text:p>
          </table:table-cell>
          <table:table-cell office:value-type="float" office:value="26.3366336633663" calcext:value-type="float">
            <text:p>26.3366336633663</text:p>
          </table:table-cell>
          <table:table-cell office:value-type="float" office:value="29.4375" calcext:value-type="float">
            <text:p>29.4375</text:p>
          </table:table-cell>
          <table:table-cell office:value-type="float" office:value="27.0657894736842" calcext:value-type="float">
            <text:p>27.0657894736842</text:p>
          </table:table-cell>
          <table:table-cell office:value-type="float" office:value="26.656862745098" calcext:value-type="float">
            <text:p>26.656862745098</text:p>
          </table:table-cell>
          <table:table-cell office:value-type="float" office:value="27.3741964705371" calcext:value-type="float">
            <text:p>27.3741964705371</text:p>
          </table:table-cell>
          <table:table-cell/>
          <table:table-cell table:formula="of:=[.G8]-[.F8]" office:value-type="float" office:value="-27.3741964705371" calcext:value-type="float">
            <text:p>-27.3741964705371</text:p>
          </table:table-cell>
        </table:table-row>
        <table:table-row table:style-name="ro1" table:visibility="filter">
          <table:table-cell office:value-type="string" calcext:value-type="string">
            <text:p>Jack Campbell</text:p>
          </table:table-cell>
          <table:table-cell office:value-type="float" office:value="25.702380952381" calcext:value-type="float">
            <text:p>25.702380952381</text:p>
          </table:table-cell>
          <table:table-cell office:value-type="float" office:value="29.7142857142857" calcext:value-type="float">
            <text:p>29.7142857142857</text:p>
          </table:table-cell>
          <table:table-cell office:value-type="float" office:value="26.8421052631579" calcext:value-type="float">
            <text:p>26.8421052631579</text:p>
          </table:table-cell>
          <table:table-cell office:value-type="float" office:value="26.9042553191489" calcext:value-type="float">
            <text:p>26.9042553191489</text:p>
          </table:table-cell>
          <table:table-cell office:value-type="float" office:value="27.2907568122434" calcext:value-type="float">
            <text:p>27.2907568122434</text:p>
          </table:table-cell>
          <table:table-cell/>
          <table:table-cell table:formula="of:=[.G9]-[.F9]" office:value-type="float" office:value="-27.2907568122434" calcext:value-type="float">
            <text:p>-27.2907568122434</text:p>
          </table:table-cell>
        </table:table-row>
        <table:table-row table:style-name="ro1" table:visibility="filter">
          <table:table-cell office:value-type="string" calcext:value-type="string">
            <text:p>Pavel Francouz</text:p>
          </table:table-cell>
          <table:table-cell office:value-type="float" office:value="26.9583333333333" calcext:value-type="float">
            <text:p>26.9583333333333</text:p>
          </table:table-cell>
          <table:table-cell office:value-type="float" office:value="27" calcext:value-type="float">
            <text:p>27</text:p>
          </table:table-cell>
          <table:table-cell office:value-type="float" office:value="26.0909090909091" calcext:value-type="float">
            <text:p>26.0909090909091</text:p>
          </table:table-cell>
          <table:table-cell office:value-type="float" office:value="29" calcext:value-type="float">
            <text:p>29</text:p>
          </table:table-cell>
          <table:table-cell office:value-type="float" office:value="27.2623106060606" calcext:value-type="float">
            <text:p>27.2623106060606</text:p>
          </table:table-cell>
          <table:table-cell/>
          <table:table-cell table:formula="of:=[.G10]-[.F10]" office:value-type="float" office:value="-27.2623106060606" calcext:value-type="float">
            <text:p>-27.2623106060606</text:p>
          </table:table-cell>
        </table:table-row>
        <table:table-row table:style-name="ro1" table:visibility="filter">
          <table:table-cell office:value-type="string" calcext:value-type="string">
            <text:p>Ilya Sorokin</text:p>
          </table:table-cell>
          <table:table-cell office:value-type="float" office:value="27.625" calcext:value-type="float">
            <text:p>27.625</text:p>
          </table:table-cell>
          <table:table-cell office:value-type="float" office:value="27.75" calcext:value-type="float">
            <text:p>27.75</text:p>
          </table:table-cell>
          <table:table-cell office:value-type="float" office:value="26.4347826086957" calcext:value-type="float">
            <text:p>26.4347826086957</text:p>
          </table:table-cell>
          <table:table-cell office:value-type="float" office:value="27.0655737704918" calcext:value-type="float">
            <text:p>27.0655737704918</text:p>
          </table:table-cell>
          <table:table-cell office:value-type="float" office:value="27.2188390947969" calcext:value-type="float">
            <text:p>27.2188390947969</text:p>
          </table:table-cell>
          <table:table-cell/>
          <table:table-cell table:formula="of:=[.G11]-[.F11]" office:value-type="float" office:value="-27.2188390947969" calcext:value-type="float">
            <text:p>-27.2188390947969</text:p>
          </table:table-cell>
        </table:table-row>
        <table:table-row table:style-name="ro1" table:visibility="filter">
          <table:table-cell office:value-type="string" calcext:value-type="string">
            <text:p>Marc-Andre Fleury</text:p>
          </table:table-cell>
          <table:table-cell office:value-type="float" office:value="26.0173292558614" calcext:value-type="float">
            <text:p>26.0173292558614</text:p>
          </table:table-cell>
          <table:table-cell office:value-type="float" office:value="27.6" calcext:value-type="float">
            <text:p>27.6</text:p>
          </table:table-cell>
          <table:table-cell office:value-type="float" office:value="25.6243093922652" calcext:value-type="float">
            <text:p>25.6243093922652</text:p>
          </table:table-cell>
          <table:table-cell office:value-type="float" office:value="25.9209039548023" calcext:value-type="float">
            <text:p>25.9209039548023</text:p>
          </table:table-cell>
          <table:table-cell office:value-type="float" office:value="26.2906356507322" calcext:value-type="float">
            <text:p>26.2906356507322</text:p>
          </table:table-cell>
          <table:table-cell/>
          <table:table-cell table:formula="of:=[.G12]-[.F12]" office:value-type="float" office:value="-26.2906356507322" calcext:value-type="float">
            <text:p>-26.2906356507322</text:p>
          </table:table-cell>
        </table:table-row>
        <table:table-row table:style-name="ro1" table:visibility="filter">
          <table:table-cell office:value-type="string" calcext:value-type="string">
            <text:p>Sergei Bobrovsky</text:p>
          </table:table-cell>
          <table:table-cell office:value-type="float" office:value="26.8486739469579" calcext:value-type="float">
            <text:p>26.8486739469579</text:p>
          </table:table-cell>
          <table:table-cell office:value-type="float" office:value="23.9444444444444" calcext:value-type="float">
            <text:p>23.9444444444444</text:p>
          </table:table-cell>
          <table:table-cell office:value-type="float" office:value="27.448" calcext:value-type="float">
            <text:p>27.448</text:p>
          </table:table-cell>
          <table:table-cell office:value-type="float" office:value="26.7649006622517" calcext:value-type="float">
            <text:p>26.7649006622517</text:p>
          </table:table-cell>
          <table:table-cell office:value-type="float" office:value="26.2515047634135" calcext:value-type="float">
            <text:p>26.2515047634135</text:p>
          </table:table-cell>
          <table:table-cell/>
          <table:table-cell table:formula="of:=[.G13]-[.F13]" office:value-type="float" office:value="-26.2515047634135" calcext:value-type="float">
            <text:p>-26.2515047634135</text:p>
          </table:table-cell>
        </table:table-row>
        <table:table-row table:style-name="ro1" table:visibility="filter">
          <table:table-cell office:value-type="string" calcext:value-type="string">
            <text:p>Jake Allen</text:p>
          </table:table-cell>
          <table:table-cell office:value-type="float" office:value="25.1928934010152" calcext:value-type="float">
            <text:p>25.1928934010152</text:p>
          </table:table-cell>
          <table:table-cell office:value-type="float" office:value="26.9" calcext:value-type="float">
            <text:p>26.9</text:p>
          </table:table-cell>
          <table:table-cell office:value-type="float" office:value="26.3823529411765" calcext:value-type="float">
            <text:p>26.3823529411765</text:p>
          </table:table-cell>
          <table:table-cell office:value-type="float" office:value="26.4207920792079" calcext:value-type="float">
            <text:p>26.4207920792079</text:p>
          </table:table-cell>
          <table:table-cell office:value-type="float" office:value="26.2240096053499" calcext:value-type="float">
            <text:p>26.2240096053499</text:p>
          </table:table-cell>
          <table:table-cell/>
          <table:table-cell table:formula="of:=[.G14]-[.F14]" office:value-type="float" office:value="-26.2240096053499" calcext:value-type="float">
            <text:p>-26.2240096053499</text:p>
          </table:table-cell>
        </table:table-row>
        <table:table-row table:style-name="ro1" table:visibility="filter">
          <table:table-cell office:value-type="string" calcext:value-type="string">
            <text:p>Spencer Knight</text:p>
          </table:table-cell>
          <table:table-cell office:value-type="float" office:value="25.4561403508772" calcext:value-type="float">
            <text:p>25.4561403508772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25.8571428571429" calcext:value-type="float">
            <text:p>25.8571428571429</text:p>
          </table:table-cell>
          <table:table-cell office:value-type="float" office:value="24.1428571428571" calcext:value-type="float">
            <text:p>24.1428571428571</text:p>
          </table:table-cell>
          <table:table-cell office:value-type="float" office:value="25.530701754386" calcext:value-type="float">
            <text:p>25.530701754386</text:p>
          </table:table-cell>
          <table:table-cell/>
          <table:table-cell table:formula="of:=[.G15]-[.F15]" office:value-type="float" office:value="-25.530701754386" calcext:value-type="float">
            <text:p>-25.530701754386</text:p>
          </table:table-cell>
        </table:table-row>
        <table:table-row table:style-name="ro1" table:visibility="filter">
          <table:table-cell office:value-type="string" calcext:value-type="string">
            <text:p>Keith Kinkaid</text:p>
          </table:table-cell>
          <table:table-cell office:value-type="float" office:value="25.3668639053254" calcext:value-type="float">
            <text:p>25.3668639053254</text:p>
          </table:table-cell>
          <table:table-cell office:value-type="float" office:value="21.75" calcext:value-type="float">
            <text:p>21.75</text:p>
          </table:table-cell>
          <table:table-cell office:value-type="float" office:value="25.0232558139535" calcext:value-type="float">
            <text:p>25.0232558139535</text:p>
          </table:table-cell>
          <table:table-cell office:value-type="float" office:value="26.0927835051546" calcext:value-type="float">
            <text:p>26.0927835051546</text:p>
          </table:table-cell>
          <table:table-cell office:value-type="float" office:value="24.5582258061084" calcext:value-type="float">
            <text:p>24.5582258061084</text:p>
          </table:table-cell>
          <table:table-cell/>
          <table:table-cell table:formula="of:=[.G16]-[.F16]" office:value-type="float" office:value="-24.5582258061084" calcext:value-type="float">
            <text:p>-24.5582258061084</text:p>
          </table:table-cell>
        </table:table-row>
        <table:table-row table:style-name="ro1" table:visibility="filter">
          <table:table-cell office:value-type="string" calcext:value-type="string">
            <text:p>Martin Jones</text:p>
          </table:table-cell>
          <table:table-cell office:value-type="float" office:value="24.7266514806378" calcext:value-type="float">
            <text:p>24.7266514806378</text:p>
          </table:table-cell>
          <table:table-cell office:value-type="float" office:value="22.8076923076923" calcext:value-type="float">
            <text:p>22.8076923076923</text:p>
          </table:table-cell>
          <table:table-cell office:value-type="float" office:value="24.5277777777778" calcext:value-type="float">
            <text:p>24.5277777777778</text:p>
          </table:table-cell>
          <table:table-cell office:value-type="float" office:value="25.9315068493151" calcext:value-type="float">
            <text:p>25.9315068493151</text:p>
          </table:table-cell>
          <table:table-cell office:value-type="float" office:value="24.4984071038557" calcext:value-type="float">
            <text:p>24.4984071038557</text:p>
          </table:table-cell>
          <table:table-cell/>
          <table:table-cell table:formula="of:=[.G17]-[.F17]" office:value-type="float" office:value="-24.4984071038557" calcext:value-type="float">
            <text:p>-24.4984071038557</text:p>
          </table:table-cell>
        </table:table-row>
        <table:table-row table:style-name="ro1" table:visibility="filter">
          <table:table-cell office:value-type="string" calcext:value-type="string">
            <text:p>Alexandar Georgiev</text:p>
          </table:table-cell>
          <table:table-cell office:value-type="float" office:value="27" calcext:value-type="float">
            <text:p>27</text:p>
          </table:table-cell>
          <table:table-cell office:value-type="float" office:value="18.75" calcext:value-type="float">
            <text:p>18.75</text:p>
          </table:table-cell>
          <table:table-cell office:value-type="float" office:value="24.5581395348837" calcext:value-type="float">
            <text:p>24.5581395348837</text:p>
          </table:table-cell>
          <table:table-cell office:value-type="float" office:value="27.6288659793814" calcext:value-type="float">
            <text:p>27.6288659793814</text:p>
          </table:table-cell>
          <table:table-cell office:value-type="float" office:value="24.4842513785663" calcext:value-type="float">
            <text:p>24.4842513785663</text:p>
          </table:table-cell>
          <table:table-cell/>
          <table:table-cell table:formula="of:=[.G18]-[.F18]" office:value-type="float" office:value="-24.4842513785663" calcext:value-type="float">
            <text:p>-24.4842513785663</text:p>
          </table:table-cell>
        </table:table-row>
        <table:table-row table:style-name="ro1" table:visibility="filter">
          <table:table-cell office:value-type="string" calcext:value-type="string">
            <text:p>Stuart Skinner</text:p>
          </table:table-cell>
          <table:table-cell office:value-type="float" office:value="27.8103448275862" calcext:value-type="float">
            <text:p>27.8103448275862</text:p>
          </table:table-cell>
          <table:table-cell office:value-type="float" office:value="15" calcext:value-type="float">
            <text:p>15</text:p>
          </table:table-cell>
          <table:table-cell office:value-type="float" office:value="27.6" calcext:value-type="float">
            <text:p>27.6</text:p>
          </table:table-cell>
          <table:table-cell office:value-type="float" office:value="27.2857142857143" calcext:value-type="float">
            <text:p>27.2857142857143</text:p>
          </table:table-cell>
          <table:table-cell office:value-type="float" office:value="24.4240147783251" calcext:value-type="float">
            <text:p>24.4240147783251</text:p>
          </table:table-cell>
          <table:table-cell/>
          <table:table-cell table:formula="of:=[.G19]-[.F19]" office:value-type="float" office:value="-24.4240147783251" calcext:value-type="float">
            <text:p>-24.4240147783251</text:p>
          </table:table-cell>
        </table:table-row>
        <table:table-row table:style-name="ro1" table:visibility="filter">
          <table:table-cell office:value-type="string" calcext:value-type="string">
            <text:p>Philipp Grubauer</text:p>
          </table:table-cell>
          <table:table-cell office:value-type="float" office:value="24.2715231788079" calcext:value-type="float">
            <text:p>24.2715231788079</text:p>
          </table:table-cell>
          <table:table-cell office:value-type="float" office:value="24.8" calcext:value-type="float">
            <text:p>24.8</text:p>
          </table:table-cell>
          <table:table-cell office:value-type="float" office:value="23.5967741935484" calcext:value-type="float">
            <text:p>23.5967741935484</text:p>
          </table:table-cell>
          <table:table-cell office:value-type="float" office:value="24.8258064516129" calcext:value-type="float">
            <text:p>24.8258064516129</text:p>
          </table:table-cell>
          <table:table-cell office:value-type="float" office:value="24.3735259559923" calcext:value-type="float">
            <text:p>24.3735259559923</text:p>
          </table:table-cell>
          <table:table-cell/>
          <table:table-cell table:formula="of:=[.G20]-[.F20]" office:value-type="float" office:value="-24.3735259559923" calcext:value-type="float">
            <text:p>-24.3735259559923</text:p>
          </table:table-cell>
        </table:table-row>
        <table:table-row table:style-name="ro1" table:visibility="filter">
          <table:table-cell office:value-type="string" calcext:value-type="string">
            <text:p>Vitek Vanecek</text:p>
          </table:table-cell>
          <table:table-cell office:value-type="float" office:value="24.144" calcext:value-type="float">
            <text:p>24.144</text:p>
          </table:table-cell>
          <table:table-cell office:value-type="float" office:value="23.1111111111111" calcext:value-type="float">
            <text:p>23.1111111111111</text:p>
          </table:table-cell>
          <table:table-cell office:value-type="float" office:value="25.36" calcext:value-type="float">
            <text:p>25.36</text:p>
          </table:table-cell>
          <table:table-cell office:value-type="float" office:value="24.2982456140351" calcext:value-type="float">
            <text:p>24.2982456140351</text:p>
          </table:table-cell>
          <table:table-cell office:value-type="float" office:value="24.2283391812866" calcext:value-type="float">
            <text:p>24.2283391812866</text:p>
          </table:table-cell>
          <table:table-cell/>
          <table:table-cell table:formula="of:=[.G21]-[.F21]" office:value-type="float" office:value="-24.2283391812866" calcext:value-type="float">
            <text:p>-24.2283391812866</text:p>
          </table:table-cell>
        </table:table-row>
        <table:table-row table:style-name="ro1" table:visibility="filter">
          <table:table-cell office:value-type="string" calcext:value-type="string">
            <text:p>Lukas Dosta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.75" calcext:value-type="float">
            <text:p>29.75</text:p>
          </table:table-cell>
          <table:table-cell office:value-type="float" office:value="34.5714285714286" calcext:value-type="float">
            <text:p>34.5714285714286</text:p>
          </table:table-cell>
          <table:table-cell office:value-type="float" office:value="23.8303571428571" calcext:value-type="float">
            <text:p>23.8303571428571</text:p>
          </table:table-cell>
          <table:table-cell/>
          <table:table-cell table:formula="of:=[.G22]-[.F22]" office:value-type="float" office:value="-23.8303571428571" calcext:value-type="float">
            <text:p>-23.8303571428571</text:p>
          </table:table-cell>
        </table:table-row>
        <table:table-row table:style-name="ro1" table:visibility="filter">
          <table:table-cell office:value-type="string" calcext:value-type="string">
            <text:p>Ivan Prosvetov</text:p>
          </table:table-cell>
          <table:table-cell office:value-type="float" office:value="25.8888888888889" calcext:value-type="float">
            <text:p>25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30.75" calcext:value-type="float">
            <text:p>30.7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22.4930555555556" calcext:value-type="float">
            <text:p>22.4930555555556</text:p>
          </table:table-cell>
          <table:table-cell/>
          <table:table-cell table:formula="of:=[.G23]-[.F23]" office:value-type="float" office:value="-22.4930555555556" calcext:value-type="float">
            <text:p>-22.4930555555556</text:p>
          </table:table-cell>
        </table:table-row>
        <table:table-row table:style-name="ro1" table:visibility="filter">
          <table:table-cell office:value-type="string" calcext:value-type="string">
            <text:p>Craig Anderson</text:p>
          </table:table-cell>
          <table:table-cell office:value-type="float" office:value="27.9887005649718" calcext:value-type="float">
            <text:p>27.9887005649718</text:p>
          </table:table-cell>
          <table:table-cell office:value-type="float" office:value="0" calcext:value-type="float">
            <text:p>0</text:p>
          </table:table-cell>
          <table:table-cell office:value-type="float" office:value="28.2695652173913" calcext:value-type="float">
            <text:p>28.2695652173913</text:p>
          </table:table-cell>
          <table:table-cell office:value-type="float" office:value="27.0968660968661" calcext:value-type="float">
            <text:p>27.0968660968661</text:p>
          </table:table-cell>
          <table:table-cell office:value-type="float" office:value="20.8387829698073" calcext:value-type="float">
            <text:p>20.8387829698073</text:p>
          </table:table-cell>
          <table:table-cell/>
          <table:table-cell table:formula="of:=[.G24]-[.F24]" office:value-type="float" office:value="-20.8387829698073" calcext:value-type="float">
            <text:p>-20.8387829698073</text:p>
          </table:table-cell>
        </table:table-row>
        <table:table-row table:style-name="ro1" table:visibility="filter">
          <table:table-cell office:value-type="string" calcext:value-type="string">
            <text:p>Eric Comrie</text:p>
          </table:table-cell>
          <table:table-cell office:value-type="float" office:value="26.5434782608696" calcext:value-type="float">
            <text:p>26.5434782608696</text:p>
          </table:table-cell>
          <table:table-cell office:value-type="float" office:value="0" calcext:value-type="float">
            <text:p>0</text:p>
          </table:table-cell>
          <table:table-cell office:value-type="float" office:value="30.875" calcext:value-type="float">
            <text:p>30.875</text:p>
          </table:table-cell>
          <table:table-cell office:value-type="float" office:value="24.6842105263158" calcext:value-type="float">
            <text:p>24.6842105263158</text:p>
          </table:table-cell>
          <table:table-cell office:value-type="float" office:value="20.5256721967963" calcext:value-type="float">
            <text:p>20.5256721967963</text:p>
          </table:table-cell>
          <table:table-cell/>
          <table:table-cell table:formula="of:=[.G25]-[.F25]" office:value-type="float" office:value="-20.5256721967963" calcext:value-type="float">
            <text:p>-20.5256721967963</text:p>
          </table:table-cell>
        </table:table-row>
        <table:table-row table:style-name="ro1" table:visibility="filter">
          <table:table-cell office:value-type="string" calcext:value-type="string">
            <text:p>Ukko-Pekka Luukkonen</text:p>
          </table:table-cell>
          <table:table-cell office:value-type="float" office:value="28.6444444444444" calcext:value-type="float">
            <text:p>28.6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25.8571428571429" calcext:value-type="float">
            <text:p>25.8571428571429</text:p>
          </table:table-cell>
          <table:table-cell office:value-type="float" office:value="25.72" calcext:value-type="float">
            <text:p>25.72</text:p>
          </table:table-cell>
          <table:table-cell office:value-type="float" office:value="20.0553968253968" calcext:value-type="float">
            <text:p>20.0553968253968</text:p>
          </table:table-cell>
          <table:table-cell/>
          <table:table-cell table:formula="of:=[.G26]-[.F26]" office:value-type="float" office:value="-20.0553968253968" calcext:value-type="float">
            <text:p>-20.0553968253968</text:p>
          </table:table-cell>
        </table:table-row>
        <table:table-row table:style-name="ro1" table:visibility="filter">
          <table:table-cell office:value-type="string" calcext:value-type="string">
            <text:p>Alex Lyon</text:p>
          </table:table-cell>
          <table:table-cell office:value-type="float" office:value="22.8387096774194" calcext:value-type="float">
            <text:p>22.838709677419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9.9596774193548" calcext:value-type="float">
            <text:p>19.9596774193548</text:p>
          </table:table-cell>
          <table:table-cell/>
          <table:table-cell table:formula="of:=[.G27]-[.F27]" office:value-type="float" office:value="-19.9596774193548" calcext:value-type="float">
            <text:p>-19.9596774193548</text:p>
          </table:table-cell>
        </table:table-row>
        <table:table-row table:style-name="ro1" table:visibility="filter">
          <table:table-cell office:value-type="string" calcext:value-type="string">
            <text:p>Filip Gustavsson</text:p>
          </table:table-cell>
          <table:table-cell office:value-type="float" office:value="27.4098360655738" calcext:value-type="float">
            <text:p>27.4098360655738</text:p>
          </table:table-cell>
          <table:table-cell office:value-type="float" office:value="0" calcext:value-type="float">
            <text:p>0</text:p>
          </table:table-cell>
          <table:table-cell office:value-type="float" office:value="25.4545454545455" calcext:value-type="float">
            <text:p>25.4545454545455</text:p>
          </table:table-cell>
          <table:table-cell office:value-type="float" office:value="26.4324324324324" calcext:value-type="float">
            <text:p>26.4324324324324</text:p>
          </table:table-cell>
          <table:table-cell office:value-type="float" office:value="19.8242034881379" calcext:value-type="float">
            <text:p>19.8242034881379</text:p>
          </table:table-cell>
          <table:table-cell/>
          <table:table-cell table:formula="of:=[.G28]-[.F28]" office:value-type="float" office:value="-19.8242034881379" calcext:value-type="float">
            <text:p>-19.8242034881379</text:p>
          </table:table-cell>
        </table:table-row>
        <table:table-row table:style-name="ro1" table:visibility="filter">
          <table:table-cell office:value-type="string" calcext:value-type="string">
            <text:p>Anthony Stolarz</text:p>
          </table:table-cell>
          <table:table-cell office:value-type="float" office:value="25.3456790123457" calcext:value-type="float">
            <text:p>25.3456790123457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25.28125" calcext:value-type="float">
            <text:p>25.28125</text:p>
          </table:table-cell>
          <table:table-cell office:value-type="float" office:value="18.8317322530864" calcext:value-type="float">
            <text:p>18.8317322530864</text:p>
          </table:table-cell>
          <table:table-cell/>
          <table:table-cell table:formula="of:=[.G29]-[.F29]" office:value-type="float" office:value="-18.8317322530864" calcext:value-type="float">
            <text:p>-18.8317322530864</text:p>
          </table:table-cell>
        </table:table-row>
        <table:table-row table:style-name="ro1" table:visibility="filter">
          <table:table-cell office:value-type="string" calcext:value-type="string">
            <text:p>Mads Sogaard</text:p>
          </table:table-cell>
          <table:table-cell office:value-type="float" office:value="24.75" calcext:value-type="float">
            <text:p>24.75</text:p>
          </table:table-cell>
          <table:table-cell office:value-type="float" office:value="0" calcext:value-type="float">
            <text:p>0</text:p>
          </table:table-cell>
          <table:table-cell office:value-type="float" office:value="25.875" calcext:value-type="float">
            <text:p>25.875</text:p>
          </table:table-cell>
          <table:table-cell office:value-type="float" office:value="23.2222222222222" calcext:value-type="float">
            <text:p>23.2222222222222</text:p>
          </table:table-cell>
          <table:table-cell office:value-type="float" office:value="18.4618055555556" calcext:value-type="float">
            <text:p>18.4618055555556</text:p>
          </table:table-cell>
          <table:table-cell/>
          <table:table-cell table:formula="of:=[.G30]-[.F30]" office:value-type="float" office:value="-18.4618055555556" calcext:value-type="float">
            <text:p>-18.4618055555556</text:p>
          </table:table-cell>
        </table:table-row>
        <table:table-row table:style-name="ro1" table:visibility="filter">
          <table:table-cell office:value-type="string" calcext:value-type="string">
            <text:p>Dylan Ferguson</text:p>
          </table:table-cell>
          <table:table-cell office:value-type="float" office:value="26.3333333333333" calcext:value-type="float">
            <text:p>26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.3333333333333" calcext:value-type="float">
            <text:p>16.3333333333333</text:p>
          </table:table-cell>
          <table:table-cell/>
          <table:table-cell table:formula="of:=[.G31]-[.F31]" office:value-type="float" office:value="-16.3333333333333" calcext:value-type="float">
            <text:p>-16.3333333333333</text:p>
          </table:table-cell>
        </table:table-row>
        <table:table-row table:style-name="ro1" table:visibility="filter">
          <table:table-cell office:value-type="string" calcext:value-type="string">
            <text:p>Joel Eriksson Ek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/>
          <table:table-cell table:formula="of:=[.G32]-[.F32]" office:value-type="float" office:value="-6.25" calcext:value-type="float">
            <text:p>-6.25</text:p>
          </table:table-cell>
        </table:table-row>
        <table:table-row table:style-name="ro1" table:visibility="filter">
          <table:table-cell office:value-type="string" calcext:value-type="string">
            <text:p>Kirill Kaprizov</text:p>
          </table:table-cell>
          <table:table-cell office:value-type="float" office:value="3.46268656716418" calcext:value-type="float">
            <text:p>3.46268656716418</text:p>
          </table:table-cell>
          <table:table-cell office:value-type="float" office:value="3.2" calcext:value-type="float">
            <text:p>3.2</text:p>
          </table:table-cell>
          <table:table-cell office:value-type="float" office:value="3.58333333333333" calcext:value-type="float">
            <text:p>3.58333333333333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3.50268144571261" calcext:value-type="float">
            <text:p>3.50268144571261</text:p>
          </table:table-cell>
          <table:table-cell/>
          <table:table-cell table:formula="of:=[.G33]-[.F33]" office:value-type="float" office:value="-3.50268144571261" calcext:value-type="float">
            <text:p>-3.50268144571261</text:p>
          </table:table-cell>
        </table:table-row>
        <table:table-row table:style-name="ro1" table:visibility="filter">
          <table:table-cell office:value-type="string" calcext:value-type="string">
            <text:p>Patric Hornqvist</text:p>
          </table:table-cell>
          <table:table-cell office:value-type="float" office:value="3.13096559378468" calcext:value-type="float">
            <text:p>3.13096559378468</text:p>
          </table:table-cell>
          <table:table-cell office:value-type="float" office:value="3.52173913043478" calcext:value-type="float">
            <text:p>3.52173913043478</text:p>
          </table:table-cell>
          <table:table-cell office:value-type="float" office:value="3.31578947368421" calcext:value-type="float">
            <text:p>3.31578947368421</text:p>
          </table:table-cell>
          <table:table-cell office:value-type="float" office:value="3.05145413870246" calcext:value-type="float">
            <text:p>3.05145413870246</text:p>
          </table:table-cell>
          <table:table-cell office:value-type="float" office:value="3.25498708415153" calcext:value-type="float">
            <text:p>3.25498708415153</text:p>
          </table:table-cell>
          <table:table-cell/>
          <table:table-cell table:formula="of:=[.G34]-[.F34]" office:value-type="float" office:value="-3.25498708415153" calcext:value-type="float">
            <text:p>-3.25498708415153</text:p>
          </table:table-cell>
        </table:table-row>
        <table:table-row table:style-name="ro1" table:visibility="filter">
          <table:table-cell office:value-type="string" calcext:value-type="string">
            <text:p>Cole Caufield</text:p>
          </table:table-cell>
          <table:table-cell office:value-type="float" office:value="3.05691056910569" calcext:value-type="float">
            <text:p>3.05691056910569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2.93333333333333" calcext:value-type="float">
            <text:p>2.93333333333333</text:p>
          </table:table-cell>
          <table:table-cell office:value-type="float" office:value="3.11290322580645" calcext:value-type="float">
            <text:p>3.11290322580645</text:p>
          </table:table-cell>
          <table:table-cell office:value-type="float" office:value="3.2341201153947" calcext:value-type="float">
            <text:p>3.2341201153947</text:p>
          </table:table-cell>
          <table:table-cell/>
          <table:table-cell table:formula="of:=[.G35]-[.F35]" office:value-type="float" office:value="-3.2341201153947" calcext:value-type="float">
            <text:p>-3.2341201153947</text:p>
          </table:table-cell>
        </table:table-row>
        <table:table-row table:style-name="ro1" table:visibility="filter">
          <table:table-cell office:value-type="string" calcext:value-type="string">
            <text:p>Eric Staal</text:p>
          </table:table-cell>
          <table:table-cell office:value-type="float" office:value="2.97197640117994" calcext:value-type="float">
            <text:p>2.97197640117994</text:p>
          </table:table-cell>
          <table:table-cell office:value-type="float" office:value="2.89090909090909" calcext:value-type="float">
            <text:p>2.89090909090909</text:p>
          </table:table-cell>
          <table:table-cell office:value-type="float" office:value="3.03673469387755" calcext:value-type="float">
            <text:p>3.03673469387755</text:p>
          </table:table-cell>
          <table:table-cell office:value-type="float" office:value="2.95380029806259" calcext:value-type="float">
            <text:p>2.95380029806259</text:p>
          </table:table-cell>
          <table:table-cell office:value-type="float" office:value="2.96335512100729" calcext:value-type="float">
            <text:p>2.96335512100729</text:p>
          </table:table-cell>
          <table:table-cell/>
          <table:table-cell table:formula="of:=[.G36]-[.F36]" office:value-type="float" office:value="-2.96335512100729" calcext:value-type="float">
            <text:p>-2.96335512100729</text:p>
          </table:table-cell>
        </table:table-row>
        <table:table-row table:style-name="ro1" table:visibility="filter">
          <table:table-cell office:value-type="string" calcext:value-type="string">
            <text:p>Zach Parise</text:p>
          </table:table-cell>
          <table:table-cell office:value-type="float" office:value="3.05180921052632" calcext:value-type="float">
            <text:p>3.05180921052632</text:p>
          </table:table-cell>
          <table:table-cell office:value-type="float" office:value="2.64705882352941" calcext:value-type="float">
            <text:p>2.64705882352941</text:p>
          </table:table-cell>
          <table:table-cell office:value-type="float" office:value="2.9825327510917" calcext:value-type="float">
            <text:p>2.9825327510917</text:p>
          </table:table-cell>
          <table:table-cell office:value-type="float" office:value="3.06188925081433" calcext:value-type="float">
            <text:p>3.06188925081433</text:p>
          </table:table-cell>
          <table:table-cell office:value-type="float" office:value="2.93582250899044" calcext:value-type="float">
            <text:p>2.93582250899044</text:p>
          </table:table-cell>
          <table:table-cell/>
          <table:table-cell table:formula="of:=[.G37]-[.F37]" office:value-type="float" office:value="-2.93582250899044" calcext:value-type="float">
            <text:p>-2.93582250899044</text:p>
          </table:table-cell>
        </table:table-row>
        <table:table-row table:style-name="ro1" table:visibility="filter">
          <table:table-cell office:value-type="string" calcext:value-type="string">
            <text:p>Frank Vatrano</text:p>
          </table:table-cell>
          <table:table-cell office:value-type="float" office:value="2.48837209302326" calcext:value-type="float">
            <text:p>2.48837209302326</text:p>
          </table:table-cell>
          <table:table-cell office:value-type="float" office:value="2.9" calcext:value-type="float">
            <text:p>2.9</text:p>
          </table:table-cell>
          <table:table-cell office:value-type="float" office:value="2.5" calcext:value-type="float">
            <text:p>2.5</text:p>
          </table:table-cell>
          <table:table-cell office:value-type="float" office:value="2.57786885245902" calcext:value-type="float">
            <text:p>2.57786885245902</text:p>
          </table:table-cell>
          <table:table-cell office:value-type="float" office:value="2.61656023637057" calcext:value-type="float">
            <text:p>2.61656023637057</text:p>
          </table:table-cell>
          <table:table-cell/>
          <table:table-cell table:formula="of:=[.G38]-[.F38]" office:value-type="float" office:value="-2.61656023637057" calcext:value-type="float">
            <text:p>-2.61656023637057</text:p>
          </table:table-cell>
        </table:table-row>
        <table:table-row table:style-name="ro1" table:visibility="filter">
          <table:table-cell office:value-type="string" calcext:value-type="string">
            <text:p>Sebastian Aho</text:p>
          </table:table-cell>
          <table:table-cell office:value-type="float" office:value="2.80550098231827" calcext:value-type="float">
            <text:p>2.80550098231827</text:p>
          </table:table-cell>
          <table:table-cell office:value-type="float" office:value="2.19047619047619" calcext:value-type="float">
            <text:p>2.19047619047619</text:p>
          </table:table-cell>
          <table:table-cell office:value-type="float" office:value="2.65625" calcext:value-type="float">
            <text:p>2.65625</text:p>
          </table:table-cell>
          <table:table-cell office:value-type="float" office:value="2.76771653543307" calcext:value-type="float">
            <text:p>2.76771653543307</text:p>
          </table:table-cell>
          <table:table-cell office:value-type="float" office:value="2.60498592705688" calcext:value-type="float">
            <text:p>2.60498592705688</text:p>
          </table:table-cell>
          <table:table-cell/>
          <table:table-cell table:formula="of:=[.G39]-[.F39]" office:value-type="float" office:value="-2.60498592705688" calcext:value-type="float">
            <text:p>-2.60498592705688</text:p>
          </table:table-cell>
        </table:table-row>
        <table:table-row table:style-name="ro1" table:visibility="filter">
          <table:table-cell office:value-type="string" calcext:value-type="string">
            <text:p>Josh Norris</text:p>
          </table:table-cell>
          <table:table-cell office:value-type="float" office:value="2.19548872180451" calcext:value-type="float">
            <text:p>2.19548872180451</text:p>
          </table:table-cell>
          <table:table-cell office:value-type="float" office:value="3.25" calcext:value-type="float">
            <text:p>3.25</text:p>
          </table:table-cell>
          <table:table-cell office:value-type="float" office:value="2.11111111111111" calcext:value-type="float">
            <text:p>2.11111111111111</text:p>
          </table:table-cell>
          <table:table-cell office:value-type="float" office:value="2.31818181818182" calcext:value-type="float">
            <text:p>2.31818181818182</text:p>
          </table:table-cell>
          <table:table-cell office:value-type="float" office:value="2.46869541277436" calcext:value-type="float">
            <text:p>2.46869541277436</text:p>
          </table:table-cell>
          <table:table-cell/>
          <table:table-cell table:formula="of:=[.G40]-[.F40]" office:value-type="float" office:value="-2.46869541277436" calcext:value-type="float">
            <text:p>-2.46869541277436</text:p>
          </table:table-cell>
        </table:table-row>
        <table:table-row table:style-name="ro1" table:visibility="filter">
          <table:table-cell office:value-type="string" calcext:value-type="string">
            <text:p>Jakob Silfverberg</text:p>
          </table:table-cell>
          <table:table-cell office:value-type="float" office:value="2.35753424657534" calcext:value-type="float">
            <text:p>2.35753424657534</text:p>
          </table:table-cell>
          <table:table-cell office:value-type="float" office:value="2.27272727272727" calcext:value-type="float">
            <text:p>2.27272727272727</text:p>
          </table:table-cell>
          <table:table-cell office:value-type="float" office:value="2.53191489361702" calcext:value-type="float">
            <text:p>2.53191489361702</text:p>
          </table:table-cell>
          <table:table-cell office:value-type="float" office:value="2.55227882037534" calcext:value-type="float">
            <text:p>2.55227882037534</text:p>
          </table:table-cell>
          <table:table-cell office:value-type="float" office:value="2.42861380832374" calcext:value-type="float">
            <text:p>2.42861380832374</text:p>
          </table:table-cell>
          <table:table-cell/>
          <table:table-cell table:formula="of:=[.G41]-[.F41]" office:value-type="float" office:value="-2.42861380832374" calcext:value-type="float">
            <text:p>-2.42861380832374</text:p>
          </table:table-cell>
        </table:table-row>
        <table:table-row table:style-name="ro1" table:visibility="filter">
          <table:table-cell office:value-type="string" calcext:value-type="string">
            <text:p>Nick Bjugstad</text:p>
          </table:table-cell>
          <table:table-cell office:value-type="float" office:value="2.22988505747126" calcext:value-type="float">
            <text:p>2.22988505747126</text:p>
          </table:table-cell>
          <table:table-cell office:value-type="float" office:value="2.77777777777778" calcext:value-type="float">
            <text:p>2.77777777777778</text:p>
          </table:table-cell>
          <table:table-cell office:value-type="float" office:value="2.328125" calcext:value-type="float">
            <text:p>2.328125</text:p>
          </table:table-cell>
          <table:table-cell office:value-type="float" office:value="2.13636363636364" calcext:value-type="float">
            <text:p>2.13636363636364</text:p>
          </table:table-cell>
          <table:table-cell office:value-type="float" office:value="2.36803786790317" calcext:value-type="float">
            <text:p>2.36803786790317</text:p>
          </table:table-cell>
          <table:table-cell/>
          <table:table-cell table:formula="of:=[.G42]-[.F42]" office:value-type="float" office:value="-2.36803786790317" calcext:value-type="float">
            <text:p>-2.36803786790317</text:p>
          </table:table-cell>
        </table:table-row>
        <table:table-row table:style-name="ro1" table:visibility="filter">
          <table:table-cell office:value-type="string" calcext:value-type="string">
            <text:p>Josh Anderson</text:p>
          </table:table-cell>
          <table:table-cell office:value-type="float" office:value="2.45945945945946" calcext:value-type="float">
            <text:p>2.45945945945946</text:p>
          </table:table-cell>
          <table:table-cell office:value-type="float" office:value="2.08771929824561" calcext:value-type="float">
            <text:p>2.08771929824561</text:p>
          </table:table-cell>
          <table:table-cell office:value-type="float" office:value="2.4031007751938" calcext:value-type="float">
            <text:p>2.4031007751938</text:p>
          </table:table-cell>
          <table:table-cell office:value-type="float" office:value="2.42394014962594" calcext:value-type="float">
            <text:p>2.42394014962594</text:p>
          </table:table-cell>
          <table:table-cell office:value-type="float" office:value="2.3435549206312" calcext:value-type="float">
            <text:p>2.3435549206312</text:p>
          </table:table-cell>
          <table:table-cell/>
          <table:table-cell table:formula="of:=[.G43]-[.F43]" office:value-type="float" office:value="-2.3435549206312" calcext:value-type="float">
            <text:p>-2.3435549206312</text:p>
          </table:table-cell>
        </table:table-row>
        <table:table-row table:style-name="ro1" table:visibility="filter">
          <table:table-cell office:value-type="string" calcext:value-type="string">
            <text:p>Ryan Pulock</text:p>
          </table:table-cell>
          <table:table-cell office:value-type="float" office:value="2.13095238095238" calcext:value-type="float">
            <text:p>2.13095238095238</text:p>
          </table:table-cell>
          <table:table-cell office:value-type="float" office:value="2.40909090909091" calcext:value-type="float">
            <text:p>2.40909090909091</text:p>
          </table:table-cell>
          <table:table-cell office:value-type="float" office:value="2.47674418604651" calcext:value-type="float">
            <text:p>2.47674418604651</text:p>
          </table:table-cell>
          <table:table-cell office:value-type="float" office:value="2.19211822660099" calcext:value-type="float">
            <text:p>2.19211822660099</text:p>
          </table:table-cell>
          <table:table-cell office:value-type="float" office:value="2.3022264256727" calcext:value-type="float">
            <text:p>2.3022264256727</text:p>
          </table:table-cell>
          <table:table-cell/>
          <table:table-cell table:formula="of:=[.G44]-[.F44]" office:value-type="float" office:value="-2.3022264256727" calcext:value-type="float">
            <text:p>-2.3022264256727</text:p>
          </table:table-cell>
        </table:table-row>
        <table:table-row table:style-name="ro1" table:visibility="filter">
          <table:table-cell office:value-type="string" calcext:value-type="string">
            <text:p>Jakob Chychrun</text:p>
          </table:table-cell>
          <table:table-cell office:value-type="float" office:value="2.37662337662338" calcext:value-type="float">
            <text:p>2.37662337662338</text:p>
          </table:table-cell>
          <table:table-cell office:value-type="float" office:value="2.1" calcext:value-type="float">
            <text:p>2.1</text:p>
          </table:table-cell>
          <table:table-cell office:value-type="float" office:value="2.32" calcext:value-type="float">
            <text:p>2.32</text:p>
          </table:table-cell>
          <table:table-cell office:value-type="float" office:value="2.29166666666667" calcext:value-type="float">
            <text:p>2.29166666666667</text:p>
          </table:table-cell>
          <table:table-cell office:value-type="float" office:value="2.27207251082251" calcext:value-type="float">
            <text:p>2.27207251082251</text:p>
          </table:table-cell>
          <table:table-cell/>
          <table:table-cell table:formula="of:=[.G45]-[.F45]" office:value-type="float" office:value="-2.27207251082251" calcext:value-type="float">
            <text:p>-2.27207251082251</text:p>
          </table:table-cell>
        </table:table-row>
        <table:table-row table:style-name="ro1" table:visibility="filter">
          <table:table-cell office:value-type="string" calcext:value-type="string">
            <text:p>Miles Wood</text:p>
          </table:table-cell>
          <table:table-cell office:value-type="float" office:value="2.18320610687023" calcext:value-type="float">
            <text:p>2.18320610687023</text:p>
          </table:table-cell>
          <table:table-cell office:value-type="float" office:value="2.5" calcext:value-type="float">
            <text:p>2.5</text:p>
          </table:table-cell>
          <table:table-cell office:value-type="float" office:value="1.98387096774194" calcext:value-type="float">
            <text:p>1.98387096774194</text:p>
          </table:table-cell>
          <table:table-cell office:value-type="float" office:value="2.26153846153846" calcext:value-type="float">
            <text:p>2.26153846153846</text:p>
          </table:table-cell>
          <table:table-cell office:value-type="float" office:value="2.23215388403766" calcext:value-type="float">
            <text:p>2.23215388403766</text:p>
          </table:table-cell>
          <table:table-cell/>
          <table:table-cell table:formula="of:=[.G46]-[.F46]" office:value-type="float" office:value="-2.23215388403766" calcext:value-type="float">
            <text:p>-2.23215388403766</text:p>
          </table:table-cell>
        </table:table-row>
        <table:table-row table:style-name="ro1" table:visibility="filter">
          <table:table-cell office:value-type="string" calcext:value-type="string">
            <text:p>Evan Rodrigues</text:p>
          </table:table-cell>
          <table:table-cell office:value-type="float" office:value="2.32352941176471" calcext:value-type="float">
            <text:p>2.32352941176471</text:p>
          </table:table-cell>
          <table:table-cell office:value-type="float" office:value="2" calcext:value-type="float">
            <text:p>2</text:p>
          </table:table-cell>
          <table:table-cell office:value-type="float" office:value="2.2125" calcext:value-type="float">
            <text:p>2.2125</text:p>
          </table:table-cell>
          <table:table-cell office:value-type="float" office:value="2.3646408839779" calcext:value-type="float">
            <text:p>2.3646408839779</text:p>
          </table:table-cell>
          <table:table-cell office:value-type="float" office:value="2.22516757393565" calcext:value-type="float">
            <text:p>2.22516757393565</text:p>
          </table:table-cell>
          <table:table-cell/>
          <table:table-cell table:formula="of:=[.G47]-[.F47]" office:value-type="float" office:value="-2.22516757393565" calcext:value-type="float">
            <text:p>-2.22516757393565</text:p>
          </table:table-cell>
        </table:table-row>
        <table:table-row table:style-name="ro1" table:visibility="filter">
          <table:table-cell office:value-type="string" calcext:value-type="string">
            <text:p>Mathew Barzal</text:p>
          </table:table-cell>
          <table:table-cell office:value-type="float" office:value="2.27142857142857" calcext:value-type="float">
            <text:p>2.27142857142857</text:p>
          </table:table-cell>
          <table:table-cell office:value-type="float" office:value="2.04166666666667" calcext:value-type="float">
            <text:p>2.04166666666667</text:p>
          </table:table-cell>
          <table:table-cell office:value-type="float" office:value="2.08064516129032" calcext:value-type="float">
            <text:p>2.08064516129032</text:p>
          </table:table-cell>
          <table:table-cell office:value-type="float" office:value="2.36492890995261" calcext:value-type="float">
            <text:p>2.36492890995261</text:p>
          </table:table-cell>
          <table:table-cell office:value-type="float" office:value="2.18966732733454" calcext:value-type="float">
            <text:p>2.18966732733454</text:p>
          </table:table-cell>
          <table:table-cell/>
          <table:table-cell table:formula="of:=[.G48]-[.F48]" office:value-type="float" office:value="-2.18966732733454" calcext:value-type="float">
            <text:p>-2.18966732733454</text:p>
          </table:table-cell>
        </table:table-row>
        <table:table-row table:style-name="ro1" table:visibility="filter">
          <table:table-cell office:value-type="string" calcext:value-type="string">
            <text:p>Sean Monahan</text:p>
          </table:table-cell>
          <table:table-cell office:value-type="float" office:value="2.30543318649046" calcext:value-type="float">
            <text:p>2.30543318649046</text:p>
          </table:table-cell>
          <table:table-cell office:value-type="float" office:value="2.11111111111111" calcext:value-type="float">
            <text:p>2.11111111111111</text:p>
          </table:table-cell>
          <table:table-cell office:value-type="float" office:value="2.18803418803419" calcext:value-type="float">
            <text:p>2.18803418803419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2.18685890712322" calcext:value-type="float">
            <text:p>2.18685890712322</text:p>
          </table:table-cell>
          <table:table-cell/>
          <table:table-cell table:formula="of:=[.G49]-[.F49]" office:value-type="float" office:value="-2.18685890712322" calcext:value-type="float">
            <text:p>-2.18685890712322</text:p>
          </table:table-cell>
        </table:table-row>
        <table:table-row table:style-name="ro1" table:visibility="filter">
          <table:table-cell office:value-type="string" calcext:value-type="string">
            <text:p>Devon Toews</text:p>
          </table:table-cell>
          <table:table-cell office:value-type="float" office:value="2.05592105263158" calcext:value-type="float">
            <text:p>2.05592105263158</text:p>
          </table:table-cell>
          <table:table-cell office:value-type="float" office:value="2.4" calcext:value-type="float">
            <text:p>2.4</text:p>
          </table:table-cell>
          <table:table-cell office:value-type="float" office:value="2.43076923076923" calcext:value-type="float">
            <text:p>2.43076923076923</text:p>
          </table:table-cell>
          <table:table-cell office:value-type="float" office:value="1.84353741496599" calcext:value-type="float">
            <text:p>1.84353741496599</text:p>
          </table:table-cell>
          <table:table-cell office:value-type="float" office:value="2.1825569245917" calcext:value-type="float">
            <text:p>2.1825569245917</text:p>
          </table:table-cell>
          <table:table-cell/>
          <table:table-cell table:formula="of:=[.G50]-[.F50]" office:value-type="float" office:value="-2.1825569245917" calcext:value-type="float">
            <text:p>-2.1825569245917</text:p>
          </table:table-cell>
        </table:table-row>
        <table:table-row table:style-name="ro1" table:visibility="filter">
          <table:table-cell office:value-type="string" calcext:value-type="string">
            <text:p>Charles Hudon</text:p>
          </table:table-cell>
          <table:table-cell office:value-type="float" office:value="2.05223880597015" calcext:value-type="float">
            <text:p>2.05223880597015</text:p>
          </table:table-cell>
          <table:table-cell office:value-type="float" office:value="3" calcext:value-type="float">
            <text:p>3</text:p>
          </table:table-cell>
          <table:table-cell office:value-type="float" office:value="1.625" calcext:value-type="float">
            <text:p>1.625</text:p>
          </table:table-cell>
          <table:table-cell office:value-type="float" office:value="1.96491228070175" calcext:value-type="float">
            <text:p>1.96491228070175</text:p>
          </table:table-cell>
          <table:table-cell office:value-type="float" office:value="2.16053777166798" calcext:value-type="float">
            <text:p>2.16053777166798</text:p>
          </table:table-cell>
          <table:table-cell/>
          <table:table-cell table:formula="of:=[.G51]-[.F51]" office:value-type="float" office:value="-2.16053777166798" calcext:value-type="float">
            <text:p>-2.16053777166798</text:p>
          </table:table-cell>
        </table:table-row>
        <table:table-row table:style-name="ro1" table:visibility="filter">
          <table:table-cell office:value-type="string" calcext:value-type="string">
            <text:p>Oliver Wahlstrom</text:p>
          </table:table-cell>
          <table:table-cell office:value-type="float" office:value="2.04968944099379" calcext:value-type="float">
            <text:p>2.04968944099379</text:p>
          </table:table-cell>
          <table:table-cell office:value-type="float" office:value="2.58333333333333" calcext:value-type="float">
            <text:p>2.58333333333333</text:p>
          </table:table-cell>
          <table:table-cell office:value-type="float" office:value="2.03225806451613" calcext:value-type="float">
            <text:p>2.03225806451613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2.14708944048004" calcext:value-type="float">
            <text:p>2.14708944048004</text:p>
          </table:table-cell>
          <table:table-cell/>
          <table:table-cell table:formula="of:=[.G52]-[.F52]" office:value-type="float" office:value="-2.14708944048004" calcext:value-type="float">
            <text:p>-2.14708944048004</text:p>
          </table:table-cell>
        </table:table-row>
        <table:table-row table:style-name="ro1" table:visibility="filter">
          <table:table-cell office:value-type="string" calcext:value-type="string">
            <text:p>Yegor Sharangovich</text:p>
          </table:table-cell>
          <table:table-cell office:value-type="float" office:value="2.02030456852792" calcext:value-type="float">
            <text:p>2.02030456852792</text:p>
          </table:table-cell>
          <table:table-cell office:value-type="float" office:value="2" calcext:value-type="float">
            <text:p>2</text:p>
          </table:table-cell>
          <table:table-cell office:value-type="float" office:value="2.58974358974359" calcext:value-type="float">
            <text:p>2.58974358974359</text:p>
          </table:table-cell>
          <table:table-cell office:value-type="float" office:value="1.95918367346939" calcext:value-type="float">
            <text:p>1.95918367346939</text:p>
          </table:table-cell>
          <table:table-cell office:value-type="float" office:value="2.14230795793522" calcext:value-type="float">
            <text:p>2.14230795793522</text:p>
          </table:table-cell>
          <table:table-cell/>
          <table:table-cell table:formula="of:=[.G53]-[.F53]" office:value-type="float" office:value="-2.14230795793522" calcext:value-type="float">
            <text:p>-2.14230795793522</text:p>
          </table:table-cell>
        </table:table-row>
        <table:table-row table:style-name="ro1" table:visibility="filter">
          <table:table-cell office:value-type="string" calcext:value-type="string">
            <text:p>Artturi Lehkonen</text:p>
          </table:table-cell>
          <table:table-cell office:value-type="float" office:value="2.14345991561181" calcext:value-type="float">
            <text:p>2.14345991561181</text:p>
          </table:table-cell>
          <table:table-cell office:value-type="float" office:value="1.9" calcext:value-type="float">
            <text:p>1.9</text:p>
          </table:table-cell>
          <table:table-cell office:value-type="float" office:value="2.26086956521739" calcext:value-type="float">
            <text:p>2.26086956521739</text:p>
          </table:table-cell>
          <table:table-cell office:value-type="float" office:value="2.13135593220339" calcext:value-type="float">
            <text:p>2.13135593220339</text:p>
          </table:table-cell>
          <table:table-cell office:value-type="float" office:value="2.10892135325815" calcext:value-type="float">
            <text:p>2.10892135325815</text:p>
          </table:table-cell>
          <table:table-cell/>
          <table:table-cell table:formula="of:=[.G54]-[.F54]" office:value-type="float" office:value="-2.10892135325815" calcext:value-type="float">
            <text:p>-2.10892135325815</text:p>
          </table:table-cell>
        </table:table-row>
        <table:table-row table:style-name="ro1" table:visibility="filter">
          <table:table-cell office:value-type="string" calcext:value-type="string">
            <text:p>Tomas Tatar</text:p>
          </table:table-cell>
          <table:table-cell office:value-type="float" office:value="2.09043927648579" calcext:value-type="float">
            <text:p>2.09043927648579</text:p>
          </table:table-cell>
          <table:table-cell office:value-type="float" office:value="2.30769230769231" calcext:value-type="float">
            <text:p>2.30769230769231</text:p>
          </table:table-cell>
          <table:table-cell office:value-type="float" office:value="1.92647058823529" calcext:value-type="float">
            <text:p>1.92647058823529</text:p>
          </table:table-cell>
          <table:table-cell office:value-type="float" office:value="2.09234828496042" calcext:value-type="float">
            <text:p>2.09234828496042</text:p>
          </table:table-cell>
          <table:table-cell office:value-type="float" office:value="2.10423761434345" calcext:value-type="float">
            <text:p>2.10423761434345</text:p>
          </table:table-cell>
          <table:table-cell/>
          <table:table-cell table:formula="of:=[.G55]-[.F55]" office:value-type="float" office:value="-2.10423761434345" calcext:value-type="float">
            <text:p>-2.10423761434345</text:p>
          </table:table-cell>
        </table:table-row>
        <table:table-row table:style-name="ro1" table:visibility="filter">
          <table:table-cell office:value-type="string" calcext:value-type="string">
            <text:p>Ryan Donato</text:p>
          </table:table-cell>
          <table:table-cell office:value-type="float" office:value="1.98095238095238" calcext:value-type="float">
            <text:p>1.98095238095238</text:p>
          </table:table-cell>
          <table:table-cell office:value-type="float" office:value="2.13333333333333" calcext:value-type="float">
            <text:p>2.13333333333333</text:p>
          </table:table-cell>
          <table:table-cell office:value-type="float" office:value="2.42622950819672" calcext:value-type="float">
            <text:p>2.42622950819672</text:p>
          </table:table-cell>
          <table:table-cell office:value-type="float" office:value="1.85276073619632" calcext:value-type="float">
            <text:p>1.85276073619632</text:p>
          </table:table-cell>
          <table:table-cell office:value-type="float" office:value="2.09831898966969" calcext:value-type="float">
            <text:p>2.09831898966969</text:p>
          </table:table-cell>
          <table:table-cell/>
          <table:table-cell table:formula="of:=[.G56]-[.F56]" office:value-type="float" office:value="-2.09831898966969" calcext:value-type="float">
            <text:p>-2.09831898966969</text:p>
          </table:table-cell>
        </table:table-row>
        <table:table-row table:style-name="ro1" table:visibility="filter">
          <table:table-cell office:value-type="string" calcext:value-type="string">
            <text:p>Sam Bennett</text:p>
          </table:table-cell>
          <table:table-cell office:value-type="float" office:value="2.11172161172161" calcext:value-type="float">
            <text:p>2.11172161172161</text:p>
          </table:table-cell>
          <table:table-cell office:value-type="float" office:value="2.35" calcext:value-type="float">
            <text:p>2.35</text:p>
          </table:table-cell>
          <table:table-cell office:value-type="float" office:value="2.03488372093023" calcext:value-type="float">
            <text:p>2.03488372093023</text:p>
          </table:table-cell>
          <table:table-cell office:value-type="float" office:value="1.86594202898551" calcext:value-type="float">
            <text:p>1.86594202898551</text:p>
          </table:table-cell>
          <table:table-cell office:value-type="float" office:value="2.09063684040934" calcext:value-type="float">
            <text:p>2.09063684040934</text:p>
          </table:table-cell>
          <table:table-cell/>
          <table:table-cell table:formula="of:=[.G57]-[.F57]" office:value-type="float" office:value="-2.09063684040934" calcext:value-type="float">
            <text:p>-2.09063684040934</text:p>
          </table:table-cell>
        </table:table-row>
        <table:table-row table:style-name="ro1" table:visibility="filter">
          <table:table-cell office:value-type="string" calcext:value-type="string">
            <text:p>Kevin Shattenkirk</text:p>
          </table:table-cell>
          <table:table-cell office:value-type="float" office:value="2.03401360544218" calcext:value-type="float">
            <text:p>2.03401360544218</text:p>
          </table:table-cell>
          <table:table-cell office:value-type="float" office:value="2.21951219512195" calcext:value-type="float">
            <text:p>2.21951219512195</text:p>
          </table:table-cell>
          <table:table-cell office:value-type="float" office:value="2.08163265306122" calcext:value-type="float">
            <text:p>2.08163265306122</text:p>
          </table:table-cell>
          <table:table-cell office:value-type="float" office:value="2.00446428571429" calcext:value-type="float">
            <text:p>2.00446428571429</text:p>
          </table:table-cell>
          <table:table-cell office:value-type="float" office:value="2.08490568483491" calcext:value-type="float">
            <text:p>2.08490568483491</text:p>
          </table:table-cell>
          <table:table-cell/>
          <table:table-cell table:formula="of:=[.G58]-[.F58]" office:value-type="float" office:value="-2.08490568483491" calcext:value-type="float">
            <text:p>-2.08490568483491</text:p>
          </table:table-cell>
        </table:table-row>
        <table:table-row table:style-name="ro1" table:visibility="filter">
          <table:table-cell office:value-type="string" calcext:value-type="string">
            <text:p>Ryan Strome</text:p>
          </table:table-cell>
          <table:table-cell office:value-type="float" office:value="1.92363112391931" calcext:value-type="float">
            <text:p>1.92363112391931</text:p>
          </table:table-cell>
          <table:table-cell office:value-type="float" office:value="2.41176470588235" calcext:value-type="float">
            <text:p>2.41176470588235</text:p>
          </table:table-cell>
          <table:table-cell office:value-type="float" office:value="1.98461538461538" calcext:value-type="float">
            <text:p>1.98461538461538</text:p>
          </table:table-cell>
          <table:table-cell office:value-type="float" office:value="1.95402298850575" calcext:value-type="float">
            <text:p>1.95402298850575</text:p>
          </table:table-cell>
          <table:table-cell office:value-type="float" office:value="2.0685085507307" calcext:value-type="float">
            <text:p>2.0685085507307</text:p>
          </table:table-cell>
          <table:table-cell/>
          <table:table-cell table:formula="of:=[.G59]-[.F59]" office:value-type="float" office:value="-2.0685085507307" calcext:value-type="float">
            <text:p>-2.0685085507307</text:p>
          </table:table-cell>
        </table:table-row>
        <table:table-row table:style-name="ro1" table:visibility="filter">
          <table:table-cell office:value-type="string" calcext:value-type="string">
            <text:p>Mike Matheson</text:p>
          </table:table-cell>
          <table:table-cell office:value-type="float" office:value="1.99342105263158" calcext:value-type="float">
            <text:p>1.99342105263158</text:p>
          </table:table-cell>
          <table:table-cell office:value-type="float" office:value="1.95833333333333" calcext:value-type="float">
            <text:p>1.95833333333333</text:p>
          </table:table-cell>
          <table:table-cell office:value-type="float" office:value="2.23076923076923" calcext:value-type="float">
            <text:p>2.23076923076923</text:p>
          </table:table-cell>
          <table:table-cell office:value-type="float" office:value="2.05" calcext:value-type="float">
            <text:p>2.05</text:p>
          </table:table-cell>
          <table:table-cell office:value-type="float" office:value="2.05813090418354" calcext:value-type="float">
            <text:p>2.05813090418354</text:p>
          </table:table-cell>
          <table:table-cell/>
          <table:table-cell table:formula="of:=[.G60]-[.F60]" office:value-type="float" office:value="-2.05813090418354" calcext:value-type="float">
            <text:p>-2.05813090418354</text:p>
          </table:table-cell>
        </table:table-row>
        <table:table-row table:style-name="ro1" table:visibility="filter">
          <table:table-cell office:value-type="string" calcext:value-type="string">
            <text:p>Derick Brassard</text:p>
          </table:table-cell>
          <table:table-cell office:value-type="float" office:value="1.91196834817013" calcext:value-type="float">
            <text:p>1.91196834817013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1.83243243243243" calcext:value-type="float">
            <text:p>1.83243243243243</text:p>
          </table:table-cell>
          <table:table-cell office:value-type="float" office:value="2.02127659574468" calcext:value-type="float">
            <text:p>2.02127659574468</text:p>
          </table:table-cell>
          <table:table-cell office:value-type="float" office:value="2.01284791551538" calcext:value-type="float">
            <text:p>2.01284791551538</text:p>
          </table:table-cell>
          <table:table-cell/>
          <table:table-cell table:formula="of:=[.G61]-[.F61]" office:value-type="float" office:value="-2.01284791551538" calcext:value-type="float">
            <text:p>-2.01284791551538</text:p>
          </table:table-cell>
        </table:table-row>
        <table:table-row table:style-name="ro1" table:visibility="filter">
          <table:table-cell office:value-type="string" calcext:value-type="string">
            <text:p>Erik Johnson</text:p>
          </table:table-cell>
          <table:table-cell office:value-type="float" office:value="2.03630363036304" calcext:value-type="float">
            <text:p>2.03630363036304</text:p>
          </table:table-cell>
          <table:table-cell office:value-type="float" office:value="2.05405405405405" calcext:value-type="float">
            <text:p>2.05405405405405</text:p>
          </table:table-cell>
          <table:table-cell office:value-type="float" office:value="1.94701986754967" calcext:value-type="float">
            <text:p>1.94701986754967</text:p>
          </table:table-cell>
          <table:table-cell office:value-type="float" office:value="1.92656587473002" calcext:value-type="float">
            <text:p>1.92656587473002</text:p>
          </table:table-cell>
          <table:table-cell office:value-type="float" office:value="1.9909858566742" calcext:value-type="float">
            <text:p>1.9909858566742</text:p>
          </table:table-cell>
          <table:table-cell/>
          <table:table-cell table:formula="of:=[.G62]-[.F62]" office:value-type="float" office:value="-1.9909858566742" calcext:value-type="float">
            <text:p>-1.9909858566742</text:p>
          </table:table-cell>
        </table:table-row>
        <table:table-row table:style-name="ro1" table:visibility="filter">
          <table:table-cell office:value-type="string" calcext:value-type="string">
            <text:p>John Klingberg</text:p>
          </table:table-cell>
          <table:table-cell office:value-type="float" office:value="1.98363338788871" calcext:value-type="float">
            <text:p>1.98363338788871</text:p>
          </table:table-cell>
          <table:table-cell office:value-type="float" office:value="1.5" calcext:value-type="float">
            <text:p>1.5</text:p>
          </table:table-cell>
          <table:table-cell office:value-type="float" office:value="2.24074074074074" calcext:value-type="float">
            <text:p>2.24074074074074</text:p>
          </table:table-cell>
          <table:table-cell office:value-type="float" office:value="2.03618421052632" calcext:value-type="float">
            <text:p>2.03618421052632</text:p>
          </table:table-cell>
          <table:table-cell office:value-type="float" office:value="1.94013958478894" calcext:value-type="float">
            <text:p>1.94013958478894</text:p>
          </table:table-cell>
          <table:table-cell/>
          <table:table-cell table:formula="of:=[.G63]-[.F63]" office:value-type="float" office:value="-1.94013958478894" calcext:value-type="float">
            <text:p>-1.94013958478894</text:p>
          </table:table-cell>
        </table:table-row>
        <table:table-row table:style-name="ro1" table:visibility="filter">
          <table:table-cell office:value-type="string" calcext:value-type="string">
            <text:p>Erik Haula</text:p>
          </table:table-cell>
          <table:table-cell office:value-type="float" office:value="1.71993410214168" calcext:value-type="float">
            <text:p>1.71993410214168</text:p>
          </table:table-cell>
          <table:table-cell office:value-type="float" office:value="2.5" calcext:value-type="float">
            <text:p>2.5</text:p>
          </table:table-cell>
          <table:table-cell office:value-type="float" office:value="1.72268907563025" calcext:value-type="float">
            <text:p>1.72268907563025</text:p>
          </table:table-cell>
          <table:table-cell office:value-type="float" office:value="1.70608108108108" calcext:value-type="float">
            <text:p>1.70608108108108</text:p>
          </table:table-cell>
          <table:table-cell office:value-type="float" office:value="1.91217606471325" calcext:value-type="float">
            <text:p>1.91217606471325</text:p>
          </table:table-cell>
          <table:table-cell/>
          <table:table-cell table:formula="of:=[.G64]-[.F64]" office:value-type="float" office:value="-1.91217606471325" calcext:value-type="float">
            <text:p>-1.91217606471325</text:p>
          </table:table-cell>
        </table:table-row>
        <table:table-row table:style-name="ro1" table:visibility="filter">
          <table:table-cell office:value-type="string" calcext:value-type="string">
            <text:p>Darren Helm</text:p>
          </table:table-cell>
          <table:table-cell office:value-type="float" office:value="1.88156288156288" calcext:value-type="float">
            <text:p>1.88156288156288</text:p>
          </table:table-cell>
          <table:table-cell office:value-type="float" office:value="1.96" calcext:value-type="float">
            <text:p>1.96</text:p>
          </table:table-cell>
          <table:table-cell office:value-type="float" office:value="1.91836734693878" calcext:value-type="float">
            <text:p>1.91836734693878</text:p>
          </table:table-cell>
          <table:table-cell office:value-type="float" office:value="1.82566585956416" calcext:value-type="float">
            <text:p>1.82566585956416</text:p>
          </table:table-cell>
          <table:table-cell office:value-type="float" office:value="1.89639902201646" calcext:value-type="float">
            <text:p>1.89639902201646</text:p>
          </table:table-cell>
          <table:table-cell/>
          <table:table-cell table:formula="of:=[.G65]-[.F65]" office:value-type="float" office:value="-1.89639902201646" calcext:value-type="float">
            <text:p>-1.89639902201646</text:p>
          </table:table-cell>
        </table:table-row>
        <table:table-row table:style-name="ro1" table:visibility="filter">
          <table:table-cell office:value-type="string" calcext:value-type="string">
            <text:p>Joel Armia</text:p>
          </table:table-cell>
          <table:table-cell office:value-type="float" office:value="1.88452655889146" calcext:value-type="float">
            <text:p>1.88452655889146</text:p>
          </table:table-cell>
          <table:table-cell office:value-type="float" office:value="2" calcext:value-type="float">
            <text:p>2</text:p>
          </table:table-cell>
          <table:table-cell office:value-type="float" office:value="1.84146341463415" calcext:value-type="float">
            <text:p>1.84146341463415</text:p>
          </table:table-cell>
          <table:table-cell office:value-type="float" office:value="1.76851851851852" calcext:value-type="float">
            <text:p>1.76851851851852</text:p>
          </table:table-cell>
          <table:table-cell office:value-type="float" office:value="1.87362712301103" calcext:value-type="float">
            <text:p>1.87362712301103</text:p>
          </table:table-cell>
          <table:table-cell/>
          <table:table-cell table:formula="of:=[.G66]-[.F66]" office:value-type="float" office:value="-1.87362712301103" calcext:value-type="float">
            <text:p>-1.87362712301103</text:p>
          </table:table-cell>
        </table:table-row>
        <table:table-row table:style-name="ro1" table:visibility="filter">
          <table:table-cell office:value-type="string" calcext:value-type="string">
            <text:p>Ondrej Palat</text:p>
          </table:table-cell>
          <table:table-cell office:value-type="float" office:value="1.87443946188341" calcext:value-type="float">
            <text:p>1.87443946188341</text:p>
          </table:table-cell>
          <table:table-cell office:value-type="float" office:value="1.79166666666667" calcext:value-type="float">
            <text:p>1.79166666666667</text:p>
          </table:table-cell>
          <table:table-cell office:value-type="float" office:value="1.90647482014388" calcext:value-type="float">
            <text:p>1.90647482014388</text:p>
          </table:table-cell>
          <table:table-cell office:value-type="float" office:value="1.89583333333333" calcext:value-type="float">
            <text:p>1.89583333333333</text:p>
          </table:table-cell>
          <table:table-cell office:value-type="float" office:value="1.86710357050682" calcext:value-type="float">
            <text:p>1.86710357050682</text:p>
          </table:table-cell>
          <table:table-cell/>
          <table:table-cell table:formula="of:=[.G67]-[.F67]" office:value-type="float" office:value="-1.86710357050682" calcext:value-type="float">
            <text:p>-1.86710357050682</text:p>
          </table:table-cell>
        </table:table-row>
        <table:table-row table:style-name="ro1" table:visibility="filter">
          <table:table-cell office:value-type="string" calcext:value-type="string">
            <text:p>Jean-Gabriel Pageau</text:p>
          </table:table-cell>
          <table:table-cell office:value-type="float" office:value="1.81050955414013" calcext:value-type="float">
            <text:p>1.81050955414013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1.91452991452991" calcext:value-type="float">
            <text:p>1.91452991452991</text:p>
          </table:table-cell>
          <table:table-cell office:value-type="float" office:value="1.89274447949527" calcext:value-type="float">
            <text:p>1.89274447949527</text:p>
          </table:table-cell>
          <table:table-cell office:value-type="float" office:value="1.86277932037466" calcext:value-type="float">
            <text:p>1.86277932037466</text:p>
          </table:table-cell>
          <table:table-cell/>
          <table:table-cell table:formula="of:=[.G68]-[.F68]" office:value-type="float" office:value="-1.86277932037466" calcext:value-type="float">
            <text:p>-1.86277932037466</text:p>
          </table:table-cell>
        </table:table-row>
        <table:table-row table:style-name="ro1" table:visibility="filter">
          <table:table-cell office:value-type="string" calcext:value-type="string">
            <text:p>Mason Shaw</text:p>
          </table:table-cell>
          <table:table-cell office:value-type="float" office:value="1.64406779661017" calcext:value-type="float">
            <text:p>1.64406779661017</text:p>
          </table:table-cell>
          <table:table-cell office:value-type="float" office:value="2.5" calcext:value-type="float">
            <text:p>2.5</text:p>
          </table:table-cell>
          <table:table-cell office:value-type="float" office:value="1.76923076923077" calcext:value-type="float">
            <text:p>1.76923076923077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1.86165797479357" calcext:value-type="float">
            <text:p>1.86165797479357</text:p>
          </table:table-cell>
          <table:table-cell/>
          <table:table-cell table:formula="of:=[.G69]-[.F69]" office:value-type="float" office:value="-1.86165797479357" calcext:value-type="float">
            <text:p>-1.86165797479357</text:p>
          </table:table-cell>
        </table:table-row>
        <table:table-row table:style-name="ro1" table:visibility="filter">
          <table:table-cell office:value-type="string" calcext:value-type="string">
            <text:p>Anton Lundell</text:p>
          </table:table-cell>
          <table:table-cell office:value-type="float" office:value="1.9922480620155" calcext:value-type="float">
            <text:p>1.9922480620155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64285714285714" calcext:value-type="float">
            <text:p>1.64285714285714</text:p>
          </table:table-cell>
          <table:table-cell office:value-type="float" office:value="2.1" calcext:value-type="float">
            <text:p>2.1</text:p>
          </table:table-cell>
          <table:table-cell office:value-type="float" office:value="1.85044296788483" calcext:value-type="float">
            <text:p>1.85044296788483</text:p>
          </table:table-cell>
          <table:table-cell/>
          <table:table-cell table:formula="of:=[.G70]-[.F70]" office:value-type="float" office:value="-1.85044296788483" calcext:value-type="float">
            <text:p>-1.85044296788483</text:p>
          </table:table-cell>
        </table:table-row>
        <table:table-row table:style-name="ro1" table:visibility="filter">
          <table:table-cell office:value-type="string" calcext:value-type="string">
            <text:p>Anthony Duclair</text:p>
          </table:table-cell>
          <table:table-cell office:value-type="float" office:value="1.8960498960499" calcext:value-type="float">
            <text:p>1.8960498960499</text:p>
          </table:table-cell>
          <table:table-cell office:value-type="float" office:value="1.91666666666667" calcext:value-type="float">
            <text:p>1.91666666666667</text:p>
          </table:table-cell>
          <table:table-cell office:value-type="float" office:value="1.75" calcext:value-type="float">
            <text:p>1.75</text:p>
          </table:table-cell>
          <table:table-cell office:value-type="float" office:value="1.83690987124464" calcext:value-type="float">
            <text:p>1.83690987124464</text:p>
          </table:table-cell>
          <table:table-cell office:value-type="float" office:value="1.8499066084903" calcext:value-type="float">
            <text:p>1.8499066084903</text:p>
          </table:table-cell>
          <table:table-cell/>
          <table:table-cell table:formula="of:=[.G71]-[.F71]" office:value-type="float" office:value="-1.8499066084903" calcext:value-type="float">
            <text:p>-1.8499066084903</text:p>
          </table:table-cell>
        </table:table-row>
        <table:table-row table:style-name="ro1" table:visibility="filter">
          <table:table-cell office:value-type="string" calcext:value-type="string">
            <text:p>Alex Tuch</text:p>
          </table:table-cell>
          <table:table-cell office:value-type="float" office:value="2.48780487804878" calcext:value-type="float">
            <text:p>2.48780487804878</text:p>
          </table:table-cell>
          <table:table-cell office:value-type="float" office:value="0" calcext:value-type="float">
            <text:p>0</text:p>
          </table:table-cell>
          <table:table-cell office:value-type="float" office:value="2.44776119402985" calcext:value-type="float">
            <text:p>2.44776119402985</text:p>
          </table:table-cell>
          <table:table-cell office:value-type="float" office:value="2.43478260869565" calcext:value-type="float">
            <text:p>2.43478260869565</text:p>
          </table:table-cell>
          <table:table-cell office:value-type="float" office:value="1.84258717019357" calcext:value-type="float">
            <text:p>1.84258717019357</text:p>
          </table:table-cell>
          <table:table-cell/>
          <table:table-cell table:formula="of:=[.G72]-[.F72]" office:value-type="float" office:value="-1.84258717019357" calcext:value-type="float">
            <text:p>-1.84258717019357</text:p>
          </table:table-cell>
        </table:table-row>
        <table:table-row table:style-name="ro1" table:visibility="filter">
          <table:table-cell office:value-type="string" calcext:value-type="string">
            <text:p>Matt Dumba</text:p>
          </table:table-cell>
          <table:table-cell office:value-type="float" office:value="1.87796610169492" calcext:value-type="float">
            <text:p>1.8779661016949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90909090909091" calcext:value-type="float">
            <text:p>1.90909090909091</text:p>
          </table:table-cell>
          <table:table-cell office:value-type="float" office:value="1.82176425269646" calcext:value-type="float">
            <text:p>1.82176425269646</text:p>
          </table:table-cell>
          <table:table-cell/>
          <table:table-cell table:formula="of:=[.G73]-[.F73]" office:value-type="float" office:value="-1.82176425269646" calcext:value-type="float">
            <text:p>-1.82176425269646</text:p>
          </table:table-cell>
        </table:table-row>
        <table:table-row table:style-name="ro1" table:visibility="filter">
          <table:table-cell office:value-type="string" calcext:value-type="string">
            <text:p>Lars Eller</text:p>
          </table:table-cell>
          <table:table-cell office:value-type="float" office:value="1.72746553552492" calcext:value-type="float">
            <text:p>1.72746553552492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1.71604938271605" calcext:value-type="float">
            <text:p>1.71604938271605</text:p>
          </table:table-cell>
          <table:table-cell office:value-type="float" office:value="1.72268907563025" calcext:value-type="float">
            <text:p>1.72268907563025</text:p>
          </table:table-cell>
          <table:table-cell office:value-type="float" office:value="1.82096276317369" calcext:value-type="float">
            <text:p>1.82096276317369</text:p>
          </table:table-cell>
          <table:table-cell/>
          <table:table-cell table:formula="of:=[.G74]-[.F74]" office:value-type="float" office:value="-1.82096276317369" calcext:value-type="float">
            <text:p>-1.82096276317369</text:p>
          </table:table-cell>
        </table:table-row>
        <table:table-row table:style-name="ro1" table:visibility="filter">
          <table:table-cell office:value-type="string" calcext:value-type="string">
            <text:p>Jake Sanderson</text:p>
          </table:table-cell>
          <table:table-cell office:value-type="float" office:value="1.54411764705882" calcext:value-type="float">
            <text:p>1.54411764705882</text:p>
          </table:table-cell>
          <table:table-cell office:value-type="float" office:value="3" calcext:value-type="float">
            <text:p>3</text:p>
          </table:table-cell>
          <table:table-cell office:value-type="float" office:value="1.30769230769231" calcext:value-type="float">
            <text:p>1.30769230769231</text:p>
          </table:table-cell>
          <table:table-cell office:value-type="float" office:value="1.39393939393939" calcext:value-type="float">
            <text:p>1.39393939393939</text:p>
          </table:table-cell>
          <table:table-cell office:value-type="float" office:value="1.81143733717263" calcext:value-type="float">
            <text:p>1.81143733717263</text:p>
          </table:table-cell>
          <table:table-cell/>
          <table:table-cell table:formula="of:=[.G75]-[.F75]" office:value-type="float" office:value="-1.81143733717263" calcext:value-type="float">
            <text:p>-1.81143733717263</text:p>
          </table:table-cell>
        </table:table-row>
        <table:table-row table:style-name="ro1" table:visibility="filter">
          <table:table-cell office:value-type="string" calcext:value-type="string">
            <text:p>Adam Henrique</text:p>
          </table:table-cell>
          <table:table-cell office:value-type="float" office:value="1.87636363636364" calcext:value-type="float">
            <text:p>1.87636363636364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75641025641026" calcext:value-type="float">
            <text:p>1.75641025641026</text:p>
          </table:table-cell>
          <table:table-cell office:value-type="float" office:value="1.92439024390244" calcext:value-type="float">
            <text:p>1.92439024390244</text:p>
          </table:table-cell>
          <table:table-cell office:value-type="float" office:value="1.80595770083575" calcext:value-type="float">
            <text:p>1.80595770083575</text:p>
          </table:table-cell>
          <table:table-cell/>
          <table:table-cell table:formula="of:=[.G76]-[.F76]" office:value-type="float" office:value="-1.80595770083575" calcext:value-type="float">
            <text:p>-1.80595770083575</text:p>
          </table:table-cell>
        </table:table-row>
        <table:table-row table:style-name="ro1" table:visibility="filter">
          <table:table-cell office:value-type="string" calcext:value-type="string">
            <text:p>Bowen Byram</text:p>
          </table:table-cell>
          <table:table-cell office:value-type="float" office:value="1.42682926829268" calcext:value-type="float">
            <text:p>1.42682926829268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1.41176470588235" calcext:value-type="float">
            <text:p>1.41176470588235</text:p>
          </table:table-cell>
          <table:table-cell office:value-type="float" office:value="1.4" calcext:value-type="float">
            <text:p>1.4</text:p>
          </table:table-cell>
          <table:table-cell office:value-type="float" office:value="1.72631516021043" calcext:value-type="float">
            <text:p>1.72631516021043</text:p>
          </table:table-cell>
          <table:table-cell/>
          <table:table-cell table:formula="of:=[.G77]-[.F77]" office:value-type="float" office:value="-1.72631516021043" calcext:value-type="float">
            <text:p>-1.72631516021043</text:p>
          </table:table-cell>
        </table:table-row>
        <table:table-row table:style-name="ro1" table:visibility="filter">
          <table:table-cell office:value-type="string" calcext:value-type="string">
            <text:p>Radko Gudas</text:p>
          </table:table-cell>
          <table:table-cell office:value-type="float" office:value="1.66419019316493" calcext:value-type="float">
            <text:p>1.66419019316493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.68032786885246" calcext:value-type="float">
            <text:p>1.68032786885246</text:p>
          </table:table-cell>
          <table:table-cell office:value-type="float" office:value="1.58805970149254" calcext:value-type="float">
            <text:p>1.58805970149254</text:p>
          </table:table-cell>
          <table:table-cell office:value-type="float" office:value="1.71391367164671" calcext:value-type="float">
            <text:p>1.71391367164671</text:p>
          </table:table-cell>
          <table:table-cell/>
          <table:table-cell table:formula="of:=[.G78]-[.F78]" office:value-type="float" office:value="-1.71391367164671" calcext:value-type="float">
            <text:p>-1.71391367164671</text:p>
          </table:table-cell>
        </table:table-row>
        <table:table-row table:style-name="ro1" table:visibility="filter">
          <table:table-cell office:value-type="string" calcext:value-type="string">
            <text:p>Jonathan Drouin</text:p>
          </table:table-cell>
          <table:table-cell office:value-type="float" office:value="1.86974789915966" calcext:value-type="float">
            <text:p>1.86974789915966</text:p>
          </table:table-cell>
          <table:table-cell office:value-type="float" office:value="1.56521739130435" calcext:value-type="float">
            <text:p>1.56521739130435</text:p>
          </table:table-cell>
          <table:table-cell office:value-type="float" office:value="1.53488372093023" calcext:value-type="float">
            <text:p>1.53488372093023</text:p>
          </table:table-cell>
          <table:table-cell office:value-type="float" office:value="1.81349206349206" calcext:value-type="float">
            <text:p>1.81349206349206</text:p>
          </table:table-cell>
          <table:table-cell office:value-type="float" office:value="1.69583526872158" calcext:value-type="float">
            <text:p>1.69583526872158</text:p>
          </table:table-cell>
          <table:table-cell/>
          <table:table-cell table:formula="of:=[.G79]-[.F79]" office:value-type="float" office:value="-1.69583526872158" calcext:value-type="float">
            <text:p>-1.69583526872158</text:p>
          </table:table-cell>
        </table:table-row>
        <table:table-row table:style-name="ro1" table:visibility="filter">
          <table:table-cell office:value-type="string" calcext:value-type="string">
            <text:p>Kyle Okposo</text:p>
          </table:table-cell>
          <table:table-cell office:value-type="float" office:value="2.29979466119097" calcext:value-type="float">
            <text:p>2.29979466119097</text:p>
          </table:table-cell>
          <table:table-cell office:value-type="float" office:value="0" calcext:value-type="float">
            <text:p>0</text:p>
          </table:table-cell>
          <table:table-cell office:value-type="float" office:value="2.10215053763441" calcext:value-type="float">
            <text:p>2.10215053763441</text:p>
          </table:table-cell>
          <table:table-cell office:value-type="float" office:value="2.36105476673428" calcext:value-type="float">
            <text:p>2.36105476673428</text:p>
          </table:table-cell>
          <table:table-cell office:value-type="float" office:value="1.69074999138991" calcext:value-type="float">
            <text:p>1.69074999138991</text:p>
          </table:table-cell>
          <table:table-cell/>
          <table:table-cell table:formula="of:=[.G80]-[.F80]" office:value-type="float" office:value="-1.69074999138991" calcext:value-type="float">
            <text:p>-1.69074999138991</text:p>
          </table:table-cell>
        </table:table-row>
        <table:table-row table:style-name="ro1" table:visibility="filter">
          <table:table-cell office:value-type="string" calcext:value-type="string">
            <text:p>Mattias Ekholm</text:p>
          </table:table-cell>
          <table:table-cell office:value-type="float" office:value="1.63064295485636" calcext:value-type="float">
            <text:p>1.63064295485636</text:p>
          </table:table-cell>
          <table:table-cell office:value-type="float" office:value="1.76923076923077" calcext:value-type="float">
            <text:p>1.76923076923077</text:p>
          </table:table-cell>
          <table:table-cell office:value-type="float" office:value="1.77777777777778" calcext:value-type="float">
            <text:p>1.77777777777778</text:p>
          </table:table-cell>
          <table:table-cell office:value-type="float" office:value="1.52486187845304" calcext:value-type="float">
            <text:p>1.52486187845304</text:p>
          </table:table-cell>
          <table:table-cell office:value-type="float" office:value="1.67562834507949" calcext:value-type="float">
            <text:p>1.67562834507949</text:p>
          </table:table-cell>
          <table:table-cell/>
          <table:table-cell table:formula="of:=[.G81]-[.F81]" office:value-type="float" office:value="-1.67562834507949" calcext:value-type="float">
            <text:p>-1.67562834507949</text:p>
          </table:table-cell>
        </table:table-row>
        <table:table-row table:style-name="ro1" table:visibility="filter">
          <table:table-cell office:value-type="string" calcext:value-type="string">
            <text:p>Shane Pinto</text:p>
          </table:table-cell>
          <table:table-cell office:value-type="float" office:value="1.67777777777778" calcext:value-type="float">
            <text:p>1.67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2.15384615384615" calcext:value-type="float">
            <text:p>2.15384615384615</text:p>
          </table:table-cell>
          <table:table-cell office:value-type="float" office:value="1.84444444444444" calcext:value-type="float">
            <text:p>1.84444444444444</text:p>
          </table:table-cell>
          <table:table-cell office:value-type="float" office:value="1.66901709401709" calcext:value-type="float">
            <text:p>1.66901709401709</text:p>
          </table:table-cell>
          <table:table-cell/>
          <table:table-cell table:formula="of:=[.G82]-[.F82]" office:value-type="float" office:value="-1.66901709401709" calcext:value-type="float">
            <text:p>-1.66901709401709</text:p>
          </table:table-cell>
        </table:table-row>
        <table:table-row table:style-name="ro1" table:visibility="filter">
          <table:table-cell office:value-type="string" calcext:value-type="string">
            <text:p>Gustav Nyquist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2.17183098591549" calcext:value-type="float">
            <text:p>2.17183098591549</text:p>
          </table:table-cell>
          <table:table-cell office:value-type="float" office:value="1.66795774647887" calcext:value-type="float">
            <text:p>1.66795774647887</text:p>
          </table:table-cell>
          <table:table-cell/>
          <table:table-cell table:formula="of:=[.G83]-[.F83]" office:value-type="float" office:value="-1.66795774647887" calcext:value-type="float">
            <text:p>-1.66795774647887</text:p>
          </table:table-cell>
        </table:table-row>
        <table:table-row table:style-name="ro1" table:visibility="filter">
          <table:table-cell office:value-type="string" calcext:value-type="string">
            <text:p>Pierre Engvall</text:p>
          </table:table-cell>
          <table:table-cell office:value-type="float" office:value="1.70338983050847" calcext:value-type="float">
            <text:p>1.70338983050847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61904761904762" calcext:value-type="float">
            <text:p>1.61904761904762</text:p>
          </table:table-cell>
          <table:table-cell office:value-type="float" office:value="1.75" calcext:value-type="float">
            <text:p>1.75</text:p>
          </table:table-cell>
          <table:table-cell office:value-type="float" office:value="1.66096650524617" calcext:value-type="float">
            <text:p>1.66096650524617</text:p>
          </table:table-cell>
          <table:table-cell/>
          <table:table-cell table:formula="of:=[.G84]-[.F84]" office:value-type="float" office:value="-1.66096650524617" calcext:value-type="float">
            <text:p>-1.66096650524617</text:p>
          </table:table-cell>
        </table:table-row>
        <table:table-row table:style-name="ro1" table:visibility="filter">
          <table:table-cell office:value-type="string" calcext:value-type="string">
            <text:p>Travis Hamonic</text:p>
          </table:table-cell>
          <table:table-cell office:value-type="float" office:value="1.79646017699115" calcext:value-type="float">
            <text:p>1.79646017699115</text:p>
          </table:table-cell>
          <table:table-cell office:value-type="float" office:value="1.08695652173913" calcext:value-type="float">
            <text:p>1.08695652173913</text:p>
          </table:table-cell>
          <table:table-cell office:value-type="float" office:value="1.84146341463415" calcext:value-type="float">
            <text:p>1.84146341463415</text:p>
          </table:table-cell>
          <table:table-cell office:value-type="float" office:value="1.86934673366834" calcext:value-type="float">
            <text:p>1.86934673366834</text:p>
          </table:table-cell>
          <table:table-cell office:value-type="float" office:value="1.64855671175819" calcext:value-type="float">
            <text:p>1.64855671175819</text:p>
          </table:table-cell>
          <table:table-cell/>
          <table:table-cell table:formula="of:=[.G85]-[.F85]" office:value-type="float" office:value="-1.64855671175819" calcext:value-type="float">
            <text:p>-1.64855671175819</text:p>
          </table:table-cell>
        </table:table-row>
        <table:table-row table:style-name="ro1" table:visibility="filter">
          <table:table-cell office:value-type="string" calcext:value-type="string">
            <text:p>Brett Ritchie</text:p>
          </table:table-cell>
          <table:table-cell office:value-type="float" office:value="1.61618798955614" calcext:value-type="float">
            <text:p>1.61618798955614</text:p>
          </table:table-cell>
          <table:table-cell office:value-type="float" office:value="1.54545454545455" calcext:value-type="float">
            <text:p>1.54545454545455</text:p>
          </table:table-cell>
          <table:table-cell office:value-type="float" office:value="1.84883720930233" calcext:value-type="float">
            <text:p>1.84883720930233</text:p>
          </table:table-cell>
          <table:table-cell office:value-type="float" office:value="1.5678391959799" calcext:value-type="float">
            <text:p>1.5678391959799</text:p>
          </table:table-cell>
          <table:table-cell office:value-type="float" office:value="1.64457973507323" calcext:value-type="float">
            <text:p>1.64457973507323</text:p>
          </table:table-cell>
          <table:table-cell/>
          <table:table-cell table:formula="of:=[.G86]-[.F86]" office:value-type="float" office:value="-1.64457973507323" calcext:value-type="float">
            <text:p>-1.64457973507323</text:p>
          </table:table-cell>
        </table:table-row>
        <table:table-row table:style-name="ro1" table:visibility="filter">
          <table:table-cell office:value-type="string" calcext:value-type="string">
            <text:p>Ryan McLeod</text:p>
          </table:table-cell>
          <table:table-cell office:value-type="float" office:value="1.16176470588235" calcext:value-type="float">
            <text:p>1.16176470588235</text:p>
          </table:table-cell>
          <table:table-cell office:value-type="float" office:value="3" calcext:value-type="float">
            <text:p>3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1.04225352112676" calcext:value-type="float">
            <text:p>1.04225352112676</text:p>
          </table:table-cell>
          <table:table-cell office:value-type="float" office:value="1.64191364766137" calcext:value-type="float">
            <text:p>1.64191364766137</text:p>
          </table:table-cell>
          <table:table-cell/>
          <table:table-cell table:formula="of:=[.G87]-[.F87]" office:value-type="float" office:value="-1.64191364766137" calcext:value-type="float">
            <text:p>-1.64191364766137</text:p>
          </table:table-cell>
        </table:table-row>
        <table:table-row table:style-name="ro1" table:visibility="filter">
          <table:table-cell office:value-type="string" calcext:value-type="string">
            <text:p>Christian Dvorak</text:p>
          </table:table-cell>
          <table:table-cell office:value-type="float" office:value="1.58293838862559" calcext:value-type="float">
            <text:p>1.58293838862559</text:p>
          </table:table-cell>
          <table:table-cell office:value-type="float" office:value="1.7" calcext:value-type="float">
            <text:p>1.7</text:p>
          </table:table-cell>
          <table:table-cell office:value-type="float" office:value="1.77922077922078" calcext:value-type="float">
            <text:p>1.77922077922078</text:p>
          </table:table-cell>
          <table:table-cell office:value-type="float" office:value="1.4811320754717" calcext:value-type="float">
            <text:p>1.4811320754717</text:p>
          </table:table-cell>
          <table:table-cell office:value-type="float" office:value="1.63582281082952" calcext:value-type="float">
            <text:p>1.63582281082952</text:p>
          </table:table-cell>
          <table:table-cell/>
          <table:table-cell table:formula="of:=[.G88]-[.F88]" office:value-type="float" office:value="-1.63582281082952" calcext:value-type="float">
            <text:p>-1.63582281082952</text:p>
          </table:table-cell>
        </table:table-row>
        <table:table-row table:style-name="ro1" table:visibility="filter">
          <table:table-cell office:value-type="string" calcext:value-type="string">
            <text:p>Yanni Gourde</text:p>
          </table:table-cell>
          <table:table-cell office:value-type="float" office:value="1.70769230769231" calcext:value-type="float">
            <text:p>1.70769230769231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1.69512195121951" calcext:value-type="float">
            <text:p>1.69512195121951</text:p>
          </table:table-cell>
          <table:table-cell office:value-type="float" office:value="1.54222222222222" calcext:value-type="float">
            <text:p>1.54222222222222</text:p>
          </table:table-cell>
          <table:table-cell office:value-type="float" office:value="1.63209245361684" calcext:value-type="float">
            <text:p>1.63209245361684</text:p>
          </table:table-cell>
          <table:table-cell/>
          <table:table-cell table:formula="of:=[.G89]-[.F89]" office:value-type="float" office:value="-1.63209245361684" calcext:value-type="float">
            <text:p>-1.63209245361684</text:p>
          </table:table-cell>
        </table:table-row>
        <table:table-row table:style-name="ro1" table:visibility="filter">
          <table:table-cell office:value-type="string" calcext:value-type="string">
            <text:p>Cam Fowler</text:p>
          </table:table-cell>
          <table:table-cell office:value-type="float" office:value="1.61199095022624" calcext:value-type="float">
            <text:p>1.61199095022624</text:p>
          </table:table-cell>
          <table:table-cell office:value-type="float" office:value="1.56410256410256" calcext:value-type="float">
            <text:p>1.56410256410256</text:p>
          </table:table-cell>
          <table:table-cell office:value-type="float" office:value="1.60240963855422" calcext:value-type="float">
            <text:p>1.60240963855422</text:p>
          </table:table-cell>
          <table:table-cell office:value-type="float" office:value="1.73922902494331" calcext:value-type="float">
            <text:p>1.73922902494331</text:p>
          </table:table-cell>
          <table:table-cell office:value-type="float" office:value="1.62943304445658" calcext:value-type="float">
            <text:p>1.62943304445658</text:p>
          </table:table-cell>
          <table:table-cell/>
          <table:table-cell table:formula="of:=[.G90]-[.F90]" office:value-type="float" office:value="-1.62943304445658" calcext:value-type="float">
            <text:p>-1.62943304445658</text:p>
          </table:table-cell>
        </table:table-row>
        <table:table-row table:style-name="ro1" table:visibility="filter">
          <table:table-cell office:value-type="string" calcext:value-type="string">
            <text:p>Damon Severson</text:p>
          </table:table-cell>
          <table:table-cell office:value-type="float" office:value="1.62068965517241" calcext:value-type="float">
            <text:p>1.62068965517241</text:p>
          </table:table-cell>
          <table:table-cell office:value-type="float" office:value="1.57575757575758" calcext:value-type="float">
            <text:p>1.57575757575758</text:p>
          </table:table-cell>
          <table:table-cell office:value-type="float" office:value="1.51260504201681" calcext:value-type="float">
            <text:p>1.51260504201681</text:p>
          </table:table-cell>
          <table:table-cell office:value-type="float" office:value="1.61490683229814" calcext:value-type="float">
            <text:p>1.61490683229814</text:p>
          </table:table-cell>
          <table:table-cell office:value-type="float" office:value="1.58098977631123" calcext:value-type="float">
            <text:p>1.58098977631123</text:p>
          </table:table-cell>
          <table:table-cell/>
          <table:table-cell table:formula="of:=[.G91]-[.F91]" office:value-type="float" office:value="-1.58098977631123" calcext:value-type="float">
            <text:p>-1.58098977631123</text:p>
          </table:table-cell>
        </table:table-row>
        <table:table-row table:style-name="ro1" table:visibility="filter">
          <table:table-cell office:value-type="string" calcext:value-type="string">
            <text:p>Matt Nieto</text:p>
          </table:table-cell>
          <table:table-cell office:value-type="float" office:value="1.4359375" calcext:value-type="float">
            <text:p>1.4359375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.50943396226415" calcext:value-type="float">
            <text:p>1.50943396226415</text:p>
          </table:table-cell>
          <table:table-cell office:value-type="float" office:value="1.37423312883436" calcext:value-type="float">
            <text:p>1.37423312883436</text:p>
          </table:table-cell>
          <table:table-cell office:value-type="float" office:value="1.56519526542169" calcext:value-type="float">
            <text:p>1.56519526542169</text:p>
          </table:table-cell>
          <table:table-cell/>
          <table:table-cell table:formula="of:=[.G92]-[.F92]" office:value-type="float" office:value="-1.56519526542169" calcext:value-type="float">
            <text:p>-1.56519526542169</text:p>
          </table:table-cell>
        </table:table-row>
        <table:table-row table:style-name="ro1" table:visibility="filter">
          <table:table-cell office:value-type="string" calcext:value-type="string">
            <text:p>Cal Clutterbuck</text:p>
          </table:table-cell>
          <table:table-cell office:value-type="float" office:value="1.63552361396304" calcext:value-type="float">
            <text:p>1.63552361396304</text:p>
          </table:table-cell>
          <table:table-cell office:value-type="float" office:value="1.22857142857143" calcext:value-type="float">
            <text:p>1.22857142857143</text:p>
          </table:table-cell>
          <table:table-cell office:value-type="float" office:value="1.63243243243243" calcext:value-type="float">
            <text:p>1.63243243243243</text:p>
          </table:table-cell>
          <table:table-cell office:value-type="float" office:value="1.76411290322581" calcext:value-type="float">
            <text:p>1.76411290322581</text:p>
          </table:table-cell>
          <table:table-cell office:value-type="float" office:value="1.56516009454818" calcext:value-type="float">
            <text:p>1.56516009454818</text:p>
          </table:table-cell>
          <table:table-cell/>
          <table:table-cell table:formula="of:=[.G93]-[.F93]" office:value-type="float" office:value="-1.56516009454818" calcext:value-type="float">
            <text:p>-1.56516009454818</text:p>
          </table:table-cell>
        </table:table-row>
        <table:table-row table:style-name="ro1" table:visibility="filter">
          <table:table-cell office:value-type="string" calcext:value-type="string">
            <text:p>Matty Beniers</text:p>
          </table:table-cell>
          <table:table-cell office:value-type="float" office:value="1.8625" calcext:value-type="float">
            <text:p>1.862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75" calcext:value-type="float">
            <text:p>1.75</text:p>
          </table:table-cell>
          <table:table-cell office:value-type="float" office:value="1.97619047619048" calcext:value-type="float">
            <text:p>1.97619047619048</text:p>
          </table:table-cell>
          <table:table-cell office:value-type="float" office:value="1.56383928571429" calcext:value-type="float">
            <text:p>1.56383928571429</text:p>
          </table:table-cell>
          <table:table-cell/>
          <table:table-cell table:formula="of:=[.G94]-[.F94]" office:value-type="float" office:value="-1.56383928571429" calcext:value-type="float">
            <text:p>-1.56383928571429</text:p>
          </table:table-cell>
        </table:table-row>
        <table:table-row table:style-name="ro1" table:visibility="filter">
          <table:table-cell office:value-type="string" calcext:value-type="string">
            <text:p>Andre Burakovsky</text:p>
          </table:table-cell>
          <table:table-cell office:value-type="float" office:value="1.6637323943662" calcext:value-type="float">
            <text:p>1.6637323943662</text:p>
          </table:table-cell>
          <table:table-cell office:value-type="float" office:value="1.24" calcext:value-type="float">
            <text:p>1.24</text:p>
          </table:table-cell>
          <table:table-cell office:value-type="float" office:value="1.73255813953488" calcext:value-type="float">
            <text:p>1.73255813953488</text:p>
          </table:table-cell>
          <table:table-cell office:value-type="float" office:value="1.61484098939929" calcext:value-type="float">
            <text:p>1.61484098939929</text:p>
          </table:table-cell>
          <table:table-cell office:value-type="float" office:value="1.56278288082509" calcext:value-type="float">
            <text:p>1.56278288082509</text:p>
          </table:table-cell>
          <table:table-cell/>
          <table:table-cell table:formula="of:=[.G95]-[.F95]" office:value-type="float" office:value="-1.56278288082509" calcext:value-type="float">
            <text:p>-1.56278288082509</text:p>
          </table:table-cell>
        </table:table-row>
        <table:table-row table:style-name="ro1" table:visibility="filter">
          <table:table-cell office:value-type="string" calcext:value-type="string">
            <text:p>Nick Cousins</text:p>
          </table:table-cell>
          <table:table-cell office:value-type="float" office:value="1.51556420233463" calcext:value-type="float">
            <text:p>1.51556420233463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1.45" calcext:value-type="float">
            <text:p>1.45</text:p>
          </table:table-cell>
          <table:table-cell office:value-type="float" office:value="1.4136546184739" calcext:value-type="float">
            <text:p>1.4136546184739</text:p>
          </table:table-cell>
          <table:table-cell office:value-type="float" office:value="1.5614713718688" calcext:value-type="float">
            <text:p>1.5614713718688</text:p>
          </table:table-cell>
          <table:table-cell/>
          <table:table-cell table:formula="of:=[.G96]-[.F96]" office:value-type="float" office:value="-1.5614713718688" calcext:value-type="float">
            <text:p>-1.5614713718688</text:p>
          </table:table-cell>
        </table:table-row>
        <table:table-row table:style-name="ro1" table:visibility="filter">
          <table:table-cell office:value-type="string" calcext:value-type="string">
            <text:p>Joonas Donskoi</text:p>
          </table:table-cell>
          <table:table-cell office:value-type="float" office:value="1.54430379746835" calcext:value-type="float">
            <text:p>1.54430379746835</text:p>
          </table:table-cell>
          <table:table-cell office:value-type="float" office:value="1.84" calcext:value-type="float">
            <text:p>1.84</text:p>
          </table:table-cell>
          <table:table-cell office:value-type="float" office:value="1.45" calcext:value-type="float">
            <text:p>1.45</text:p>
          </table:table-cell>
          <table:table-cell office:value-type="float" office:value="1.39915966386555" calcext:value-type="float">
            <text:p>1.39915966386555</text:p>
          </table:table-cell>
          <table:table-cell office:value-type="float" office:value="1.55836586533348" calcext:value-type="float">
            <text:p>1.55836586533348</text:p>
          </table:table-cell>
          <table:table-cell/>
          <table:table-cell table:formula="of:=[.G97]-[.F97]" office:value-type="float" office:value="-1.55836586533348" calcext:value-type="float">
            <text:p>-1.55836586533348</text:p>
          </table:table-cell>
        </table:table-row>
        <table:table-row table:style-name="ro1" table:visibility="filter">
          <table:table-cell office:value-type="string" calcext:value-type="string">
            <text:p>David Savard</text:p>
          </table:table-cell>
          <table:table-cell office:value-type="float" office:value="1.39972714870396" calcext:value-type="float">
            <text:p>1.39972714870396</text:p>
          </table:table-cell>
          <table:table-cell office:value-type="float" office:value="1.875" calcext:value-type="float">
            <text:p>1.875</text:p>
          </table:table-cell>
          <table:table-cell office:value-type="float" office:value="1.57894736842105" calcext:value-type="float">
            <text:p>1.57894736842105</text:p>
          </table:table-cell>
          <table:table-cell office:value-type="float" office:value="1.35537190082645" calcext:value-type="float">
            <text:p>1.35537190082645</text:p>
          </table:table-cell>
          <table:table-cell office:value-type="float" office:value="1.55226160448786" calcext:value-type="float">
            <text:p>1.55226160448786</text:p>
          </table:table-cell>
          <table:table-cell/>
          <table:table-cell table:formula="of:=[.G98]-[.F98]" office:value-type="float" office:value="-1.55226160448786" calcext:value-type="float">
            <text:p>-1.55226160448786</text:p>
          </table:table-cell>
        </table:table-row>
        <table:table-row table:style-name="ro1" table:visibility="filter">
          <table:table-cell office:value-type="string" calcext:value-type="string">
            <text:p>Josh Bailey</text:p>
          </table:table-cell>
          <table:table-cell office:value-type="float" office:value="1.50805687203791" calcext:value-type="float">
            <text:p>1.50805687203791</text:p>
          </table:table-cell>
          <table:table-cell office:value-type="float" office:value="1.47540983606557" calcext:value-type="float">
            <text:p>1.47540983606557</text:p>
          </table:table-cell>
          <table:table-cell office:value-type="float" office:value="1.625" calcext:value-type="float">
            <text:p>1.625</text:p>
          </table:table-cell>
          <table:table-cell office:value-type="float" office:value="1.57815442561205" calcext:value-type="float">
            <text:p>1.57815442561205</text:p>
          </table:table-cell>
          <table:table-cell office:value-type="float" office:value="1.54665528342889" calcext:value-type="float">
            <text:p>1.54665528342889</text:p>
          </table:table-cell>
          <table:table-cell/>
          <table:table-cell table:formula="of:=[.G99]-[.F99]" office:value-type="float" office:value="-1.54665528342889" calcext:value-type="float">
            <text:p>-1.54665528342889</text:p>
          </table:table-cell>
        </table:table-row>
        <table:table-row table:style-name="ro1" table:visibility="filter">
          <table:table-cell office:value-type="string" calcext:value-type="string">
            <text:p>Warren Foegele</text:p>
          </table:table-cell>
          <table:table-cell office:value-type="float" office:value="1.71470588235294" calcext:value-type="float">
            <text:p>1.71470588235294</text:p>
          </table:table-cell>
          <table:table-cell office:value-type="float" office:value="1.5" calcext:value-type="float">
            <text:p>1.5</text:p>
          </table:table-cell>
          <table:table-cell office:value-type="float" office:value="1.37931034482759" calcext:value-type="float">
            <text:p>1.37931034482759</text:p>
          </table:table-cell>
          <table:table-cell office:value-type="float" office:value="1.59195402298851" calcext:value-type="float">
            <text:p>1.59195402298851</text:p>
          </table:table-cell>
          <table:table-cell office:value-type="float" office:value="1.54649256254226" calcext:value-type="float">
            <text:p>1.54649256254226</text:p>
          </table:table-cell>
          <table:table-cell/>
          <table:table-cell table:formula="of:=[.G100]-[.F100]" office:value-type="float" office:value="-1.54649256254226" calcext:value-type="float">
            <text:p>-1.54649256254226</text:p>
          </table:table-cell>
        </table:table-row>
        <table:table-row table:style-name="ro1" table:visibility="filter">
          <table:table-cell office:value-type="string" calcext:value-type="string">
            <text:p>Cody Ceci</text:p>
          </table:table-cell>
          <table:table-cell office:value-type="float" office:value="1.47571428571429" calcext:value-type="float">
            <text:p>1.47571428571429</text:p>
          </table:table-cell>
          <table:table-cell office:value-type="float" office:value="1.52941176470588" calcext:value-type="float">
            <text:p>1.52941176470588</text:p>
          </table:table-cell>
          <table:table-cell office:value-type="float" office:value="1.61363636363636" calcext:value-type="float">
            <text:p>1.61363636363636</text:p>
          </table:table-cell>
          <table:table-cell office:value-type="float" office:value="1.51714285714286" calcext:value-type="float">
            <text:p>1.51714285714286</text:p>
          </table:table-cell>
          <table:table-cell office:value-type="float" office:value="1.53397631779985" calcext:value-type="float">
            <text:p>1.53397631779985</text:p>
          </table:table-cell>
          <table:table-cell/>
          <table:table-cell table:formula="of:=[.G101]-[.F101]" office:value-type="float" office:value="-1.53397631779985" calcext:value-type="float">
            <text:p>-1.53397631779985</text:p>
          </table:table-cell>
        </table:table-row>
        <table:table-row table:style-name="ro1" table:visibility="filter">
          <table:table-cell office:value-type="string" calcext:value-type="string">
            <text:p>Kailer Yamamoto</text:p>
          </table:table-cell>
          <table:table-cell office:value-type="float" office:value="1.46808510638298" calcext:value-type="float">
            <text:p>1.46808510638298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1.3716814159292" calcext:value-type="float">
            <text:p>1.3716814159292</text:p>
          </table:table-cell>
          <table:table-cell office:value-type="float" office:value="1.53375115438757" calcext:value-type="float">
            <text:p>1.53375115438757</text:p>
          </table:table-cell>
          <table:table-cell/>
          <table:table-cell table:formula="of:=[.G102]-[.F102]" office:value-type="float" office:value="-1.53375115438757" calcext:value-type="float">
            <text:p>-1.53375115438757</text:p>
          </table:table-cell>
        </table:table-row>
        <table:table-row table:style-name="ro1" table:visibility="filter">
          <table:table-cell office:value-type="string" calcext:value-type="string">
            <text:p>Justin Schultz</text:p>
          </table:table-cell>
          <table:table-cell office:value-type="float" office:value="1.55855855855856" calcext:value-type="float">
            <text:p>1.55855855855856</text:p>
          </table:table-cell>
          <table:table-cell office:value-type="float" office:value="1.31578947368421" calcext:value-type="float">
            <text:p>1.31578947368421</text:p>
          </table:table-cell>
          <table:table-cell office:value-type="float" office:value="1.73972602739726" calcext:value-type="float">
            <text:p>1.73972602739726</text:p>
          </table:table-cell>
          <table:table-cell office:value-type="float" office:value="1.51376146788991" calcext:value-type="float">
            <text:p>1.51376146788991</text:p>
          </table:table-cell>
          <table:table-cell office:value-type="float" office:value="1.53195888188248" calcext:value-type="float">
            <text:p>1.53195888188248</text:p>
          </table:table-cell>
          <table:table-cell/>
          <table:table-cell table:formula="of:=[.G103]-[.F103]" office:value-type="float" office:value="-1.53195888188248" calcext:value-type="float">
            <text:p>-1.53195888188248</text:p>
          </table:table-cell>
        </table:table-row>
        <table:table-row table:style-name="ro1" table:visibility="filter">
          <table:table-cell office:value-type="string" calcext:value-type="string">
            <text:p>Logan O'Connor</text:p>
          </table:table-cell>
          <table:table-cell office:value-type="float" office:value="1.37948717948718" calcext:value-type="float">
            <text:p>1.37948717948718</text:p>
          </table:table-cell>
          <table:table-cell office:value-type="float" office:value="2" calcext:value-type="float">
            <text:p>2</text:p>
          </table:table-cell>
          <table:table-cell office:value-type="float" office:value="1.3265306122449" calcext:value-type="float">
            <text:p>1.3265306122449</text:p>
          </table:table-cell>
          <table:table-cell office:value-type="float" office:value="1.34042553191489" calcext:value-type="float">
            <text:p>1.34042553191489</text:p>
          </table:table-cell>
          <table:table-cell office:value-type="float" office:value="1.51161083091174" calcext:value-type="float">
            <text:p>1.51161083091174</text:p>
          </table:table-cell>
          <table:table-cell/>
          <table:table-cell table:formula="of:=[.G104]-[.F104]" office:value-type="float" office:value="-1.51161083091174" calcext:value-type="float">
            <text:p>-1.51161083091174</text:p>
          </table:table-cell>
        </table:table-row>
        <table:table-row table:style-name="ro1" table:visibility="filter">
          <table:table-cell office:value-type="string" calcext:value-type="string">
            <text:p>Samuel Girard</text:p>
          </table:table-cell>
          <table:table-cell office:value-type="float" office:value="1.37283950617284" calcext:value-type="float">
            <text:p>1.37283950617284</text:p>
          </table:table-cell>
          <table:table-cell office:value-type="float" office:value="2.15" calcext:value-type="float">
            <text:p>2.15</text:p>
          </table:table-cell>
          <table:table-cell office:value-type="float" office:value="1.27142857142857" calcext:value-type="float">
            <text:p>1.27142857142857</text:p>
          </table:table-cell>
          <table:table-cell office:value-type="float" office:value="1.24623115577889" calcext:value-type="float">
            <text:p>1.24623115577889</text:p>
          </table:table-cell>
          <table:table-cell office:value-type="float" office:value="1.51012480834508" calcext:value-type="float">
            <text:p>1.51012480834508</text:p>
          </table:table-cell>
          <table:table-cell/>
          <table:table-cell table:formula="of:=[.G105]-[.F105]" office:value-type="float" office:value="-1.51012480834508" calcext:value-type="float">
            <text:p>-1.51012480834508</text:p>
          </table:table-cell>
        </table:table-row>
        <table:table-row table:style-name="ro1" table:visibility="filter">
          <table:table-cell office:value-type="string" calcext:value-type="string">
            <text:p>Nathan Bastian</text:p>
          </table:table-cell>
          <table:table-cell office:value-type="float" office:value="1.35220125786164" calcext:value-type="float">
            <text:p>1.35220125786164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1.65625" calcext:value-type="float">
            <text:p>1.65625</text:p>
          </table:table-cell>
          <table:table-cell office:value-type="float" office:value="1.57317073170732" calcext:value-type="float">
            <text:p>1.57317073170732</text:p>
          </table:table-cell>
          <table:table-cell office:value-type="float" office:value="1.5090418610286" calcext:value-type="float">
            <text:p>1.5090418610286</text:p>
          </table:table-cell>
          <table:table-cell/>
          <table:table-cell table:formula="of:=[.G106]-[.F106]" office:value-type="float" office:value="-1.5090418610286" calcext:value-type="float">
            <text:p>-1.5090418610286</text:p>
          </table:table-cell>
        </table:table-row>
        <table:table-row table:style-name="ro1" table:visibility="filter">
          <table:table-cell office:value-type="string" calcext:value-type="string">
            <text:p>Semyon Varlamov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4827586206897" calcext:value-type="float">
            <text:p>1.44827586206897</text:p>
          </table:table-cell>
          <table:table-cell office:value-type="float" office:value="1.50492610837438" calcext:value-type="float">
            <text:p>1.50492610837438</text:p>
          </table:table-cell>
          <table:table-cell/>
          <table:table-cell table:formula="of:=[.G107]-[.F107]" office:value-type="float" office:value="-1.50492610837438" calcext:value-type="float">
            <text:p>-1.50492610837438</text:p>
          </table:table-cell>
        </table:table-row>
        <table:table-row table:style-name="ro1" table:visibility="filter">
          <table:table-cell office:value-type="string" calcext:value-type="string">
            <text:p>Arber Xhekaj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1.49764705882353" calcext:value-type="float">
            <text:p>1.49764705882353</text:p>
          </table:table-cell>
          <table:table-cell/>
          <table:table-cell table:formula="of:=[.G108]-[.F108]" office:value-type="float" office:value="-1.49764705882353" calcext:value-type="float">
            <text:p>-1.49764705882353</text:p>
          </table:table-cell>
        </table:table-row>
        <table:table-row table:style-name="ro1" table:visibility="filter">
          <table:table-cell office:value-type="string" calcext:value-type="string">
            <text:p>Ryan Graves</text:p>
          </table:table-cell>
          <table:table-cell office:value-type="float" office:value="1.68027210884354" calcext:value-type="float">
            <text:p>1.68027210884354</text:p>
          </table:table-cell>
          <table:table-cell office:value-type="float" office:value="1" calcext:value-type="float">
            <text:p>1</text:p>
          </table:table-cell>
          <table:table-cell office:value-type="float" office:value="1.50877192982456" calcext:value-type="float">
            <text:p>1.50877192982456</text:p>
          </table:table-cell>
          <table:table-cell office:value-type="float" office:value="1.70945945945946" calcext:value-type="float">
            <text:p>1.70945945945946</text:p>
          </table:table-cell>
          <table:table-cell office:value-type="float" office:value="1.47462587453189" calcext:value-type="float">
            <text:p>1.47462587453189</text:p>
          </table:table-cell>
          <table:table-cell/>
          <table:table-cell table:formula="of:=[.G109]-[.F109]" office:value-type="float" office:value="-1.47462587453189" calcext:value-type="float">
            <text:p>-1.47462587453189</text:p>
          </table:table-cell>
        </table:table-row>
        <table:table-row table:style-name="ro1" table:visibility="filter">
          <table:table-cell office:value-type="string" calcext:value-type="string">
            <text:p>Christian Fischer</text:p>
          </table:table-cell>
          <table:table-cell office:value-type="float" office:value="1.53727506426735" calcext:value-type="float">
            <text:p>1.53727506426735</text:p>
          </table:table-cell>
          <table:table-cell office:value-type="float" office:value="1.38461538461538" calcext:value-type="float">
            <text:p>1.38461538461538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1.45641025641026" calcext:value-type="float">
            <text:p>1.45641025641026</text:p>
          </table:table-cell>
          <table:table-cell office:value-type="float" office:value="1.45821153995961" calcext:value-type="float">
            <text:p>1.45821153995961</text:p>
          </table:table-cell>
          <table:table-cell/>
          <table:table-cell table:formula="of:=[.G110]-[.F110]" office:value-type="float" office:value="-1.45821153995961" calcext:value-type="float">
            <text:p>-1.45821153995961</text:p>
          </table:table-cell>
        </table:table-row>
        <table:table-row table:style-name="ro1" table:visibility="filter">
          <table:table-cell office:value-type="string" calcext:value-type="string">
            <text:p>Brock McGinn</text:p>
          </table:table-cell>
          <table:table-cell office:value-type="float" office:value="1.50313152400835" calcext:value-type="float">
            <text:p>1.50313152400835</text:p>
          </table:table-cell>
          <table:table-cell office:value-type="float" office:value="1.3" calcext:value-type="float">
            <text:p>1.3</text:p>
          </table:table-cell>
          <table:table-cell office:value-type="float" office:value="1.44" calcext:value-type="float">
            <text:p>1.44</text:p>
          </table:table-cell>
          <table:table-cell office:value-type="float" office:value="1.575" calcext:value-type="float">
            <text:p>1.575</text:p>
          </table:table-cell>
          <table:table-cell office:value-type="float" office:value="1.45453288100209" calcext:value-type="float">
            <text:p>1.45453288100209</text:p>
          </table:table-cell>
          <table:table-cell/>
          <table:table-cell table:formula="of:=[.G111]-[.F111]" office:value-type="float" office:value="-1.45453288100209" calcext:value-type="float">
            <text:p>-1.45453288100209</text:p>
          </table:table-cell>
        </table:table-row>
        <table:table-row table:style-name="ro1" table:visibility="filter">
          <table:table-cell office:value-type="string" calcext:value-type="string">
            <text:p>Jamie Drysdale</text:p>
          </table:table-cell>
          <table:table-cell office:value-type="float" office:value="1.53097345132743" calcext:value-type="float">
            <text:p>1.53097345132743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42105263157895" calcext:value-type="float">
            <text:p>1.42105263157895</text:p>
          </table:table-cell>
          <table:table-cell office:value-type="float" office:value="1.64814814814815" calcext:value-type="float">
            <text:p>1.64814814814815</text:p>
          </table:table-cell>
          <table:table-cell office:value-type="float" office:value="1.4417102244303" calcext:value-type="float">
            <text:p>1.4417102244303</text:p>
          </table:table-cell>
          <table:table-cell/>
          <table:table-cell table:formula="of:=[.G112]-[.F112]" office:value-type="float" office:value="-1.4417102244303" calcext:value-type="float">
            <text:p>-1.4417102244303</text:p>
          </table:table-cell>
        </table:table-row>
        <table:table-row table:style-name="ro1" table:visibility="filter">
          <table:table-cell office:value-type="string" calcext:value-type="string">
            <text:p>Jared Spurgeon</text:p>
          </table:table-cell>
          <table:table-cell office:value-type="float" office:value="1.66350710900474" calcext:value-type="float">
            <text:p>1.66350710900474</text:p>
          </table:table-cell>
          <table:table-cell office:value-type="float" office:value="0.8" calcext:value-type="float">
            <text:p>0.8</text:p>
          </table:table-cell>
          <table:table-cell office:value-type="float" office:value="1.55151515151515" calcext:value-type="float">
            <text:p>1.55151515151515</text:p>
          </table:table-cell>
          <table:table-cell office:value-type="float" office:value="1.71395348837209" calcext:value-type="float">
            <text:p>1.71395348837209</text:p>
          </table:table-cell>
          <table:table-cell office:value-type="float" office:value="1.432243937223" calcext:value-type="float">
            <text:p>1.432243937223</text:p>
          </table:table-cell>
          <table:table-cell/>
          <table:table-cell table:formula="of:=[.G113]-[.F113]" office:value-type="float" office:value="-1.432243937223" calcext:value-type="float">
            <text:p>-1.432243937223</text:p>
          </table:table-cell>
        </table:table-row>
        <table:table-row table:style-name="ro1" table:visibility="filter">
          <table:table-cell office:value-type="string" calcext:value-type="string">
            <text:p>Joel Edmundson</text:p>
          </table:table-cell>
          <table:table-cell office:value-type="float" office:value="1.42307692307692" calcext:value-type="float">
            <text:p>1.42307692307692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27160493827161" calcext:value-type="float">
            <text:p>1.27160493827161</text:p>
          </table:table-cell>
          <table:table-cell office:value-type="float" office:value="1.4364406779661" calcext:value-type="float">
            <text:p>1.4364406779661</text:p>
          </table:table-cell>
          <table:table-cell office:value-type="float" office:value="1.4256377776858" calcext:value-type="float">
            <text:p>1.4256377776858</text:p>
          </table:table-cell>
          <table:table-cell/>
          <table:table-cell table:formula="of:=[.G114]-[.F114]" office:value-type="float" office:value="-1.4256377776858" calcext:value-type="float">
            <text:p>-1.4256377776858</text:p>
          </table:table-cell>
        </table:table-row>
        <table:table-row table:style-name="ro1" table:visibility="filter">
          <table:table-cell office:value-type="string" calcext:value-type="string">
            <text:p>Andrew Cogliano</text:p>
          </table:table-cell>
          <table:table-cell office:value-type="float" office:value="1.54425144747725" calcext:value-type="float">
            <text:p>1.54425144747725</text:p>
          </table:table-cell>
          <table:table-cell office:value-type="float" office:value="1.04761904761905" calcext:value-type="float">
            <text:p>1.04761904761905</text:p>
          </table:table-cell>
          <table:table-cell office:value-type="float" office:value="1.54298642533937" calcext:value-type="float">
            <text:p>1.54298642533937</text:p>
          </table:table-cell>
          <table:table-cell office:value-type="float" office:value="1.53691275167785" calcext:value-type="float">
            <text:p>1.53691275167785</text:p>
          </table:table-cell>
          <table:table-cell office:value-type="float" office:value="1.41794241802838" calcext:value-type="float">
            <text:p>1.41794241802838</text:p>
          </table:table-cell>
          <table:table-cell/>
          <table:table-cell table:formula="of:=[.G115]-[.F115]" office:value-type="float" office:value="-1.41794241802838" calcext:value-type="float">
            <text:p>-1.41794241802838</text:p>
          </table:table-cell>
        </table:table-row>
        <table:table-row table:style-name="ro1" table:visibility="filter">
          <table:table-cell office:value-type="string" calcext:value-type="string">
            <text:p>Adam Pelech</text:p>
          </table:table-cell>
          <table:table-cell office:value-type="float" office:value="1.31797235023041" calcext:value-type="float">
            <text:p>1.31797235023041</text:p>
          </table:table-cell>
          <table:table-cell office:value-type="float" office:value="1.56521739130435" calcext:value-type="float">
            <text:p>1.56521739130435</text:p>
          </table:table-cell>
          <table:table-cell office:value-type="float" office:value="1.41860465116279" calcext:value-type="float">
            <text:p>1.41860465116279</text:p>
          </table:table-cell>
          <table:table-cell office:value-type="float" office:value="1.35348837209302" calcext:value-type="float">
            <text:p>1.35348837209302</text:p>
          </table:table-cell>
          <table:table-cell office:value-type="float" office:value="1.41382069119764" calcext:value-type="float">
            <text:p>1.41382069119764</text:p>
          </table:table-cell>
          <table:table-cell/>
          <table:table-cell table:formula="of:=[.G116]-[.F116]" office:value-type="float" office:value="-1.41382069119764" calcext:value-type="float">
            <text:p>-1.41382069119764</text:p>
          </table:table-cell>
        </table:table-row>
        <table:table-row table:style-name="ro1" table:visibility="filter">
          <table:table-cell office:value-type="string" calcext:value-type="string">
            <text:p>Laurent Dauphin</text:p>
          </table:table-cell>
          <table:table-cell office:value-type="float" office:value="1.2247191011236" calcext:value-type="float">
            <text:p>1.22471910112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1463414634146" calcext:value-type="float">
            <text:p>1.41463414634146</text:p>
          </table:table-cell>
          <table:table-cell office:value-type="float" office:value="1.40983831186626" calcext:value-type="float">
            <text:p>1.40983831186626</text:p>
          </table:table-cell>
          <table:table-cell/>
          <table:table-cell table:formula="of:=[.G117]-[.F117]" office:value-type="float" office:value="-1.40983831186626" calcext:value-type="float">
            <text:p>-1.40983831186626</text:p>
          </table:table-cell>
        </table:table-row>
        <table:table-row table:style-name="ro1" table:visibility="filter">
          <table:table-cell office:value-type="string" calcext:value-type="string">
            <text:p>Brett Kulak</text:p>
          </table:table-cell>
          <table:table-cell office:value-type="float" office:value="1.35872235872236" calcext:value-type="float">
            <text:p>1.35872235872236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.50704225352113" calcext:value-type="float">
            <text:p>1.50704225352113</text:p>
          </table:table-cell>
          <table:table-cell office:value-type="float" office:value="1.33830845771144" calcext:value-type="float">
            <text:p>1.33830845771144</text:p>
          </table:table-cell>
          <table:table-cell office:value-type="float" office:value="1.40816112463159" calcext:value-type="float">
            <text:p>1.40816112463159</text:p>
          </table:table-cell>
          <table:table-cell/>
          <table:table-cell table:formula="of:=[.G118]-[.F118]" office:value-type="float" office:value="-1.40816112463159" calcext:value-type="float">
            <text:p>-1.40816112463159</text:p>
          </table:table-cell>
        </table:table-row>
        <table:table-row table:style-name="ro1" table:visibility="filter">
          <table:table-cell office:value-type="string" calcext:value-type="string">
            <text:p>Zack Kassian</text:p>
          </table:table-cell>
          <table:table-cell office:value-type="float" office:value="1.20726172465961" calcext:value-type="float">
            <text:p>1.20726172465961</text:p>
          </table:table-cell>
          <table:table-cell office:value-type="float" office:value="2.07142857142857" calcext:value-type="float">
            <text:p>2.07142857142857</text:p>
          </table:table-cell>
          <table:table-cell office:value-type="float" office:value="1.10569105691057" calcext:value-type="float">
            <text:p>1.10569105691057</text:p>
          </table:table-cell>
          <table:table-cell office:value-type="float" office:value="1.20294117647059" calcext:value-type="float">
            <text:p>1.20294117647059</text:p>
          </table:table-cell>
          <table:table-cell office:value-type="float" office:value="1.39683063236733" calcext:value-type="float">
            <text:p>1.39683063236733</text:p>
          </table:table-cell>
          <table:table-cell/>
          <table:table-cell table:formula="of:=[.G119]-[.F119]" office:value-type="float" office:value="-1.39683063236733" calcext:value-type="float">
            <text:p>-1.39683063236733</text:p>
          </table:table-cell>
        </table:table-row>
        <table:table-row table:style-name="ro1" table:visibility="filter">
          <table:table-cell office:value-type="string" calcext:value-type="string">
            <text:p>Brad Hunt</text:p>
          </table:table-cell>
          <table:table-cell office:value-type="float" office:value="1.51760563380282" calcext:value-type="float">
            <text:p>1.51760563380282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1.32203389830508" calcext:value-type="float">
            <text:p>1.32203389830508</text:p>
          </table:table-cell>
          <table:table-cell office:value-type="float" office:value="1.62937062937063" calcext:value-type="float">
            <text:p>1.62937062937063</text:p>
          </table:table-cell>
          <table:table-cell office:value-type="float" office:value="1.3839192070363" calcext:value-type="float">
            <text:p>1.3839192070363</text:p>
          </table:table-cell>
          <table:table-cell/>
          <table:table-cell table:formula="of:=[.G120]-[.F120]" office:value-type="float" office:value="-1.3839192070363" calcext:value-type="float">
            <text:p>-1.3839192070363</text:p>
          </table:table-cell>
        </table:table-row>
        <table:table-row table:style-name="ro1" table:visibility="filter">
          <table:table-cell office:value-type="string" calcext:value-type="string">
            <text:p>Alexander Romanov</text:p>
          </table:table-cell>
          <table:table-cell office:value-type="float" office:value="1.33009708737864" calcext:value-type="float">
            <text:p>1.33009708737864</text:p>
          </table:table-cell>
          <table:table-cell office:value-type="float" office:value="1.4" calcext:value-type="float">
            <text:p>1.4</text:p>
          </table:table-cell>
          <table:table-cell office:value-type="float" office:value="1.51351351351351" calcext:value-type="float">
            <text:p>1.51351351351351</text:p>
          </table:table-cell>
          <table:table-cell office:value-type="float" office:value="1.28155339805825" calcext:value-type="float">
            <text:p>1.28155339805825</text:p>
          </table:table-cell>
          <table:table-cell office:value-type="float" office:value="1.3812909997376" calcext:value-type="float">
            <text:p>1.3812909997376</text:p>
          </table:table-cell>
          <table:table-cell/>
          <table:table-cell table:formula="of:=[.G121]-[.F121]" office:value-type="float" office:value="-1.3812909997376" calcext:value-type="float">
            <text:p>-1.3812909997376</text:p>
          </table:table-cell>
        </table:table-row>
        <table:table-row table:style-name="ro1" table:visibility="filter">
          <table:table-cell office:value-type="string" calcext:value-type="string">
            <text:p>Max Comtois</text:p>
          </table:table-cell>
          <table:table-cell office:value-type="float" office:value="1.42156862745098" calcext:value-type="float">
            <text:p>1.42156862745098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43243243243243" calcext:value-type="float">
            <text:p>1.43243243243243</text:p>
          </table:table-cell>
          <table:table-cell office:value-type="float" office:value="1.43434343434343" calcext:value-type="float">
            <text:p>1.43434343434343</text:p>
          </table:table-cell>
          <table:table-cell office:value-type="float" office:value="1.36375279022338" calcext:value-type="float">
            <text:p>1.36375279022338</text:p>
          </table:table-cell>
          <table:table-cell/>
          <table:table-cell table:formula="of:=[.G122]-[.F122]" office:value-type="float" office:value="-1.36375279022338" calcext:value-type="float">
            <text:p>-1.36375279022338</text:p>
          </table:table-cell>
        </table:table-row>
        <table:table-row table:style-name="ro1" table:visibility="filter">
          <table:table-cell office:value-type="string" calcext:value-type="string">
            <text:p>Vinnie Hinostroza</text:p>
          </table:table-cell>
          <table:table-cell office:value-type="float" office:value="1.70833333333333" calcext:value-type="float">
            <text:p>1.70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.9811320754717" calcext:value-type="float">
            <text:p>1.9811320754717</text:p>
          </table:table-cell>
          <table:table-cell office:value-type="float" office:value="1.75268817204301" calcext:value-type="float">
            <text:p>1.75268817204301</text:p>
          </table:table-cell>
          <table:table-cell office:value-type="float" office:value="1.36053839521201" calcext:value-type="float">
            <text:p>1.36053839521201</text:p>
          </table:table-cell>
          <table:table-cell/>
          <table:table-cell table:formula="of:=[.G123]-[.F123]" office:value-type="float" office:value="-1.36053839521201" calcext:value-type="float">
            <text:p>-1.36053839521201</text:p>
          </table:table-cell>
        </table:table-row>
        <table:table-row table:style-name="ro1" table:visibility="filter">
          <table:table-cell office:value-type="string" calcext:value-type="string">
            <text:p>Erik Brannstrom</text:p>
          </table:table-cell>
          <table:table-cell office:value-type="float" office:value="1.26519337016575" calcext:value-type="float">
            <text:p>1.26519337016575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4375" calcext:value-type="float">
            <text:p>1.4375</text:p>
          </table:table-cell>
          <table:table-cell office:value-type="float" office:value="1.39325842696629" calcext:value-type="float">
            <text:p>1.39325842696629</text:p>
          </table:table-cell>
          <table:table-cell office:value-type="float" office:value="1.35732128261634" calcext:value-type="float">
            <text:p>1.35732128261634</text:p>
          </table:table-cell>
          <table:table-cell/>
          <table:table-cell table:formula="of:=[.G124]-[.F124]" office:value-type="float" office:value="-1.35732128261634" calcext:value-type="float">
            <text:p>-1.35732128261634</text:p>
          </table:table-cell>
        </table:table-row>
        <table:table-row table:style-name="ro1" table:visibility="filter">
          <table:table-cell office:value-type="string" calcext:value-type="string">
            <text:p>Jack Quinn</text:p>
          </table:table-cell>
          <table:table-cell office:value-type="float" office:value="1.65671641791045" calcext:value-type="float">
            <text:p>1.65671641791045</text:p>
          </table:table-cell>
          <table:table-cell office:value-type="float" office:value="0" calcext:value-type="float">
            <text:p>0</text:p>
          </table:table-cell>
          <table:table-cell office:value-type="float" office:value="1.76923076923077" calcext:value-type="float">
            <text:p>1.76923076923077</text:p>
          </table:table-cell>
          <table:table-cell office:value-type="float" office:value="1.94285714285714" calcext:value-type="float">
            <text:p>1.94285714285714</text:p>
          </table:table-cell>
          <table:table-cell office:value-type="float" office:value="1.34220108249959" calcext:value-type="float">
            <text:p>1.34220108249959</text:p>
          </table:table-cell>
          <table:table-cell/>
          <table:table-cell table:formula="of:=[.G125]-[.F125]" office:value-type="float" office:value="-1.34220108249959" calcext:value-type="float">
            <text:p>-1.34220108249959</text:p>
          </table:table-cell>
        </table:table-row>
        <table:table-row table:style-name="ro1" table:visibility="filter">
          <table:table-cell office:value-type="string" calcext:value-type="string">
            <text:p>Denis Malgin</text:p>
          </table:table-cell>
          <table:table-cell office:value-type="float" office:value="1.44534412955466" calcext:value-type="float">
            <text:p>1.4453441295546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57575757575758" calcext:value-type="float">
            <text:p>1.57575757575758</text:p>
          </table:table-cell>
          <table:table-cell office:value-type="float" office:value="1.47933884297521" calcext:value-type="float">
            <text:p>1.47933884297521</text:p>
          </table:table-cell>
          <table:table-cell office:value-type="float" office:value="1.33344347040519" calcext:value-type="float">
            <text:p>1.33344347040519</text:p>
          </table:table-cell>
          <table:table-cell/>
          <table:table-cell table:formula="of:=[.G126]-[.F126]" office:value-type="float" office:value="-1.33344347040519" calcext:value-type="float">
            <text:p>-1.33344347040519</text:p>
          </table:table-cell>
        </table:table-row>
        <table:table-row table:style-name="ro1" table:visibility="filter">
          <table:table-cell office:value-type="string" calcext:value-type="string">
            <text:p>Alex Goligoski</text:p>
          </table:table-cell>
          <table:table-cell office:value-type="float" office:value="1.52459016393443" calcext:value-type="float">
            <text:p>1.52459016393443</text:p>
          </table:table-cell>
          <table:table-cell office:value-type="float" office:value="0.5" calcext:value-type="float">
            <text:p>0.5</text:p>
          </table:table-cell>
          <table:table-cell office:value-type="float" office:value="1.67539267015707" calcext:value-type="float">
            <text:p>1.67539267015707</text:p>
          </table:table-cell>
          <table:table-cell office:value-type="float" office:value="1.62330097087379" calcext:value-type="float">
            <text:p>1.62330097087379</text:p>
          </table:table-cell>
          <table:table-cell office:value-type="float" office:value="1.33082095124132" calcext:value-type="float">
            <text:p>1.33082095124132</text:p>
          </table:table-cell>
          <table:table-cell/>
          <table:table-cell table:formula="of:=[.G127]-[.F127]" office:value-type="float" office:value="-1.33082095124132" calcext:value-type="float">
            <text:p>-1.33082095124132</text:p>
          </table:table-cell>
        </table:table-row>
        <table:table-row table:style-name="ro1" table:visibility="filter">
          <table:table-cell office:value-type="string" calcext:value-type="string">
            <text:p>Jonas Brodin</text:p>
          </table:table-cell>
          <table:table-cell office:value-type="float" office:value="1.27792915531335" calcext:value-type="float">
            <text:p>1.27792915531335</text:p>
          </table:table-cell>
          <table:table-cell office:value-type="float" office:value="1.4" calcext:value-type="float">
            <text:p>1.4</text:p>
          </table:table-cell>
          <table:table-cell office:value-type="float" office:value="1.31724137931034" calcext:value-type="float">
            <text:p>1.31724137931034</text:p>
          </table:table-cell>
          <table:table-cell office:value-type="float" office:value="1.25956284153005" calcext:value-type="float">
            <text:p>1.25956284153005</text:p>
          </table:table-cell>
          <table:table-cell office:value-type="float" office:value="1.31368334403844" calcext:value-type="float">
            <text:p>1.31368334403844</text:p>
          </table:table-cell>
          <table:table-cell/>
          <table:table-cell table:formula="of:=[.G128]-[.F128]" office:value-type="float" office:value="-1.31368334403844" calcext:value-type="float">
            <text:p>-1.31368334403844</text:p>
          </table:table-cell>
        </table:table-row>
        <table:table-row table:style-name="ro1" table:visibility="filter">
          <table:table-cell office:value-type="string" calcext:value-type="string">
            <text:p>Alex Newhook</text:p>
          </table:table-cell>
          <table:table-cell office:value-type="float" office:value="1.50675675675676" calcext:value-type="float">
            <text:p>1.50675675675676</text:p>
          </table:table-cell>
          <table:table-cell office:value-type="float" office:value="0.75" calcext:value-type="float">
            <text:p>0.75</text:p>
          </table:table-cell>
          <table:table-cell office:value-type="float" office:value="1.53571428571429" calcext:value-type="float">
            <text:p>1.53571428571429</text:p>
          </table:table-cell>
          <table:table-cell office:value-type="float" office:value="1.45945945945946" calcext:value-type="float">
            <text:p>1.45945945945946</text:p>
          </table:table-cell>
          <table:table-cell office:value-type="float" office:value="1.31298262548263" calcext:value-type="float">
            <text:p>1.31298262548263</text:p>
          </table:table-cell>
          <table:table-cell/>
          <table:table-cell table:formula="of:=[.G129]-[.F129]" office:value-type="float" office:value="-1.31298262548263" calcext:value-type="float">
            <text:p>-1.31298262548263</text:p>
          </table:table-cell>
        </table:table-row>
        <table:table-row table:style-name="ro1" table:visibility="filter">
          <table:table-cell office:value-type="string" calcext:value-type="string">
            <text:p>Derek Grant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0.95" calcext:value-type="float">
            <text:p>0.95</text:p>
          </table:table-cell>
          <table:table-cell office:value-type="float" office:value="1.5" calcext:value-type="float">
            <text:p>1.5</text:p>
          </table:table-cell>
          <table:table-cell office:value-type="float" office:value="1.40594059405941" calcext:value-type="float">
            <text:p>1.40594059405941</text:p>
          </table:table-cell>
          <table:table-cell office:value-type="float" office:value="1.30489423942394" calcext:value-type="float">
            <text:p>1.30489423942394</text:p>
          </table:table-cell>
          <table:table-cell/>
          <table:table-cell table:formula="of:=[.G130]-[.F130]" office:value-type="float" office:value="-1.30489423942394" calcext:value-type="float">
            <text:p>-1.30489423942394</text:p>
          </table:table-cell>
        </table:table-row>
        <table:table-row table:style-name="ro1" table:visibility="filter">
          <table:table-cell office:value-type="string" calcext:value-type="string">
            <text:p>Ryan Lomberg</text:p>
          </table:table-cell>
          <table:table-cell office:value-type="float" office:value="1.48554913294798" calcext:value-type="float">
            <text:p>1.4855491329479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30472061657033" calcext:value-type="float">
            <text:p>1.30472061657033</text:p>
          </table:table-cell>
          <table:table-cell/>
          <table:table-cell table:formula="of:=[.G131]-[.F131]" office:value-type="float" office:value="-1.30472061657033" calcext:value-type="float">
            <text:p>-1.30472061657033</text:p>
          </table:table-cell>
        </table:table-row>
        <table:table-row table:style-name="ro1" table:visibility="filter">
          <table:table-cell office:value-type="string" calcext:value-type="string">
            <text:p>John Gibson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2.5" calcext:value-type="float">
            <text:p>2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05263157894737" calcext:value-type="float">
            <text:p>1.05263157894737</text:p>
          </table:table-cell>
          <table:table-cell office:value-type="float" office:value="1.29440789473684" calcext:value-type="float">
            <text:p>1.29440789473684</text:p>
          </table:table-cell>
          <table:table-cell/>
          <table:table-cell table:formula="of:=[.G132]-[.F132]" office:value-type="float" office:value="-1.29440789473684" calcext:value-type="float">
            <text:p>-1.29440789473684</text:p>
          </table:table-cell>
        </table:table-row>
        <table:table-row table:style-name="ro1" table:visibility="filter">
          <table:table-cell office:value-type="string" calcext:value-type="string">
            <text:p>Scott Mayfield</text:p>
          </table:table-cell>
          <table:table-cell office:value-type="float" office:value="1.36190476190476" calcext:value-type="float">
            <text:p>1.36190476190476</text:p>
          </table:table-cell>
          <table:table-cell office:value-type="float" office:value="1.11538461538462" calcext:value-type="float">
            <text:p>1.11538461538462</text:p>
          </table:table-cell>
          <table:table-cell office:value-type="float" office:value="1.27272727272727" calcext:value-type="float">
            <text:p>1.27272727272727</text:p>
          </table:table-cell>
          <table:table-cell office:value-type="float" office:value="1.38095238095238" calcext:value-type="float">
            <text:p>1.38095238095238</text:p>
          </table:table-cell>
          <table:table-cell office:value-type="float" office:value="1.28274225774226" calcext:value-type="float">
            <text:p>1.28274225774226</text:p>
          </table:table-cell>
          <table:table-cell/>
          <table:table-cell table:formula="of:=[.G133]-[.F133]" office:value-type="float" office:value="-1.28274225774226" calcext:value-type="float">
            <text:p>-1.28274225774226</text:p>
          </table:table-cell>
        </table:table-row>
        <table:table-row table:style-name="ro1" table:visibility="filter">
          <table:table-cell office:value-type="string" calcext:value-type="string">
            <text:p>Chris Wideman</text:p>
          </table:table-cell>
          <table:table-cell office:value-type="float" office:value="1.28169014084507" calcext:value-type="float">
            <text:p>1.28169014084507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.03921568627451" calcext:value-type="float">
            <text:p>1.03921568627451</text:p>
          </table:table-cell>
          <table:table-cell office:value-type="float" office:value="1.26717557251908" calcext:value-type="float">
            <text:p>1.26717557251908</text:p>
          </table:table-cell>
          <table:table-cell office:value-type="float" office:value="1.28163573452505" calcext:value-type="float">
            <text:p>1.28163573452505</text:p>
          </table:table-cell>
          <table:table-cell/>
          <table:table-cell table:formula="of:=[.G134]-[.F134]" office:value-type="float" office:value="-1.28163573452505" calcext:value-type="float">
            <text:p>-1.28163573452505</text:p>
          </table:table-cell>
        </table:table-row>
        <table:table-row table:style-name="ro1" table:visibility="filter">
          <table:table-cell office:value-type="string" calcext:value-type="string">
            <text:p>Alex Wennberg</text:p>
          </table:table-cell>
          <table:table-cell office:value-type="float" office:value="1.23595505617978" calcext:value-type="float">
            <text:p>1.23595505617978</text:p>
          </table:table-cell>
          <table:table-cell office:value-type="float" office:value="1.5" calcext:value-type="float">
            <text:p>1.5</text:p>
          </table:table-cell>
          <table:table-cell office:value-type="float" office:value="1.12727272727273" calcext:value-type="float">
            <text:p>1.12727272727273</text:p>
          </table:table-cell>
          <table:table-cell office:value-type="float" office:value="1.21824104234528" calcext:value-type="float">
            <text:p>1.21824104234528</text:p>
          </table:table-cell>
          <table:table-cell office:value-type="float" office:value="1.27036720644945" calcext:value-type="float">
            <text:p>1.27036720644945</text:p>
          </table:table-cell>
          <table:table-cell/>
          <table:table-cell table:formula="of:=[.G135]-[.F135]" office:value-type="float" office:value="-1.27036720644945" calcext:value-type="float">
            <text:p>-1.27036720644945</text:p>
          </table:table-cell>
        </table:table-row>
        <table:table-row table:style-name="ro1" table:visibility="filter">
          <table:table-cell office:value-type="string" calcext:value-type="string">
            <text:p>Mark Kastel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.13513513513514" calcext:value-type="float">
            <text:p>1.13513513513514</text:p>
          </table:table-cell>
          <table:table-cell office:value-type="float" office:value="1.25878378378378" calcext:value-type="float">
            <text:p>1.25878378378378</text:p>
          </table:table-cell>
          <table:table-cell/>
          <table:table-cell table:formula="of:=[.G136]-[.F136]" office:value-type="float" office:value="-1.25878378378378" calcext:value-type="float">
            <text:p>-1.25878378378378</text:p>
          </table:table-cell>
        </table:table-row>
        <table:table-row table:style-name="ro1" table:visibility="filter">
          <table:table-cell office:value-type="string" calcext:value-type="string">
            <text:p>Frederick Gaudreau</text:p>
          </table:table-cell>
          <table:table-cell office:value-type="float" office:value="1.34920634920635" calcext:value-type="float">
            <text:p>1.34920634920635</text:p>
          </table:table-cell>
          <table:table-cell office:value-type="float" office:value="1" calcext:value-type="float">
            <text:p>1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.25409836065574" calcext:value-type="float">
            <text:p>1.25409836065574</text:p>
          </table:table-cell>
          <table:table-cell office:value-type="float" office:value="1.25796903460838" calcext:value-type="float">
            <text:p>1.25796903460838</text:p>
          </table:table-cell>
          <table:table-cell/>
          <table:table-cell table:formula="of:=[.G137]-[.F137]" office:value-type="float" office:value="-1.25796903460838" calcext:value-type="float">
            <text:p>-1.25796903460838</text:p>
          </table:table-cell>
        </table:table-row>
        <table:table-row table:style-name="ro1" table:visibility="filter">
          <table:table-cell office:value-type="string" calcext:value-type="string">
            <text:p>Nick Holden</text:p>
          </table:table-cell>
          <table:table-cell office:value-type="float" office:value="1.18604651162791" calcext:value-type="float">
            <text:p>1.18604651162791</text:p>
          </table:table-cell>
          <table:table-cell office:value-type="float" office:value="1.35" calcext:value-type="float">
            <text:p>1.35</text:p>
          </table:table-cell>
          <table:table-cell office:value-type="float" office:value="1.23076923076923" calcext:value-type="float">
            <text:p>1.23076923076923</text:p>
          </table:table-cell>
          <table:table-cell office:value-type="float" office:value="1.24691358024691" calcext:value-type="float">
            <text:p>1.24691358024691</text:p>
          </table:table-cell>
          <table:table-cell office:value-type="float" office:value="1.25343233066101" calcext:value-type="float">
            <text:p>1.25343233066101</text:p>
          </table:table-cell>
          <table:table-cell/>
          <table:table-cell table:formula="of:=[.G138]-[.F138]" office:value-type="float" office:value="-1.25343233066101" calcext:value-type="float">
            <text:p>-1.25343233066101</text:p>
          </table:table-cell>
        </table:table-row>
        <table:table-row table:style-name="ro1" table:visibility="filter">
          <table:table-cell office:value-type="string" calcext:value-type="string">
            <text:p>Casey Cizikas</text:p>
          </table:table-cell>
          <table:table-cell office:value-type="float" office:value="1.22388059701493" calcext:value-type="float">
            <text:p>1.22388059701493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18840579710145" calcext:value-type="float">
            <text:p>1.18840579710145</text:p>
          </table:table-cell>
          <table:table-cell office:value-type="float" office:value="1.25537634408602" calcext:value-type="float">
            <text:p>1.25537634408602</text:p>
          </table:table-cell>
          <table:table-cell office:value-type="float" office:value="1.25024901788393" calcext:value-type="float">
            <text:p>1.25024901788393</text:p>
          </table:table-cell>
          <table:table-cell/>
          <table:table-cell table:formula="of:=[.G139]-[.F139]" office:value-type="float" office:value="-1.25024901788393" calcext:value-type="float">
            <text:p>-1.25024901788393</text:p>
          </table:table-cell>
        </table:table-row>
        <table:table-row table:style-name="ro1" table:visibility="filter">
          <table:table-cell office:value-type="string" calcext:value-type="string">
            <text:p>Nikita Nesterenko</text:p>
          </table:table-cell>
          <table:table-cell office:value-type="float" office:value="1.15882352941176" calcext:value-type="float">
            <text:p>1.15882352941176</text:p>
          </table:table-cell>
          <table:table-cell office:value-type="float" office:value="1.4" calcext:value-type="float">
            <text:p>1.4</text:p>
          </table:table-cell>
          <table:table-cell office:value-type="float" office:value="1.24137931034483" calcext:value-type="float">
            <text:p>1.24137931034483</text:p>
          </table:table-cell>
          <table:table-cell office:value-type="float" office:value="1.17333333333333" calcext:value-type="float">
            <text:p>1.17333333333333</text:p>
          </table:table-cell>
          <table:table-cell office:value-type="float" office:value="1.24338404327248" calcext:value-type="float">
            <text:p>1.24338404327248</text:p>
          </table:table-cell>
          <table:table-cell/>
          <table:table-cell table:formula="of:=[.G140]-[.F140]" office:value-type="float" office:value="-1.24338404327248" calcext:value-type="float">
            <text:p>-1.24338404327248</text:p>
          </table:table-cell>
        </table:table-row>
        <table:table-row table:style-name="ro1" table:visibility="filter">
          <table:table-cell office:value-type="string" calcext:value-type="string">
            <text:p>Devin Shore</text:p>
          </table:table-cell>
          <table:table-cell office:value-type="float" office:value="1.10501193317422" calcext:value-type="float">
            <text:p>1.10501193317422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0952380952381" calcext:value-type="float">
            <text:p>1.0952380952381</text:p>
          </table:table-cell>
          <table:table-cell office:value-type="float" office:value="1.10648148148148" calcext:value-type="float">
            <text:p>1.10648148148148</text:p>
          </table:table-cell>
          <table:table-cell office:value-type="float" office:value="1.24334954414012" calcext:value-type="float">
            <text:p>1.24334954414012</text:p>
          </table:table-cell>
          <table:table-cell/>
          <table:table-cell table:formula="of:=[.G141]-[.F141]" office:value-type="float" office:value="-1.24334954414012" calcext:value-type="float">
            <text:p>-1.24334954414012</text:p>
          </table:table-cell>
        </table:table-row>
        <table:table-row table:style-name="ro1" table:visibility="filter">
          <table:table-cell office:value-type="string" calcext:value-type="string">
            <text:p>Adam Larsson</text:p>
          </table:table-cell>
          <table:table-cell office:value-type="float" office:value="1.22721268163804" calcext:value-type="float">
            <text:p>1.22721268163804</text:p>
          </table:table-cell>
          <table:table-cell office:value-type="float" office:value="1.23809523809524" calcext:value-type="float">
            <text:p>1.23809523809524</text:p>
          </table:table-cell>
          <table:table-cell office:value-type="float" office:value="1.23404255319149" calcext:value-type="float">
            <text:p>1.23404255319149</text:p>
          </table:table-cell>
          <table:table-cell office:value-type="float" office:value="1.22047244094488" calcext:value-type="float">
            <text:p>1.22047244094488</text:p>
          </table:table-cell>
          <table:table-cell office:value-type="float" office:value="1.22995572846741" calcext:value-type="float">
            <text:p>1.22995572846741</text:p>
          </table:table-cell>
          <table:table-cell/>
          <table:table-cell table:formula="of:=[.G142]-[.F142]" office:value-type="float" office:value="-1.22995572846741" calcext:value-type="float">
            <text:p>-1.22995572846741</text:p>
          </table:table-cell>
        </table:table-row>
        <table:table-row table:style-name="ro1" table:visibility="filter">
          <table:table-cell office:value-type="string" calcext:value-type="string">
            <text:p>Tyson Jost</text:p>
          </table:table-cell>
          <table:table-cell office:value-type="float" office:value="1.56049382716049" calcext:value-type="float">
            <text:p>1.56049382716049</text:p>
          </table:table-cell>
          <table:table-cell office:value-type="float" office:value="0" calcext:value-type="float">
            <text:p>0</text:p>
          </table:table-cell>
          <table:table-cell office:value-type="float" office:value="1.74358974358974" calcext:value-type="float">
            <text:p>1.74358974358974</text:p>
          </table:table-cell>
          <table:table-cell office:value-type="float" office:value="1.59903381642512" calcext:value-type="float">
            <text:p>1.59903381642512</text:p>
          </table:table-cell>
          <table:table-cell office:value-type="float" office:value="1.22577934679384" calcext:value-type="float">
            <text:p>1.22577934679384</text:p>
          </table:table-cell>
          <table:table-cell/>
          <table:table-cell table:formula="of:=[.G143]-[.F143]" office:value-type="float" office:value="-1.22577934679384" calcext:value-type="float">
            <text:p>-1.22577934679384</text:p>
          </table:table-cell>
        </table:table-row>
        <table:table-row table:style-name="ro1" table:visibility="filter">
          <table:table-cell office:value-type="string" calcext:value-type="string">
            <text:p>Brandon Tanev</text:p>
          </table:table-cell>
          <table:table-cell office:value-type="float" office:value="1.4080604534005" calcext:value-type="float">
            <text:p>1.4080604534005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06896551724138" calcext:value-type="float">
            <text:p>1.06896551724138</text:p>
          </table:table-cell>
          <table:table-cell office:value-type="float" office:value="1.35294117647059" calcext:value-type="float">
            <text:p>1.35294117647059</text:p>
          </table:table-cell>
          <table:table-cell office:value-type="float" office:value="1.22311678677812" calcext:value-type="float">
            <text:p>1.22311678677812</text:p>
          </table:table-cell>
          <table:table-cell/>
          <table:table-cell table:formula="of:=[.G144]-[.F144]" office:value-type="float" office:value="-1.22311678677812" calcext:value-type="float">
            <text:p>-1.22311678677812</text:p>
          </table:table-cell>
        </table:table-row>
        <table:table-row table:style-name="ro1" table:visibility="filter">
          <table:table-cell office:value-type="string" calcext:value-type="string">
            <text:p>Casey Mittelstadt</text:p>
          </table:table-cell>
          <table:table-cell office:value-type="float" office:value="1.55056179775281" calcext:value-type="float">
            <text:p>1.55056179775281</text:p>
          </table:table-cell>
          <table:table-cell office:value-type="float" office:value="0" calcext:value-type="float">
            <text:p>0</text:p>
          </table:table-cell>
          <table:table-cell office:value-type="float" office:value="1.70175438596491" calcext:value-type="float">
            <text:p>1.70175438596491</text:p>
          </table:table-cell>
          <table:table-cell office:value-type="float" office:value="1.61832061068702" calcext:value-type="float">
            <text:p>1.61832061068702</text:p>
          </table:table-cell>
          <table:table-cell office:value-type="float" office:value="1.21765919860119" calcext:value-type="float">
            <text:p>1.21765919860119</text:p>
          </table:table-cell>
          <table:table-cell/>
          <table:table-cell table:formula="of:=[.G145]-[.F145]" office:value-type="float" office:value="-1.21765919860119" calcext:value-type="float">
            <text:p>-1.21765919860119</text:p>
          </table:table-cell>
        </table:table-row>
        <table:table-row table:style-name="ro1" table:visibility="filter">
          <table:table-cell office:value-type="string" calcext:value-type="string">
            <text:p>Derek Ryan</text:p>
          </table:table-cell>
          <table:table-cell office:value-type="float" office:value="1.24643584521385" calcext:value-type="float">
            <text:p>1.24643584521385</text:p>
          </table:table-cell>
          <table:table-cell office:value-type="float" office:value="1" calcext:value-type="float">
            <text:p>1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30204081632653" calcext:value-type="float">
            <text:p>1.30204081632653</text:p>
          </table:table-cell>
          <table:table-cell office:value-type="float" office:value="1.2152441653851" calcext:value-type="float">
            <text:p>1.2152441653851</text:p>
          </table:table-cell>
          <table:table-cell/>
          <table:table-cell table:formula="of:=[.G146]-[.F146]" office:value-type="float" office:value="-1.2152441653851" calcext:value-type="float">
            <text:p>-1.2152441653851</text:p>
          </table:table-cell>
        </table:table-row>
        <table:table-row table:style-name="ro1" table:visibility="filter">
          <table:table-cell office:value-type="string" calcext:value-type="string">
            <text:p>Owen Power</text:p>
          </table:table-cell>
          <table:table-cell office:value-type="float" office:value="1.5974025974026" calcext:value-type="float">
            <text:p>1.5974025974026</text:p>
          </table:table-cell>
          <table:table-cell office:value-type="float" office:value="0" calcext:value-type="float">
            <text:p>0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.70731707317073" calcext:value-type="float">
            <text:p>1.70731707317073</text:p>
          </table:table-cell>
          <table:table-cell office:value-type="float" office:value="1.21079530225872" calcext:value-type="float">
            <text:p>1.21079530225872</text:p>
          </table:table-cell>
          <table:table-cell/>
          <table:table-cell table:formula="of:=[.G147]-[.F147]" office:value-type="float" office:value="-1.21079530225872" calcext:value-type="float">
            <text:p>-1.21079530225872</text:p>
          </table:table-cell>
        </table:table-row>
        <table:table-row table:style-name="ro1" table:visibility="filter">
          <table:table-cell office:value-type="string" calcext:value-type="string">
            <text:p>Rafael Harvey-Pinard</text:p>
          </table:table-cell>
          <table:table-cell office:value-type="float" office:value="1.60606060606061" calcext:value-type="float">
            <text:p>1.60606060606061</text:p>
          </table:table-cell>
          <table:table-cell office:value-type="float" office:value="0" calcext:value-type="float">
            <text:p>0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21040938228438" calcext:value-type="float">
            <text:p>1.21040938228438</text:p>
          </table:table-cell>
          <table:table-cell/>
          <table:table-cell table:formula="of:=[.G148]-[.F148]" office:value-type="float" office:value="-1.21040938228438" calcext:value-type="float">
            <text:p>-1.21040938228438</text:p>
          </table:table-cell>
        </table:table-row>
        <table:table-row table:style-name="ro1" table:visibility="filter">
          <table:table-cell office:value-type="string" calcext:value-type="string">
            <text:p>Austin Watson</text:p>
          </table:table-cell>
          <table:table-cell office:value-type="float" office:value="1.17436974789916" calcext:value-type="float">
            <text:p>1.17436974789916</text:p>
          </table:table-cell>
          <table:table-cell office:value-type="float" office:value="1.35714285714286" calcext:value-type="float">
            <text:p>1.35714285714286</text:p>
          </table:table-cell>
          <table:table-cell office:value-type="float" office:value="1.06578947368421" calcext:value-type="float">
            <text:p>1.06578947368421</text:p>
          </table:table-cell>
          <table:table-cell office:value-type="float" office:value="1.18614718614719" calcext:value-type="float">
            <text:p>1.18614718614719</text:p>
          </table:table-cell>
          <table:table-cell office:value-type="float" office:value="1.19586231621835" calcext:value-type="float">
            <text:p>1.19586231621835</text:p>
          </table:table-cell>
          <table:table-cell/>
          <table:table-cell table:formula="of:=[.G149]-[.F149]" office:value-type="float" office:value="-1.19586231621835" calcext:value-type="float">
            <text:p>-1.19586231621835</text:p>
          </table:table-cell>
        </table:table-row>
        <table:table-row table:style-name="ro1" table:visibility="filter">
          <table:table-cell office:value-type="string" calcext:value-type="string">
            <text:p>Chris Tierney</text:p>
          </table:table-cell>
          <table:table-cell office:value-type="float" office:value="1.19864176570458" calcext:value-type="float">
            <text:p>1.19864176570458</text:p>
          </table:table-cell>
          <table:table-cell office:value-type="float" office:value="1.22222222222222" calcext:value-type="float">
            <text:p>1.22222222222222</text:p>
          </table:table-cell>
          <table:table-cell office:value-type="float" office:value="1.19444444444444" calcext:value-type="float">
            <text:p>1.19444444444444</text:p>
          </table:table-cell>
          <table:table-cell office:value-type="float" office:value="1.15807560137457" calcext:value-type="float">
            <text:p>1.15807560137457</text:p>
          </table:table-cell>
          <table:table-cell office:value-type="float" office:value="1.19334600843646" calcext:value-type="float">
            <text:p>1.19334600843646</text:p>
          </table:table-cell>
          <table:table-cell/>
          <table:table-cell table:formula="of:=[.G150]-[.F150]" office:value-type="float" office:value="-1.19334600843646" calcext:value-type="float">
            <text:p>-1.19334600843646</text:p>
          </table:table-cell>
        </table:table-row>
        <table:table-row table:style-name="ro1" table:visibility="filter">
          <table:table-cell office:value-type="string" calcext:value-type="string">
            <text:p>Nathan Beaulieu</text:p>
          </table:table-cell>
          <table:table-cell office:value-type="float" office:value="1.12095032397408" calcext:value-type="float">
            <text:p>1.12095032397408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1.19230769230769" calcext:value-type="float">
            <text:p>1.19230769230769</text:p>
          </table:table-cell>
          <table:table-cell office:value-type="float" office:value="1.07723577235772" calcext:value-type="float">
            <text:p>1.07723577235772</text:p>
          </table:table-cell>
          <table:table-cell office:value-type="float" office:value="1.18853253806897" calcext:value-type="float">
            <text:p>1.18853253806897</text:p>
          </table:table-cell>
          <table:table-cell/>
          <table:table-cell table:formula="of:=[.G151]-[.F151]" office:value-type="float" office:value="-1.18853253806897" calcext:value-type="float">
            <text:p>-1.18853253806897</text:p>
          </table:table-cell>
        </table:table-row>
        <table:table-row table:style-name="ro1" table:visibility="filter">
          <table:table-cell office:value-type="string" calcext:value-type="string">
            <text:p>Johnathan Kovacevic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.23076923076923" calcext:value-type="float">
            <text:p>1.23076923076923</text:p>
          </table:table-cell>
          <table:table-cell office:value-type="float" office:value="1.35135135135135" calcext:value-type="float">
            <text:p>1.35135135135135</text:p>
          </table:table-cell>
          <table:table-cell office:value-type="float" office:value="1.18719681219681" calcext:value-type="float">
            <text:p>1.18719681219681</text:p>
          </table:table-cell>
          <table:table-cell/>
          <table:table-cell table:formula="of:=[.G152]-[.F152]" office:value-type="float" office:value="-1.18719681219681" calcext:value-type="float">
            <text:p>-1.18719681219681</text:p>
          </table:table-cell>
        </table:table-row>
        <table:table-row table:style-name="ro1" table:visibility="filter">
          <table:table-cell office:value-type="string" calcext:value-type="string">
            <text:p>Jayson Megna</text:p>
          </table:table-cell>
          <table:table-cell office:value-type="float" office:value="0.984924623115578" calcext:value-type="float">
            <text:p>0.984924623115578</text:p>
          </table:table-cell>
          <table:table-cell office:value-type="float" office:value="1.4" calcext:value-type="float">
            <text:p>1.4</text:p>
          </table:table-cell>
          <table:table-cell office:value-type="float" office:value="1.31818181818182" calcext:value-type="float">
            <text:p>1.31818181818182</text:p>
          </table:table-cell>
          <table:table-cell office:value-type="float" office:value="0.990291262135922" calcext:value-type="float">
            <text:p>0.990291262135922</text:p>
          </table:table-cell>
          <table:table-cell office:value-type="float" office:value="1.17334942585833" calcext:value-type="float">
            <text:p>1.17334942585833</text:p>
          </table:table-cell>
          <table:table-cell/>
          <table:table-cell table:formula="of:=[.G153]-[.F153]" office:value-type="float" office:value="-1.17334942585833" calcext:value-type="float">
            <text:p>-1.17334942585833</text:p>
          </table:table-cell>
        </table:table-row>
        <table:table-row table:style-name="ro1" table:visibility="filter">
          <table:table-cell office:value-type="string" calcext:value-type="string">
            <text:p>Eetu Luostarinen</text:p>
          </table:table-cell>
          <table:table-cell office:value-type="float" office:value="1.21182266009852" calcext:value-type="float">
            <text:p>1.21182266009852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175" calcext:value-type="float">
            <text:p>1.175</text:p>
          </table:table-cell>
          <table:table-cell office:value-type="float" office:value="1.12871287128713" calcext:value-type="float">
            <text:p>1.12871287128713</text:p>
          </table:table-cell>
          <table:table-cell office:value-type="float" office:value="1.1645981685607" calcext:value-type="float">
            <text:p>1.1645981685607</text:p>
          </table:table-cell>
          <table:table-cell/>
          <table:table-cell table:formula="of:=[.G154]-[.F154]" office:value-type="float" office:value="-1.1645981685607" calcext:value-type="float">
            <text:p>-1.1645981685607</text:p>
          </table:table-cell>
        </table:table-row>
        <table:table-row table:style-name="ro1" table:visibility="filter">
          <table:table-cell office:value-type="string" calcext:value-type="string">
            <text:p>Calen Addison</text:p>
          </table:table-cell>
          <table:table-cell office:value-type="float" office:value="1.21794871794872" calcext:value-type="float">
            <text:p>1.21794871794872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2972972972973" calcext:value-type="float">
            <text:p>1.2972972972973</text:p>
          </table:table-cell>
          <table:table-cell office:value-type="float" office:value="1.16452578952579" calcext:value-type="float">
            <text:p>1.16452578952579</text:p>
          </table:table-cell>
          <table:table-cell/>
          <table:table-cell table:formula="of:=[.G155]-[.F155]" office:value-type="float" office:value="-1.16452578952579" calcext:value-type="float">
            <text:p>-1.16452578952579</text:p>
          </table:table-cell>
        </table:table-row>
        <table:table-row table:style-name="ro1" table:visibility="filter">
          <table:table-cell office:value-type="string" calcext:value-type="string">
            <text:p>Oskar Sundqvist</text:p>
          </table:table-cell>
          <table:table-cell office:value-type="float" office:value="1.26857142857143" calcext:value-type="float">
            <text:p>1.26857142857143</text:p>
          </table:table-cell>
          <table:table-cell office:value-type="float" office:value="1" calcext:value-type="float">
            <text:p>1</text:p>
          </table:table-cell>
          <table:table-cell office:value-type="float" office:value="1.07246376811594" calcext:value-type="float">
            <text:p>1.07246376811594</text:p>
          </table:table-cell>
          <table:table-cell office:value-type="float" office:value="1.30459770114943" calcext:value-type="float">
            <text:p>1.30459770114943</text:p>
          </table:table-cell>
          <table:table-cell office:value-type="float" office:value="1.1614082244592" calcext:value-type="float">
            <text:p>1.1614082244592</text:p>
          </table:table-cell>
          <table:table-cell/>
          <table:table-cell table:formula="of:=[.G156]-[.F156]" office:value-type="float" office:value="-1.1614082244592" calcext:value-type="float">
            <text:p>-1.1614082244592</text:p>
          </table:table-cell>
        </table:table-row>
        <table:table-row table:style-name="ro1" table:visibility="filter">
          <table:table-cell office:value-type="string" calcext:value-type="string">
            <text:p>Marc Staal</text:p>
          </table:table-cell>
          <table:table-cell office:value-type="float" office:value="1.0521978021978" calcext:value-type="float">
            <text:p>1.0521978021978</text:p>
          </table:table-cell>
          <table:table-cell office:value-type="float" office:value="1.51282051282051" calcext:value-type="float">
            <text:p>1.51282051282051</text:p>
          </table:table-cell>
          <table:table-cell office:value-type="float" office:value="1.01522842639594" calcext:value-type="float">
            <text:p>1.01522842639594</text:p>
          </table:table-cell>
          <table:table-cell office:value-type="float" office:value="1.01113172541744" calcext:value-type="float">
            <text:p>1.01113172541744</text:p>
          </table:table-cell>
          <table:table-cell office:value-type="float" office:value="1.14784461670792" calcext:value-type="float">
            <text:p>1.14784461670792</text:p>
          </table:table-cell>
          <table:table-cell/>
          <table:table-cell table:formula="of:=[.G157]-[.F157]" office:value-type="float" office:value="-1.14784461670792" calcext:value-type="float">
            <text:p>-1.14784461670792</text:p>
          </table:table-cell>
        </table:table-row>
        <table:table-row table:style-name="ro1" table:visibility="filter">
          <table:table-cell office:value-type="string" calcext:value-type="string">
            <text:p>Jesper Boqvist</text:p>
          </table:table-cell>
          <table:table-cell office:value-type="float" office:value="1.14917127071823" calcext:value-type="float">
            <text:p>1.14917127071823</text:p>
          </table:table-cell>
          <table:table-cell office:value-type="float" office:value="1.1" calcext:value-type="float">
            <text:p>1.1</text:p>
          </table:table-cell>
          <table:table-cell office:value-type="float" office:value="1.12903225806452" calcext:value-type="float">
            <text:p>1.12903225806452</text:p>
          </table:table-cell>
          <table:table-cell office:value-type="float" office:value="1.19417475728155" calcext:value-type="float">
            <text:p>1.19417475728155</text:p>
          </table:table-cell>
          <table:table-cell office:value-type="float" office:value="1.14309457151608" calcext:value-type="float">
            <text:p>1.14309457151608</text:p>
          </table:table-cell>
          <table:table-cell/>
          <table:table-cell table:formula="of:=[.G158]-[.F158]" office:value-type="float" office:value="-1.14309457151608" calcext:value-type="float">
            <text:p>-1.14309457151608</text:p>
          </table:table-cell>
        </table:table-row>
        <table:table-row table:style-name="ro1" table:visibility="filter">
          <table:table-cell office:value-type="string" calcext:value-type="string">
            <text:p>Ridly Greig</text:p>
          </table:table-cell>
          <table:table-cell office:value-type="float" office:value="1.3125" calcext:value-type="float">
            <text:p>1.312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128125" calcext:value-type="float">
            <text:p>1.128125</text:p>
          </table:table-cell>
          <table:table-cell/>
          <table:table-cell table:formula="of:=[.G159]-[.F159]" office:value-type="float" office:value="-1.128125" calcext:value-type="float">
            <text:p>-1.128125</text:p>
          </table:table-cell>
        </table:table-row>
        <table:table-row table:style-name="ro1" table:visibility="filter">
          <table:table-cell office:value-type="string" calcext:value-type="string">
            <text:p>Kaiden Guhle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1" calcext:value-type="float">
            <text:p>1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.12" calcext:value-type="float">
            <text:p>1.12</text:p>
          </table:table-cell>
          <table:table-cell office:value-type="float" office:value="1.12415584415584" calcext:value-type="float">
            <text:p>1.12415584415584</text:p>
          </table:table-cell>
          <table:table-cell/>
          <table:table-cell table:formula="of:=[.G160]-[.F160]" office:value-type="float" office:value="-1.12415584415584" calcext:value-type="float">
            <text:p>-1.12415584415584</text:p>
          </table:table-cell>
        </table:table-row>
        <table:table-row table:style-name="ro1" table:visibility="filter">
          <table:table-cell office:value-type="string" calcext:value-type="string">
            <text:p>Mathieu Joseph</text:p>
          </table:table-cell>
          <table:table-cell office:value-type="float" office:value="1.17562724014337" calcext:value-type="float">
            <text:p>1.17562724014337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15" calcext:value-type="float">
            <text:p>1.15</text:p>
          </table:table-cell>
          <table:table-cell office:value-type="float" office:value="1.12307347670251" calcext:value-type="float">
            <text:p>1.12307347670251</text:p>
          </table:table-cell>
          <table:table-cell/>
          <table:table-cell table:formula="of:=[.G161]-[.F161]" office:value-type="float" office:value="-1.12307347670251" calcext:value-type="float">
            <text:p>-1.12307347670251</text:p>
          </table:table-cell>
        </table:table-row>
        <table:table-row table:style-name="ro1" table:visibility="filter">
          <table:table-cell office:value-type="string" calcext:value-type="string">
            <text:p>Hudson Fasch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1818181818182" calcext:value-type="float">
            <text:p>1.31818181818182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12121212121212" calcext:value-type="float">
            <text:p>1.12121212121212</text:p>
          </table:table-cell>
          <table:table-cell/>
          <table:table-cell table:formula="of:=[.G162]-[.F162]" office:value-type="float" office:value="-1.12121212121212" calcext:value-type="float">
            <text:p>-1.12121212121212</text:p>
          </table:table-cell>
        </table:table-row>
        <table:table-row table:style-name="ro1" table:visibility="filter">
          <table:table-cell office:value-type="string" calcext:value-type="string">
            <text:p>Casey Fitzgerald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1.11580086580087" calcext:value-type="float">
            <text:p>1.11580086580087</text:p>
          </table:table-cell>
          <table:table-cell/>
          <table:table-cell table:formula="of:=[.G163]-[.F163]" office:value-type="float" office:value="-1.11580086580087" calcext:value-type="float">
            <text:p>-1.11580086580087</text:p>
          </table:table-cell>
        </table:table-row>
        <table:table-row table:style-name="ro1" table:visibility="filter">
          <table:table-cell office:value-type="string" calcext:value-type="string">
            <text:p>Sam Carrick</text:p>
          </table:table-cell>
          <table:table-cell office:value-type="float" office:value="1.20754716981132" calcext:value-type="float">
            <text:p>1.20754716981132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1.14666666666667" calcext:value-type="float">
            <text:p>1.14666666666667</text:p>
          </table:table-cell>
          <table:table-cell office:value-type="float" office:value="1.1146523602184" calcext:value-type="float">
            <text:p>1.1146523602184</text:p>
          </table:table-cell>
          <table:table-cell/>
          <table:table-cell table:formula="of:=[.G164]-[.F164]" office:value-type="float" office:value="-1.1146523602184" calcext:value-type="float">
            <text:p>-1.1146523602184</text:p>
          </table:table-cell>
        </table:table-row>
        <table:table-row table:style-name="ro1">
          <table:table-cell office:value-type="string" calcext:value-type="string">
            <text:p>Brendan Gallagher</text:p>
          </table:table-cell>
          <table:table-cell office:value-type="float" office:value="3.09159159159159" calcext:value-type="float">
            <text:p>3.09159159159159</text:p>
          </table:table-cell>
          <table:table-cell office:value-type="float" office:value="3.05882352941176" calcext:value-type="float">
            <text:p>3.05882352941176</text:p>
          </table:table-cell>
          <table:table-cell office:value-type="float" office:value="3.13793103448276" calcext:value-type="float">
            <text:p>3.13793103448276</text:p>
          </table:table-cell>
          <table:table-cell office:value-type="float" office:value="3.06927710843374" calcext:value-type="float">
            <text:p>3.06927710843374</text:p>
          </table:table-cell>
          <table:table-cell office:value-type="float" office:value="3.08940581597996" calcext:value-type="float">
            <text:p>3.08940581597996</text:p>
          </table:table-cell>
          <table:table-cell office:value-type="float" office:value="2" calcext:value-type="float">
            <text:p>2</text:p>
          </table:table-cell>
          <table:table-cell table:formula="of:=[.G165]-[.F165]" office:value-type="float" office:value="-1.08940581597996" calcext:value-type="float">
            <text:p>-1.08940581597996</text:p>
          </table:table-cell>
        </table:table-row>
        <table:table-row table:style-name="ro1" table:visibility="filter">
          <table:table-cell office:value-type="string" calcext:value-type="string">
            <text:p>Samuel Bolduc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8333333333333" calcext:value-type="float">
            <text:p>1.08333333333333</text:p>
          </table:table-cell>
          <table:table-cell/>
          <table:table-cell table:formula="of:=[.G166]-[.F166]" office:value-type="float" office:value="-1.08333333333333" calcext:value-type="float">
            <text:p>-1.08333333333333</text:p>
          </table:table-cell>
        </table:table-row>
        <table:table-row table:style-name="ro1" table:visibility="filter">
          <table:table-cell office:value-type="string" calcext:value-type="string">
            <text:p>Zemgus Girgensons</text:p>
          </table:table-cell>
          <table:table-cell office:value-type="float" office:value="1.48130081300813" calcext:value-type="float">
            <text:p>1.48130081300813</text:p>
          </table:table-cell>
          <table:table-cell office:value-type="float" office:value="0" calcext:value-type="float">
            <text:p>0</text:p>
          </table:table-cell>
          <table:table-cell office:value-type="float" office:value="1.27710843373494" calcext:value-type="float">
            <text:p>1.27710843373494</text:p>
          </table:table-cell>
          <table:table-cell office:value-type="float" office:value="1.55339805825243" calcext:value-type="float">
            <text:p>1.55339805825243</text:p>
          </table:table-cell>
          <table:table-cell office:value-type="float" office:value="1.07795182624887" calcext:value-type="float">
            <text:p>1.07795182624887</text:p>
          </table:table-cell>
          <table:table-cell/>
          <table:table-cell table:formula="of:=[.G167]-[.F167]" office:value-type="float" office:value="-1.07795182624887" calcext:value-type="float">
            <text:p>-1.07795182624887</text:p>
          </table:table-cell>
        </table:table-row>
        <table:table-row table:style-name="ro1" table:visibility="filter">
          <table:table-cell office:value-type="string" calcext:value-type="string">
            <text:p>Parker Kelly</text:p>
          </table:table-cell>
          <table:table-cell office:value-type="float" office:value="1.11340206185567" calcext:value-type="float">
            <text:p>1.113402061855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4" calcext:value-type="float">
            <text:p>1.4</text:p>
          </table:table-cell>
          <table:table-cell office:value-type="float" office:value="1.11538461538462" calcext:value-type="float">
            <text:p>1.11538461538462</text:p>
          </table:table-cell>
          <table:table-cell office:value-type="float" office:value="1.07386333597674" calcext:value-type="float">
            <text:p>1.07386333597674</text:p>
          </table:table-cell>
          <table:table-cell/>
          <table:table-cell table:formula="of:=[.G168]-[.F168]" office:value-type="float" office:value="-1.07386333597674" calcext:value-type="float">
            <text:p>-1.07386333597674</text:p>
          </table:table-cell>
        </table:table-row>
        <table:table-row table:style-name="ro1" table:visibility="filter">
          <table:table-cell office:value-type="string" calcext:value-type="string">
            <text:p>Nolan Foot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0625" calcext:value-type="float">
            <text:p>1.0625</text:p>
          </table:table-cell>
          <table:table-cell/>
          <table:table-cell table:formula="of:=[.G169]-[.F169]" office:value-type="float" office:value="-1.0625" calcext:value-type="float">
            <text:p>-1.0625</text:p>
          </table:table-cell>
        </table:table-row>
        <table:table-row table:style-name="ro1" table:visibility="filter">
          <table:table-cell office:value-type="string" calcext:value-type="string">
            <text:p>Curtis Lazar</text:p>
          </table:table-cell>
          <table:table-cell office:value-type="float" office:value="1.10398230088496" calcext:value-type="float">
            <text:p>1.10398230088496</text:p>
          </table:table-cell>
          <table:table-cell office:value-type="float" office:value="1" calcext:value-type="float">
            <text:p>1</text:p>
          </table:table-cell>
          <table:table-cell office:value-type="float" office:value="1.14634146341463" calcext:value-type="float">
            <text:p>1.14634146341463</text:p>
          </table:table-cell>
          <table:table-cell office:value-type="float" office:value="0.977168949771689" calcext:value-type="float">
            <text:p>0.977168949771689</text:p>
          </table:table-cell>
          <table:table-cell office:value-type="float" office:value="1.05687317851782" calcext:value-type="float">
            <text:p>1.05687317851782</text:p>
          </table:table-cell>
          <table:table-cell/>
          <table:table-cell table:formula="of:=[.G170]-[.F170]" office:value-type="float" office:value="-1.05687317851782" calcext:value-type="float">
            <text:p>-1.05687317851782</text:p>
          </table:table-cell>
        </table:table-row>
        <table:table-row table:style-name="ro1" table:visibility="filter">
          <table:table-cell office:value-type="string" calcext:value-type="string">
            <text:p>Connor Dewar</text:p>
          </table:table-cell>
          <table:table-cell office:value-type="float" office:value="1.1214953271028" calcext:value-type="float">
            <text:p>1.1214953271028</text:p>
          </table:table-cell>
          <table:table-cell office:value-type="float" office:value="1" calcext:value-type="float">
            <text:p>1</text:p>
          </table:table-cell>
          <table:table-cell office:value-type="float" office:value="1.05263157894737" calcext:value-type="float">
            <text:p>1.05263157894737</text:p>
          </table:table-cell>
          <table:table-cell office:value-type="float" office:value="1.03921568627451" calcext:value-type="float">
            <text:p>1.03921568627451</text:p>
          </table:table-cell>
          <table:table-cell office:value-type="float" office:value="1.05333564808117" calcext:value-type="float">
            <text:p>1.05333564808117</text:p>
          </table:table-cell>
          <table:table-cell/>
          <table:table-cell table:formula="of:=[.G171]-[.F171]" office:value-type="float" office:value="-1.05333564808117" calcext:value-type="float">
            <text:p>-1.05333564808117</text:p>
          </table:table-cell>
        </table:table-row>
        <table:table-row table:style-name="ro1" table:visibility="filter">
          <table:table-cell office:value-type="string" calcext:value-type="string">
            <text:p>Justin Barron</text:p>
          </table:table-cell>
          <table:table-cell office:value-type="float" office:value="1.2972972972973" calcext:value-type="float">
            <text:p>1.297297297297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.18181818181818" calcext:value-type="float">
            <text:p>1.18181818181818</text:p>
          </table:table-cell>
          <table:table-cell office:value-type="float" office:value="1.04477886977887" calcext:value-type="float">
            <text:p>1.04477886977887</text:p>
          </table:table-cell>
          <table:table-cell/>
          <table:table-cell table:formula="of:=[.G172]-[.F172]" office:value-type="float" office:value="-1.04477886977887" calcext:value-type="float">
            <text:p>-1.04477886977887</text:p>
          </table:table-cell>
        </table:table-row>
        <table:table-row table:style-name="ro1" table:visibility="filter">
          <table:table-cell office:value-type="string" calcext:value-type="string">
            <text:p>John Hayden</text:p>
          </table:table-cell>
          <table:table-cell office:value-type="float" office:value="1.02834008097166" calcext:value-type="float">
            <text:p>1.02834008097166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1.1025641025641" calcext:value-type="float">
            <text:p>1.1025641025641</text:p>
          </table:table-cell>
          <table:table-cell office:value-type="float" office:value="1.10833333333333" calcext:value-type="float">
            <text:p>1.10833333333333</text:p>
          </table:table-cell>
          <table:table-cell office:value-type="float" office:value="1.04195223636013" calcext:value-type="float">
            <text:p>1.04195223636013</text:p>
          </table:table-cell>
          <table:table-cell/>
          <table:table-cell table:formula="of:=[.G173]-[.F173]" office:value-type="float" office:value="-1.04195223636013" calcext:value-type="float">
            <text:p>-1.04195223636013</text:p>
          </table:table-cell>
        </table:table-row>
        <table:table-row table:style-name="ro1" table:visibility="filter">
          <table:table-cell office:value-type="string" calcext:value-type="string">
            <text:p>Carson Soucy</text:p>
          </table:table-cell>
          <table:table-cell office:value-type="float" office:value="1.19087136929461" calcext:value-type="float">
            <text:p>1.19087136929461</text:p>
          </table:table-cell>
          <table:table-cell office:value-type="float" office:value="0.25" calcext:value-type="float">
            <text:p>0.25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13559322033898" calcext:value-type="float">
            <text:p>1.13559322033898</text:p>
          </table:table-cell>
          <table:table-cell office:value-type="float" office:value="1.03697329026554" calcext:value-type="float">
            <text:p>1.03697329026554</text:p>
          </table:table-cell>
          <table:table-cell/>
          <table:table-cell table:formula="of:=[.G174]-[.F174]" office:value-type="float" office:value="-1.03697329026554" calcext:value-type="float">
            <text:p>-1.03697329026554</text:p>
          </table:table-cell>
        </table:table-row>
        <table:table-row table:style-name="ro1" table:visibility="filter">
          <table:table-cell office:value-type="string" calcext:value-type="string">
            <text:p>Brendan Smith</text:p>
          </table:table-cell>
          <table:table-cell office:value-type="float" office:value="1.21311475409836" calcext:value-type="float">
            <text:p>1.21311475409836</text:p>
          </table:table-cell>
          <table:table-cell office:value-type="float" office:value="0" calcext:value-type="float">
            <text:p>0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25806451612903" calcext:value-type="float">
            <text:p>1.25806451612903</text:p>
          </table:table-cell>
          <table:table-cell office:value-type="float" office:value="1.03446148422352" calcext:value-type="float">
            <text:p>1.03446148422352</text:p>
          </table:table-cell>
          <table:table-cell/>
          <table:table-cell table:formula="of:=[.G175]-[.F175]" office:value-type="float" office:value="-1.03446148422352" calcext:value-type="float">
            <text:p>-1.03446148422352</text:p>
          </table:table-cell>
        </table:table-row>
        <table:table-row table:style-name="ro1" table:visibility="filter">
          <table:table-cell office:value-type="string" calcext:value-type="string">
            <text:p>Urho Vaakanainen</text:p>
          </table:table-cell>
          <table:table-cell office:value-type="float" office:value="1.07352941176471" calcext:value-type="float">
            <text:p>1.073529411764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03400735294118" calcext:value-type="float">
            <text:p>1.03400735294118</text:p>
          </table:table-cell>
          <table:table-cell/>
          <table:table-cell table:formula="of:=[.G176]-[.F176]" office:value-type="float" office:value="-1.03400735294118" calcext:value-type="float">
            <text:p>-1.03400735294118</text:p>
          </table:table-cell>
        </table:table-row>
        <table:table-row table:style-name="ro1" table:visibility="filter">
          <table:table-cell office:value-type="string" calcext:value-type="string">
            <text:p>Jamie Oleksiak</text:p>
          </table:table-cell>
          <table:table-cell office:value-type="float" office:value="1.09683794466403" calcext:value-type="float">
            <text:p>1.0968379446640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68085106382979" calcext:value-type="float">
            <text:p>0.968085106382979</text:p>
          </table:table-cell>
          <table:table-cell office:value-type="float" office:value="1.078125" calcext:value-type="float">
            <text:p>1.078125</text:p>
          </table:table-cell>
          <table:table-cell office:value-type="float" office:value="1.02260411802491" calcext:value-type="float">
            <text:p>1.02260411802491</text:p>
          </table:table-cell>
          <table:table-cell/>
          <table:table-cell table:formula="of:=[.G177]-[.F177]" office:value-type="float" office:value="-1.02260411802491" calcext:value-type="float">
            <text:p>-1.02260411802491</text:p>
          </table:table-cell>
        </table:table-row>
        <table:table-row table:style-name="ro1" table:visibility="filter">
          <table:table-cell office:value-type="string" calcext:value-type="string">
            <text:p>Brandon Duhaime</text:p>
          </table:table-cell>
          <table:table-cell office:value-type="float" office:value="1.26016260162602" calcext:value-type="float">
            <text:p>1.26016260162602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1.23809523809524" calcext:value-type="float">
            <text:p>1.23809523809524</text:p>
          </table:table-cell>
          <table:table-cell office:value-type="float" office:value="1.01742160278746" calcext:value-type="float">
            <text:p>1.01742160278746</text:p>
          </table:table-cell>
          <table:table-cell/>
          <table:table-cell table:formula="of:=[.G178]-[.F178]" office:value-type="float" office:value="-1.01742160278746" calcext:value-type="float">
            <text:p>-1.01742160278746</text:p>
          </table:table-cell>
        </table:table-row>
        <table:table-row table:style-name="ro1" table:visibility="filter">
          <table:table-cell office:value-type="string" calcext:value-type="string">
            <text:p>Isac Lundestrom</text:p>
          </table:table-cell>
          <table:table-cell office:value-type="float" office:value="1.03448275862069" calcext:value-type="float">
            <text:p>1.03448275862069</text:p>
          </table:table-cell>
          <table:table-cell office:value-type="float" office:value="0.875" calcext:value-type="float">
            <text:p>0.875</text:p>
          </table:table-cell>
          <table:table-cell office:value-type="float" office:value="1.025" calcext:value-type="float">
            <text:p>1.025</text:p>
          </table:table-cell>
          <table:table-cell office:value-type="float" office:value="1.12121212121212" calcext:value-type="float">
            <text:p>1.12121212121212</text:p>
          </table:table-cell>
          <table:table-cell office:value-type="float" office:value="1.0139237199582" calcext:value-type="float">
            <text:p>1.0139237199582</text:p>
          </table:table-cell>
          <table:table-cell/>
          <table:table-cell table:formula="of:=[.G179]-[.F179]" office:value-type="float" office:value="-1.0139237199582" calcext:value-type="float">
            <text:p>-1.0139237199582</text:p>
          </table:table-cell>
        </table:table-row>
        <table:table-row table:style-name="ro1" table:visibility="filter">
          <table:table-cell office:value-type="string" calcext:value-type="string">
            <text:p>Jordan Greenway</text:p>
          </table:table-cell>
          <table:table-cell office:value-type="float" office:value="1.3900293255132" calcext:value-type="float">
            <text:p>1.3900293255132</text:p>
          </table:table-cell>
          <table:table-cell office:value-type="float" office:value="0" calcext:value-type="float">
            <text:p>0</text:p>
          </table:table-cell>
          <table:table-cell office:value-type="float" office:value="1.23913043478261" calcext:value-type="float">
            <text:p>1.23913043478261</text:p>
          </table:table-cell>
          <table:table-cell office:value-type="float" office:value="1.425" calcext:value-type="float">
            <text:p>1.425</text:p>
          </table:table-cell>
          <table:table-cell office:value-type="float" office:value="1.01353994007395" calcext:value-type="float">
            <text:p>1.01353994007395</text:p>
          </table:table-cell>
          <table:table-cell/>
          <table:table-cell table:formula="of:=[.G180]-[.F180]" office:value-type="float" office:value="-1.01353994007395" calcext:value-type="float">
            <text:p>-1.01353994007395</text:p>
          </table:table-cell>
        </table:table-row>
        <table:table-row table:style-name="ro1" table:visibility="filter">
          <table:table-cell office:value-type="string" calcext:value-type="string">
            <text:p>John Marino</text:p>
          </table:table-cell>
          <table:table-cell office:value-type="float" office:value="1.08979591836735" calcext:value-type="float">
            <text:p>1.08979591836735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1.00833333333333" calcext:value-type="float">
            <text:p>1.00833333333333</text:p>
          </table:table-cell>
          <table:table-cell office:value-type="float" office:value="1.0078656462585" calcext:value-type="float">
            <text:p>1.0078656462585</text:p>
          </table:table-cell>
          <table:table-cell/>
          <table:table-cell table:formula="of:=[.G181]-[.F181]" office:value-type="float" office:value="-1.0078656462585" calcext:value-type="float">
            <text:p>-1.0078656462585</text:p>
          </table:table-cell>
        </table:table-row>
        <table:table-row table:style-name="ro1" table:visibility="filter">
          <table:table-cell office:value-type="string" calcext:value-type="string">
            <text:p>Mike Hoff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182]-[.F182]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Sam Steel</text:p>
          </table:table-cell>
          <table:table-cell office:value-type="float" office:value="1.1875" calcext:value-type="float">
            <text:p>1.1875</text:p>
          </table:table-cell>
          <table:table-cell office:value-type="float" office:value="0.25" calcext:value-type="float">
            <text:p>0.25</text:p>
          </table:table-cell>
          <table:table-cell office:value-type="float" office:value="1.28205128205128" calcext:value-type="float">
            <text:p>1.28205128205128</text:p>
          </table:table-cell>
          <table:table-cell office:value-type="float" office:value="1.2755905511811" calcext:value-type="float">
            <text:p>1.2755905511811</text:p>
          </table:table-cell>
          <table:table-cell office:value-type="float" office:value="0.998785458308096" calcext:value-type="float">
            <text:p>0.998785458308096</text:p>
          </table:table-cell>
          <table:table-cell/>
          <table:table-cell table:formula="of:=[.G183]-[.F183]" office:value-type="float" office:value="-0.998785458308096" calcext:value-type="float">
            <text:p>-0.998785458308096</text:p>
          </table:table-cell>
        </table:table-row>
        <table:table-row table:style-name="ro1" table:visibility="filter">
          <table:table-cell office:value-type="string" calcext:value-type="string">
            <text:p>Morgan Geekie</text:p>
          </table:table-cell>
          <table:table-cell office:value-type="float" office:value="1.13450292397661" calcext:value-type="float">
            <text:p>1.13450292397661</text:p>
          </table:table-cell>
          <table:table-cell office:value-type="float" office:value="0.5" calcext:value-type="float">
            <text:p>0.5</text:p>
          </table:table-cell>
          <table:table-cell office:value-type="float" office:value="1.125" calcext:value-type="float">
            <text:p>1.125</text:p>
          </table:table-cell>
          <table:table-cell office:value-type="float" office:value="1.22988505747126" calcext:value-type="float">
            <text:p>1.22988505747126</text:p>
          </table:table-cell>
          <table:table-cell office:value-type="float" office:value="0.997346995361968" calcext:value-type="float">
            <text:p>0.997346995361968</text:p>
          </table:table-cell>
          <table:table-cell/>
          <table:table-cell table:formula="of:=[.G184]-[.F184]" office:value-type="float" office:value="-0.997346995361968" calcext:value-type="float">
            <text:p>-0.997346995361968</text:p>
          </table:table-cell>
        </table:table-row>
        <table:table-row table:style-name="ro1" table:visibility="filter">
          <table:table-cell office:value-type="string" calcext:value-type="string">
            <text:p>Michael Pezzetta</text:p>
          </table:table-cell>
          <table:table-cell office:value-type="float" office:value="1.02857142857143" calcext:value-type="float">
            <text:p>1.02857142857143</text:p>
          </table:table-cell>
          <table:table-cell office:value-type="float" office:value="1" calcext:value-type="float">
            <text:p>1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1.03921568627451" calcext:value-type="float">
            <text:p>1.03921568627451</text:p>
          </table:table-cell>
          <table:table-cell office:value-type="float" office:value="0.995207648276702" calcext:value-type="float">
            <text:p>0.995207648276702</text:p>
          </table:table-cell>
          <table:table-cell/>
          <table:table-cell table:formula="of:=[.G185]-[.F185]" office:value-type="float" office:value="-0.995207648276702" calcext:value-type="float">
            <text:p>-0.995207648276702</text:p>
          </table:table-cell>
        </table:table-row>
        <table:table-row table:style-name="ro1" table:visibility="filter">
          <table:table-cell office:value-type="string" calcext:value-type="string">
            <text:p>Klim Kostin</text:p>
          </table:table-cell>
          <table:table-cell office:value-type="float" office:value="0.893617021276596" calcext:value-type="float">
            <text:p>0.893617021276596</text:p>
          </table:table-cell>
          <table:table-cell office:value-type="float" office:value="1.5" calcext:value-type="float">
            <text:p>1.5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926829268292683" calcext:value-type="float">
            <text:p>0.926829268292683</text:p>
          </table:table-cell>
          <table:table-cell office:value-type="float" office:value="0.989202481483229" calcext:value-type="float">
            <text:p>0.989202481483229</text:p>
          </table:table-cell>
          <table:table-cell/>
          <table:table-cell table:formula="of:=[.G186]-[.F186]" office:value-type="float" office:value="-0.989202481483229" calcext:value-type="float">
            <text:p>-0.989202481483229</text:p>
          </table:table-cell>
        </table:table-row>
        <table:table-row table:style-name="ro1" table:visibility="filter">
          <table:table-cell office:value-type="string" calcext:value-type="string">
            <text:p>Julien Gauthier</text:p>
          </table:table-cell>
          <table:table-cell office:value-type="float" office:value="1.12666666666667" calcext:value-type="float">
            <text:p>1.1266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1.12121212121212" calcext:value-type="float">
            <text:p>1.12121212121212</text:p>
          </table:table-cell>
          <table:table-cell office:value-type="float" office:value="1.1038961038961" calcext:value-type="float">
            <text:p>1.1038961038961</text:p>
          </table:table-cell>
          <table:table-cell office:value-type="float" office:value="0.987943722943723" calcext:value-type="float">
            <text:p>0.987943722943723</text:p>
          </table:table-cell>
          <table:table-cell/>
          <table:table-cell table:formula="of:=[.G187]-[.F187]" office:value-type="float" office:value="-0.987943722943723" calcext:value-type="float">
            <text:p>-0.987943722943723</text:p>
          </table:table-cell>
        </table:table-row>
        <table:table-row table:style-name="ro1" table:visibility="filter">
          <table:table-cell office:value-type="string" calcext:value-type="string">
            <text:p>Jaycob Megna</text:p>
          </table:table-cell>
          <table:table-cell office:value-type="float" office:value="0.984924623115578" calcext:value-type="float">
            <text:p>0.98492462311557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31818181818182" calcext:value-type="float">
            <text:p>1.31818181818182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0.987234943657682" calcext:value-type="float">
            <text:p>0.987234943657682</text:p>
          </table:table-cell>
          <table:table-cell/>
          <table:table-cell table:formula="of:=[.G188]-[.F188]" office:value-type="float" office:value="-0.987234943657682" calcext:value-type="float">
            <text:p>-0.987234943657682</text:p>
          </table:table-cell>
        </table:table-row>
        <table:table-row table:style-name="ro1" table:visibility="filter">
          <table:table-cell office:value-type="string" calcext:value-type="string">
            <text:p>Artem Zub</text:p>
          </table:table-cell>
          <table:table-cell office:value-type="float" office:value="0.941860465116279" calcext:value-type="float">
            <text:p>0.941860465116279</text:p>
          </table:table-cell>
          <table:table-cell office:value-type="float" office:value="1.25" calcext:value-type="float">
            <text:p>1.25</text:p>
          </table:table-cell>
          <table:table-cell office:value-type="float" office:value="0.804878048780488" calcext:value-type="float">
            <text:p>0.804878048780488</text:p>
          </table:table-cell>
          <table:table-cell office:value-type="float" office:value="0.941860465116279" calcext:value-type="float">
            <text:p>0.941860465116279</text:p>
          </table:table-cell>
          <table:table-cell office:value-type="float" office:value="0.984649744753261" calcext:value-type="float">
            <text:p>0.984649744753261</text:p>
          </table:table-cell>
          <table:table-cell/>
          <table:table-cell table:formula="of:=[.G189]-[.F189]" office:value-type="float" office:value="-0.984649744753261" calcext:value-type="float">
            <text:p>-0.984649744753261</text:p>
          </table:table-cell>
        </table:table-row>
        <table:table-row table:style-name="ro1" table:visibility="filter">
          <table:table-cell office:value-type="string" calcext:value-type="string">
            <text:p>Marcus Foligno</text:p>
          </table:table-cell>
          <table:table-cell office:value-type="float" office:value="1.17983651226158" calcext:value-type="float">
            <text:p>1.1798365122615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14965986394558" calcext:value-type="float">
            <text:p>1.14965986394558</text:p>
          </table:table-cell>
          <table:table-cell office:value-type="float" office:value="1.2520325203252" calcext:value-type="float">
            <text:p>1.2520325203252</text:p>
          </table:table-cell>
          <table:table-cell office:value-type="float" office:value="0.978715557466424" calcext:value-type="float">
            <text:p>0.978715557466424</text:p>
          </table:table-cell>
          <table:table-cell/>
          <table:table-cell table:formula="of:=[.G190]-[.F190]" office:value-type="float" office:value="-0.978715557466424" calcext:value-type="float">
            <text:p>-0.978715557466424</text:p>
          </table:table-cell>
        </table:table-row>
        <table:table-row table:style-name="ro1" table:visibility="filter">
          <table:table-cell office:value-type="string" calcext:value-type="string">
            <text:p>Givani Smith</text:p>
          </table:table-cell>
          <table:table-cell office:value-type="float" office:value="1.08181818181818" calcext:value-type="float">
            <text:p>1.0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13114754098361" calcext:value-type="float">
            <text:p>1.13114754098361</text:p>
          </table:table-cell>
          <table:table-cell office:value-type="float" office:value="0.969908097367114" calcext:value-type="float">
            <text:p>0.969908097367114</text:p>
          </table:table-cell>
          <table:table-cell/>
          <table:table-cell table:formula="of:=[.G191]-[.F191]" office:value-type="float" office:value="-0.969908097367114" calcext:value-type="float">
            <text:p>-0.969908097367114</text:p>
          </table:table-cell>
        </table:table-row>
        <table:table-row table:style-name="ro1" table:visibility="filter">
          <table:table-cell office:value-type="string" calcext:value-type="string">
            <text:p>Michael McLeod</text:p>
          </table:table-cell>
          <table:table-cell office:value-type="float" office:value="1.05957446808511" calcext:value-type="float">
            <text:p>1.05957446808511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1.12295081967213" calcext:value-type="float">
            <text:p>1.12295081967213</text:p>
          </table:table-cell>
          <table:table-cell office:value-type="float" office:value="0.95813132193931" calcext:value-type="float">
            <text:p>0.95813132193931</text:p>
          </table:table-cell>
          <table:table-cell/>
          <table:table-cell table:formula="of:=[.G192]-[.F192]" office:value-type="float" office:value="-0.95813132193931" calcext:value-type="float">
            <text:p>-0.95813132193931</text:p>
          </table:table-cell>
        </table:table-row>
        <table:table-row table:style-name="ro1" table:visibility="filter">
          <table:table-cell office:value-type="string" calcext:value-type="string">
            <text:p>Henri Jokiharju</text:p>
          </table:table-cell>
          <table:table-cell office:value-type="float" office:value="1.28897338403042" calcext:value-type="float">
            <text:p>1.28897338403042</text:p>
          </table:table-cell>
          <table:table-cell office:value-type="float" office:value="0" calcext:value-type="float">
            <text:p>0</text:p>
          </table:table-cell>
          <table:table-cell office:value-type="float" office:value="1.21621621621622" calcext:value-type="float">
            <text:p>1.21621621621622</text:p>
          </table:table-cell>
          <table:table-cell office:value-type="float" office:value="1.3030303030303" calcext:value-type="float">
            <text:p>1.3030303030303</text:p>
          </table:table-cell>
          <table:table-cell office:value-type="float" office:value="0.952054975819234" calcext:value-type="float">
            <text:p>0.952054975819234</text:p>
          </table:table-cell>
          <table:table-cell/>
          <table:table-cell table:formula="of:=[.G193]-[.F193]" office:value-type="float" office:value="-0.952054975819234" calcext:value-type="float">
            <text:p>-0.952054975819234</text:p>
          </table:table-cell>
        </table:table-row>
        <table:table-row table:style-name="ro1" table:visibility="filter">
          <table:table-cell office:value-type="string" calcext:value-type="string">
            <text:p>Jonas Siegenthaler</text:p>
          </table:table-cell>
          <table:table-cell office:value-type="float" office:value="0.967611336032389" calcext:value-type="float">
            <text:p>0.96761133603238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1.0650406504065" calcext:value-type="float">
            <text:p>1.0650406504065</text:p>
          </table:table-cell>
          <table:table-cell office:value-type="float" office:value="0.947556936003663" calcext:value-type="float">
            <text:p>0.947556936003663</text:p>
          </table:table-cell>
          <table:table-cell/>
          <table:table-cell table:formula="of:=[.G194]-[.F194]" office:value-type="float" office:value="-0.947556936003663" calcext:value-type="float">
            <text:p>-0.947556936003663</text:p>
          </table:table-cell>
        </table:table-row>
        <table:table-row table:style-name="ro1" table:visibility="filter">
          <table:table-cell office:value-type="string" calcext:value-type="string">
            <text:p>Victor Soderstrom</text:p>
          </table:table-cell>
          <table:table-cell office:value-type="float" office:value="1.04878048780488" calcext:value-type="float">
            <text:p>1.04878048780488</text:p>
          </table:table-cell>
          <table:table-cell office:value-type="float" office:value="0" calcext:value-type="float">
            <text:p>0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.19047619047619" calcext:value-type="float">
            <text:p>1.19047619047619</text:p>
          </table:table-cell>
          <table:table-cell office:value-type="float" office:value="0.944429554185652" calcext:value-type="float">
            <text:p>0.944429554185652</text:p>
          </table:table-cell>
          <table:table-cell/>
          <table:table-cell table:formula="of:=[.G195]-[.F195]" office:value-type="float" office:value="-0.944429554185652" calcext:value-type="float">
            <text:p>-0.944429554185652</text:p>
          </table:table-cell>
        </table:table-row>
        <table:table-row table:style-name="ro1" table:visibility="filter">
          <table:table-cell office:value-type="string" calcext:value-type="string">
            <text:p>Colin White</text:p>
          </table:table-cell>
          <table:table-cell office:value-type="float" office:value="0.875784190715182" calcext:value-type="float">
            <text:p>0.875784190715182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0.964646464646465" calcext:value-type="float">
            <text:p>0.964646464646465</text:p>
          </table:table-cell>
          <table:table-cell office:value-type="float" office:value="0.944223547956296" calcext:value-type="float">
            <text:p>0.944223547956296</text:p>
          </table:table-cell>
          <table:table-cell/>
          <table:table-cell table:formula="of:=[.G196]-[.F196]" office:value-type="float" office:value="-0.944223547956296" calcext:value-type="float">
            <text:p>-0.944223547956296</text:p>
          </table:table-cell>
        </table:table-row>
        <table:table-row table:style-name="ro1" table:visibility="filter">
          <table:table-cell office:value-type="string" calcext:value-type="string">
            <text:p>Josh Manson</text:p>
          </table:table-cell>
          <table:table-cell office:value-type="float" office:value="1.25697211155378" calcext:value-type="float">
            <text:p>1.25697211155378</text:p>
          </table:table-cell>
          <table:table-cell office:value-type="float" office:value="0" calcext:value-type="float">
            <text:p>0</text:p>
          </table:table-cell>
          <table:table-cell office:value-type="float" office:value="1.29268292682927" calcext:value-type="float">
            <text:p>1.29268292682927</text:p>
          </table:table-cell>
          <table:table-cell office:value-type="float" office:value="1.19367588932806" calcext:value-type="float">
            <text:p>1.19367588932806</text:p>
          </table:table-cell>
          <table:table-cell office:value-type="float" office:value="0.935832731927779" calcext:value-type="float">
            <text:p>0.935832731927779</text:p>
          </table:table-cell>
          <table:table-cell/>
          <table:table-cell table:formula="of:=[.G197]-[.F197]" office:value-type="float" office:value="-0.935832731927779" calcext:value-type="float">
            <text:p>-0.935832731927779</text:p>
          </table:table-cell>
        </table:table-row>
        <table:table-row table:style-name="ro1" table:visibility="filter">
          <table:table-cell office:value-type="string" calcext:value-type="string">
            <text:p>Connor Mackey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0.933288770053476" calcext:value-type="float">
            <text:p>0.933288770053476</text:p>
          </table:table-cell>
          <table:table-cell/>
          <table:table-cell table:formula="of:=[.G198]-[.F198]" office:value-type="float" office:value="-0.933288770053476" calcext:value-type="float">
            <text:p>-0.933288770053476</text:p>
          </table:table-cell>
        </table:table-row>
        <table:table-row table:style-name="ro1" table:visibility="filter">
          <table:table-cell office:value-type="string" calcext:value-type="string">
            <text:p>Alex Belzile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23076923076923" calcext:value-type="float">
            <text:p>1.23076923076923</text:p>
          </table:table-cell>
          <table:table-cell office:value-type="float" office:value="1.25" calcext:value-type="float">
            <text:p>1.25</text:p>
          </table:table-cell>
          <table:table-cell office:value-type="float" office:value="0.932692307692308" calcext:value-type="float">
            <text:p>0.932692307692308</text:p>
          </table:table-cell>
          <table:table-cell/>
          <table:table-cell table:formula="of:=[.G199]-[.F199]" office:value-type="float" office:value="-0.932692307692308" calcext:value-type="float">
            <text:p>-0.932692307692308</text:p>
          </table:table-cell>
        </table:table-row>
        <table:table-row table:style-name="ro1" table:visibility="filter">
          <table:table-cell office:value-type="string" calcext:value-type="string">
            <text:p>Jake Middleton</text:p>
          </table:table-cell>
          <table:table-cell office:value-type="float" office:value="1.04666666666667" calcext:value-type="float">
            <text:p>1.0466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1.08333333333333" calcext:value-type="float">
            <text:p>1.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9325" calcext:value-type="float">
            <text:p>0.9325</text:p>
          </table:table-cell>
          <table:table-cell/>
          <table:table-cell table:formula="of:=[.G200]-[.F200]" office:value-type="float" office:value="-0.9325" calcext:value-type="float">
            <text:p>-0.9325</text:p>
          </table:table-cell>
        </table:table-row>
        <table:table-row table:style-name="ro1" table:visibility="filter">
          <table:table-cell office:value-type="string" calcext:value-type="string">
            <text:p>Juraj Slafkovsky</text:p>
          </table:table-cell>
          <table:table-cell office:value-type="float" office:value="1.07692307692308" calcext:value-type="float">
            <text:p>1.076923076923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932274247491639" calcext:value-type="float">
            <text:p>0.932274247491639</text:p>
          </table:table-cell>
          <table:table-cell/>
          <table:table-cell table:formula="of:=[.G201]-[.F201]" office:value-type="float" office:value="-0.932274247491639" calcext:value-type="float">
            <text:p>-0.932274247491639</text:p>
          </table:table-cell>
        </table:table-row>
        <table:table-row table:style-name="ro1" table:visibility="filter">
          <table:table-cell office:value-type="string" calcext:value-type="string">
            <text:p>Ryan Murray</text:p>
          </table:table-cell>
          <table:table-cell office:value-type="float" office:value="0.925842696629214" calcext:value-type="float">
            <text:p>0.925842696629214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0.841269841269841" calcext:value-type="float">
            <text:p>0.841269841269841</text:p>
          </table:table-cell>
          <table:table-cell office:value-type="float" office:value="0.797235023041475" calcext:value-type="float">
            <text:p>0.797235023041475</text:p>
          </table:table-cell>
          <table:table-cell office:value-type="float" office:value="0.929548428696671" calcext:value-type="float">
            <text:p>0.929548428696671</text:p>
          </table:table-cell>
          <table:table-cell/>
          <table:table-cell table:formula="of:=[.G202]-[.F202]" office:value-type="float" office:value="-0.929548428696671" calcext:value-type="float">
            <text:p>-0.929548428696671</text:p>
          </table:table-cell>
        </table:table-row>
        <table:table-row table:style-name="ro1" table:visibility="filter">
          <table:table-cell office:value-type="string" calcext:value-type="string">
            <text:p>Philip Broberg</text:p>
          </table:table-cell>
          <table:table-cell office:value-type="float" office:value="0.875" calcext:value-type="float">
            <text:p>0.87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1.03448275862069" calcext:value-type="float">
            <text:p>1.03448275862069</text:p>
          </table:table-cell>
          <table:table-cell office:value-type="float" office:value="0.901613113897597" calcext:value-type="float">
            <text:p>0.901613113897597</text:p>
          </table:table-cell>
          <table:table-cell/>
          <table:table-cell table:formula="of:=[.G203]-[.F203]" office:value-type="float" office:value="-0.901613113897597" calcext:value-type="float">
            <text:p>-0.901613113897597</text:p>
          </table:table-cell>
        </table:table-row>
        <table:table-row table:style-name="ro1" table:visibility="filter">
          <table:table-cell office:value-type="string" calcext:value-type="string">
            <text:p>Dylan Gambrell</text:p>
          </table:table-cell>
          <table:table-cell office:value-type="float" office:value="0.867256637168142" calcext:value-type="float">
            <text:p>0.86725663716814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01960784313725" calcext:value-type="float">
            <text:p>1.01960784313725</text:p>
          </table:table-cell>
          <table:table-cell office:value-type="float" office:value="0.880733944954129" calcext:value-type="float">
            <text:p>0.880733944954129</text:p>
          </table:table-cell>
          <table:table-cell office:value-type="float" office:value="0.900232939648215" calcext:value-type="float">
            <text:p>0.900232939648215</text:p>
          </table:table-cell>
          <table:table-cell/>
          <table:table-cell table:formula="of:=[.G204]-[.F204]" office:value-type="float" office:value="-0.900232939648215" calcext:value-type="float">
            <text:p>-0.900232939648215</text:p>
          </table:table-cell>
        </table:table-row>
        <table:table-row table:style-name="ro1" table:visibility="filter">
          <table:table-cell office:value-type="string" calcext:value-type="string">
            <text:p>Patrik Nemeth</text:p>
          </table:table-cell>
          <table:table-cell office:value-type="float" office:value="0.965725806451613" calcext:value-type="float">
            <text:p>0.965725806451613</text:p>
          </table:table-cell>
          <table:table-cell office:value-type="float" office:value="0.6" calcext:value-type="float">
            <text:p>0.6</text:p>
          </table:table-cell>
          <table:table-cell office:value-type="float" office:value="0.917431192660551" calcext:value-type="float">
            <text:p>0.917431192660551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0.893516522505314" calcext:value-type="float">
            <text:p>0.893516522505314</text:p>
          </table:table-cell>
          <table:table-cell/>
          <table:table-cell table:formula="of:=[.G205]-[.F205]" office:value-type="float" office:value="-0.893516522505314" calcext:value-type="float">
            <text:p>-0.893516522505314</text:p>
          </table:table-cell>
        </table:table-row>
        <table:table-row table:style-name="ro1" table:visibility="filter">
          <table:table-cell office:value-type="string" calcext:value-type="string">
            <text:p>Michael Kesselring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25" calcext:value-type="float">
            <text:p>1.25</text:p>
          </table:table-cell>
          <table:table-cell office:value-type="float" office:value="0.883928571428571" calcext:value-type="float">
            <text:p>0.883928571428571</text:p>
          </table:table-cell>
          <table:table-cell/>
          <table:table-cell table:formula="of:=[.G206]-[.F206]" office:value-type="float" office:value="-0.883928571428571" calcext:value-type="float">
            <text:p>-0.883928571428571</text:p>
          </table:table-cell>
        </table:table-row>
        <table:table-row table:style-name="ro1" table:visibility="filter">
          <table:table-cell office:value-type="string" calcext:value-type="string">
            <text:p>Colton White</text:p>
          </table:table-cell>
          <table:table-cell office:value-type="float" office:value="0.875784190715182" calcext:value-type="float">
            <text:p>0.875784190715182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0.788029925187032" calcext:value-type="float">
            <text:p>0.788029925187032</text:p>
          </table:table-cell>
          <table:table-cell office:value-type="float" office:value="0.871497984520009" calcext:value-type="float">
            <text:p>0.871497984520009</text:p>
          </table:table-cell>
          <table:table-cell/>
          <table:table-cell table:formula="of:=[.G207]-[.F207]" office:value-type="float" office:value="-0.871497984520009" calcext:value-type="float">
            <text:p>-0.871497984520009</text:p>
          </table:table-cell>
        </table:table-row>
        <table:table-row table:style-name="ro1" table:visibility="filter">
          <table:table-cell office:value-type="string" calcext:value-type="string">
            <text:p>Travis Boyd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8" calcext:value-type="float">
            <text:p>0.8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0.992592592592593" calcext:value-type="float">
            <text:p>0.992592592592593</text:p>
          </table:table-cell>
          <table:table-cell office:value-type="float" office:value="0.858936079556874" calcext:value-type="float">
            <text:p>0.858936079556874</text:p>
          </table:table-cell>
          <table:table-cell/>
          <table:table-cell table:formula="of:=[.G208]-[.F208]" office:value-type="float" office:value="-0.858936079556874" calcext:value-type="float">
            <text:p>-0.858936079556874</text:p>
          </table:table-cell>
        </table:table-row>
        <table:table-row table:style-name="ro1" table:visibility="filter">
          <table:table-cell office:value-type="string" calcext:value-type="string">
            <text:p>Will Borgen</text:p>
          </table:table-cell>
          <table:table-cell office:value-type="float" office:value="1.00819672131148" calcext:value-type="float">
            <text:p>1.0081967213114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23809523809524" calcext:value-type="float">
            <text:p>1.2380952380952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53239656518345" calcext:value-type="float">
            <text:p>0.853239656518345</text:p>
          </table:table-cell>
          <table:table-cell/>
          <table:table-cell table:formula="of:=[.G209]-[.F209]" office:value-type="float" office:value="-0.853239656518345" calcext:value-type="float">
            <text:p>-0.853239656518345</text:p>
          </table:table-cell>
        </table:table-row>
        <table:table-row table:style-name="ro1" table:visibility="filter">
          <table:table-cell office:value-type="string" calcext:value-type="string">
            <text:p>Liam O'Brien</text:p>
          </table:table-cell>
          <table:table-cell office:value-type="float" office:value="0.791304347826087" calcext:value-type="float">
            <text:p>0.791304347826087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0.848867753623188" calcext:value-type="float">
            <text:p>0.848867753623188</text:p>
          </table:table-cell>
          <table:table-cell/>
          <table:table-cell table:formula="of:=[.G210]-[.F210]" office:value-type="float" office:value="-0.848867753623188" calcext:value-type="float">
            <text:p>-0.848867753623188</text:p>
          </table:table-cell>
        </table:table-row>
        <table:table-row table:style-name="ro1" table:visibility="filter">
          <table:table-cell office:value-type="string" calcext:value-type="string">
            <text:p>Matias Maccelli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848793363499246" calcext:value-type="float">
            <text:p>0.848793363499246</text:p>
          </table:table-cell>
          <table:table-cell/>
          <table:table-cell table:formula="of:=[.G211]-[.F211]" office:value-type="float" office:value="-0.848793363499246" calcext:value-type="float">
            <text:p>-0.848793363499246</text:p>
          </table:table-cell>
        </table:table-row>
        <table:table-row table:style-name="ro1" table:visibility="filter">
          <table:table-cell office:value-type="string" calcext:value-type="string">
            <text:p>Jean-Luc Foudy</text:p>
          </table:table-cell>
          <table:table-cell office:value-type="float" office:value="1.33333333333333" calcext:value-type="float">
            <text:p>1.3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table:formula="of:=[.G212]-[.F212]" office:value-type="float" office:value="-0.833333333333333" calcext:value-type="float">
            <text:p>-0.833333333333333</text:p>
          </table:table-cell>
        </table:table-row>
        <table:table-row table:style-name="ro1" table:visibility="filter">
          <table:table-cell office:value-type="string" calcext:value-type="string">
            <text:p>Rem Pitlick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966101694915254" calcext:value-type="float">
            <text:p>0.966101694915254</text:p>
          </table:table-cell>
          <table:table-cell office:value-type="float" office:value="0.797080979284369" calcext:value-type="float">
            <text:p>0.797080979284369</text:p>
          </table:table-cell>
          <table:table-cell/>
          <table:table-cell table:formula="of:=[.G213]-[.F213]" office:value-type="float" office:value="-0.797080979284369" calcext:value-type="float">
            <text:p>-0.797080979284369</text:p>
          </table:table-cell>
        </table:table-row>
        <table:table-row table:style-name="ro1" table:visibility="filter">
          <table:table-cell office:value-type="string" calcext:value-type="string">
            <text:p>Peyton Krebs</text:p>
          </table:table-cell>
          <table:table-cell office:value-type="float" office:value="0.992" calcext:value-type="float">
            <text:p>0.992</text:p>
          </table:table-cell>
          <table:table-cell office:value-type="float" office:value="0" calcext:value-type="float">
            <text:p>0</text:p>
          </table:table-cell>
          <table:table-cell office:value-type="float" office:value="1.25925925925926" calcext:value-type="float">
            <text:p>1.25925925925926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793283564814815" calcext:value-type="float">
            <text:p>0.793283564814815</text:p>
          </table:table-cell>
          <table:table-cell/>
          <table:table-cell table:formula="of:=[.G214]-[.F214]" office:value-type="float" office:value="-0.793283564814815" calcext:value-type="float">
            <text:p>-0.793283564814815</text:p>
          </table:table-cell>
        </table:table-row>
        <table:table-row table:style-name="ro1" table:visibility="filter">
          <table:table-cell office:value-type="string" calcext:value-type="string">
            <text:p>Cale Fleury</text:p>
          </table:table-cell>
          <table:table-cell office:value-type="float" office:value="0.967213114754098" calcext:value-type="float">
            <text:p>0.967213114754098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0.827586206896552" calcext:value-type="float">
            <text:p>0.827586206896552</text:p>
          </table:table-cell>
          <table:table-cell office:value-type="float" office:value="0.761199830412663" calcext:value-type="float">
            <text:p>0.761199830412663</text:p>
          </table:table-cell>
          <table:table-cell/>
          <table:table-cell table:formula="of:=[.G215]-[.F215]" office:value-type="float" office:value="-0.761199830412663" calcext:value-type="float">
            <text:p>-0.761199830412663</text:p>
          </table:table-cell>
        </table:table-row>
        <table:table-row table:style-name="ro1" table:visibility="filter">
          <table:table-cell office:value-type="string" calcext:value-type="string">
            <text:p>Jesse Ylonen</text:p>
          </table:table-cell>
          <table:table-cell office:value-type="float" office:value="1.17777777777778" calcext:value-type="float">
            <text:p>1.1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0.75" calcext:value-type="float">
            <text:p>0.75</text:p>
          </table:table-cell>
          <table:table-cell office:value-type="float" office:value="0.749801587301587" calcext:value-type="float">
            <text:p>0.749801587301587</text:p>
          </table:table-cell>
          <table:table-cell/>
          <table:table-cell table:formula="of:=[.G216]-[.F216]" office:value-type="float" office:value="-0.749801587301587" calcext:value-type="float">
            <text:p>-0.749801587301587</text:p>
          </table:table-cell>
        </table:table-row>
        <table:table-row table:style-name="ro1" table:visibility="filter">
          <table:table-cell office:value-type="string" calcext:value-type="string">
            <text:p>Josh Mahura</text:p>
          </table:table-cell>
          <table:table-cell office:value-type="float" office:value="1.00657894736842" calcext:value-type="float">
            <text:p>1.00657894736842</text:p>
          </table:table-cell>
          <table:table-cell office:value-type="float" office:value="0" calcext:value-type="float">
            <text:p>0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1.05405405405405" calcext:value-type="float">
            <text:p>1.05405405405405</text:p>
          </table:table-cell>
          <table:table-cell office:value-type="float" office:value="0.7466397318371" calcext:value-type="float">
            <text:p>0.7466397318371</text:p>
          </table:table-cell>
          <table:table-cell/>
          <table:table-cell table:formula="of:=[.G217]-[.F217]" office:value-type="float" office:value="-0.7466397318371" calcext:value-type="float">
            <text:p>-0.7466397318371</text:p>
          </table:table-cell>
        </table:table-row>
        <table:table-row table:style-name="ro1" table:visibility="filter">
          <table:table-cell office:value-type="string" calcext:value-type="string">
            <text:p>Simon Benoit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" calcext:value-type="float">
            <text:p>0</text:p>
          </table:table-cell>
          <table:table-cell office:value-type="float" office:value="1.04347826086957" calcext:value-type="float">
            <text:p>1.04347826086957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.736168278452685" calcext:value-type="float">
            <text:p>0.736168278452685</text:p>
          </table:table-cell>
          <table:table-cell/>
          <table:table-cell table:formula="of:=[.G218]-[.F218]" office:value-type="float" office:value="-0.736168278452685" calcext:value-type="float">
            <text:p>-0.736168278452685</text:p>
          </table:table-cell>
        </table:table-row>
        <table:table-row table:style-name="ro1" table:visibility="filter">
          <table:table-cell office:value-type="string" calcext:value-type="string">
            <text:p>Simon Holmstrom</text:p>
          </table:table-cell>
          <table:table-cell office:value-type="float" office:value="0.772727272727273" calcext:value-type="float">
            <text:p>0.77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office:value-type="float" office:value="0.724431818181818" calcext:value-type="float">
            <text:p>0.724431818181818</text:p>
          </table:table-cell>
          <table:table-cell/>
          <table:table-cell table:formula="of:=[.G219]-[.F219]" office:value-type="float" office:value="-0.724431818181818" calcext:value-type="float">
            <text:p>-0.724431818181818</text:p>
          </table:table-cell>
        </table:table-row>
        <table:table-row table:style-name="ro1" table:visibility="filter">
          <table:table-cell office:value-type="string" calcext:value-type="string">
            <text:p>Kevin Bahl</text:p>
          </table:table-cell>
          <table:table-cell office:value-type="float" office:value="0.719298245614035" calcext:value-type="float">
            <text:p>0.719298245614035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0.821428571428571" calcext:value-type="float">
            <text:p>0.821428571428571</text:p>
          </table:table-cell>
          <table:table-cell office:value-type="float" office:value="0.718515037593985" calcext:value-type="float">
            <text:p>0.718515037593985</text:p>
          </table:table-cell>
          <table:table-cell/>
          <table:table-cell table:formula="of:=[.G220]-[.F220]" office:value-type="float" office:value="-0.718515037593985" calcext:value-type="float">
            <text:p>-0.718515037593985</text:p>
          </table:table-cell>
        </table:table-row>
        <table:table-row table:style-name="ro1" table:visibility="filter">
          <table:table-cell office:value-type="string" calcext:value-type="string">
            <text:p>Brett Leason</text:p>
          </table:table-cell>
          <table:table-cell office:value-type="float" office:value="1.04597701149425" calcext:value-type="float">
            <text:p>1.045977011494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.02173913043478" calcext:value-type="float">
            <text:p>1.02173913043478</text:p>
          </table:table-cell>
          <table:table-cell office:value-type="float" office:value="0.716929035482259" calcext:value-type="float">
            <text:p>0.716929035482259</text:p>
          </table:table-cell>
          <table:table-cell/>
          <table:table-cell table:formula="of:=[.G221]-[.F221]" office:value-type="float" office:value="-0.716929035482259" calcext:value-type="float">
            <text:p>-0.716929035482259</text:p>
          </table:table-cell>
        </table:table-row>
        <table:table-row table:style-name="ro1" table:visibility="filter">
          <table:table-cell office:value-type="string" calcext:value-type="string">
            <text:p>Jordan Harris</text:p>
          </table:table-cell>
          <table:table-cell office:value-type="float" office:value="1.02816901408451" calcext:value-type="float">
            <text:p>1.0281690140845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710613682092555" calcext:value-type="float">
            <text:p>0.710613682092555</text:p>
          </table:table-cell>
          <table:table-cell/>
          <table:table-cell table:formula="of:=[.G222]-[.F222]" office:value-type="float" office:value="-0.710613682092555" calcext:value-type="float">
            <text:p>-0.710613682092555</text:p>
          </table:table-cell>
        </table:table-row>
        <table:table-row table:style-name="ro1" table:visibility="filter">
          <table:table-cell office:value-type="string" calcext:value-type="string">
            <text:p>Marcus Johansson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84" calcext:value-type="float">
            <text:p>0.84</text:p>
          </table:table-cell>
          <table:table-cell office:value-type="float" office:value="0.707222222222222" calcext:value-type="float">
            <text:p>0.707222222222222</text:p>
          </table:table-cell>
          <table:table-cell/>
          <table:table-cell table:formula="of:=[.G223]-[.F223]" office:value-type="float" office:value="-0.707222222222222" calcext:value-type="float">
            <text:p>-0.707222222222222</text:p>
          </table:table-cell>
        </table:table-row>
        <table:table-row table:style-name="ro1" table:visibility="filter">
          <table:table-cell office:value-type="string" calcext:value-type="string">
            <text:p>Jon Merrill</text:p>
          </table:table-cell>
          <table:table-cell office:value-type="float" office:value="0.831168831168831" calcext:value-type="float">
            <text:p>0.831168831168831</text:p>
          </table:table-cell>
          <table:table-cell office:value-type="float" office:value="0.2" calcext:value-type="float">
            <text:p>0.2</text:p>
          </table:table-cell>
          <table:table-cell office:value-type="float" office:value="0.858407079646018" calcext:value-type="float">
            <text:p>0.858407079646018</text:p>
          </table:table-cell>
          <table:table-cell office:value-type="float" office:value="0.918439716312057" calcext:value-type="float">
            <text:p>0.918439716312057</text:p>
          </table:table-cell>
          <table:table-cell office:value-type="float" office:value="0.702003906781726" calcext:value-type="float">
            <text:p>0.702003906781726</text:p>
          </table:table-cell>
          <table:table-cell/>
          <table:table-cell table:formula="of:=[.G224]-[.F224]" office:value-type="float" office:value="-0.702003906781726" calcext:value-type="float">
            <text:p>-0.702003906781726</text:p>
          </table:table-cell>
        </table:table-row>
        <table:table-row table:style-name="ro1" table:visibility="filter">
          <table:table-cell office:value-type="string" calcext:value-type="string">
            <text:p>Jonas Johansson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225]-[.F225]" office:value-type="float" office:value="-0.7" calcext:value-type="float">
            <text:p>-0.7</text:p>
          </table:table-cell>
        </table:table-row>
        <table:table-row table:style-name="ro1" table:visibility="filter">
          <table:table-cell office:value-type="string" calcext:value-type="string">
            <text:p>Ben Meyers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99013157894737" calcext:value-type="float">
            <text:p>0.699013157894737</text:p>
          </table:table-cell>
          <table:table-cell/>
          <table:table-cell table:formula="of:=[.G226]-[.F226]" office:value-type="float" office:value="-0.699013157894737" calcext:value-type="float">
            <text:p>-0.699013157894737</text:p>
          </table:table-cell>
        </table:table-row>
        <table:table-row table:style-name="ro1" table:visibility="filter">
          <table:table-cell office:value-type="string" calcext:value-type="string">
            <text:p>Max Jones</text:p>
          </table:table-cell>
          <table:table-cell office:value-type="float" office:value="0.518867924528302" calcext:value-type="float">
            <text:p>0.51886792452830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76923076923077" calcext:value-type="float">
            <text:p>0.576923076923077</text:p>
          </table:table-cell>
          <table:table-cell office:value-type="float" office:value="0.698947750362845" calcext:value-type="float">
            <text:p>0.698947750362845</text:p>
          </table:table-cell>
          <table:table-cell/>
          <table:table-cell table:formula="of:=[.G227]-[.F227]" office:value-type="float" office:value="-0.698947750362845" calcext:value-type="float">
            <text:p>-0.698947750362845</text:p>
          </table:table-cell>
        </table:table-row>
        <table:table-row table:style-name="ro1" table:visibility="filter">
          <table:table-cell office:value-type="string" calcext:value-type="string">
            <text:p>Josh Brown</text:p>
          </table:table-cell>
          <table:table-cell office:value-type="float" office:value="0.800865800865801" calcext:value-type="float">
            <text:p>0.80086580086580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.02564102564103" calcext:value-type="float">
            <text:p>1.02564102564103</text:p>
          </table:table-cell>
          <table:table-cell office:value-type="float" office:value="0.8" calcext:value-type="float">
            <text:p>0.8</text:p>
          </table:table-cell>
          <table:table-cell office:value-type="float" office:value="0.692340992340992" calcext:value-type="float">
            <text:p>0.692340992340992</text:p>
          </table:table-cell>
          <table:table-cell/>
          <table:table-cell table:formula="of:=[.G228]-[.F228]" office:value-type="float" office:value="-0.692340992340992" calcext:value-type="float">
            <text:p>-0.692340992340992</text:p>
          </table:table-cell>
        </table:table-row>
        <table:table-row table:style-name="ro1" table:visibility="filter">
          <table:table-cell office:value-type="string" calcext:value-type="string">
            <text:p>Kurtis MacDermid</text:p>
          </table:table-cell>
          <table:table-cell office:value-type="float" office:value="0.72093023255814" calcext:value-type="float">
            <text:p>0.72093023255814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798076923076923" calcext:value-type="float">
            <text:p>0.798076923076923</text:p>
          </table:table-cell>
          <table:table-cell office:value-type="float" office:value="0.684705349280283" calcext:value-type="float">
            <text:p>0.684705349280283</text:p>
          </table:table-cell>
          <table:table-cell/>
          <table:table-cell table:formula="of:=[.G229]-[.F229]" office:value-type="float" office:value="-0.684705349280283" calcext:value-type="float">
            <text:p>-0.684705349280283</text:p>
          </table:table-cell>
        </table:table-row>
        <table:table-row table:style-name="ro1" table:visibility="filter">
          <table:table-cell office:value-type="string" calcext:value-type="string">
            <text:p>Scott Harrington</text:p>
          </table:table-cell>
          <table:table-cell office:value-type="float" office:value="0.784" calcext:value-type="float">
            <text:p>0.784</text:p>
          </table:table-cell>
          <table:table-cell office:value-type="float" office:value="0.4" calcext:value-type="float">
            <text:p>0.4</text:p>
          </table:table-cell>
          <table:table-cell office:value-type="float" office:value="0.67741935483871" calcext:value-type="float">
            <text:p>0.67741935483871</text:p>
          </table:table-cell>
          <table:table-cell office:value-type="float" office:value="0.834645669291339" calcext:value-type="float">
            <text:p>0.834645669291339</text:p>
          </table:table-cell>
          <table:table-cell office:value-type="float" office:value="0.674016256032512" calcext:value-type="float">
            <text:p>0.674016256032512</text:p>
          </table:table-cell>
          <table:table-cell/>
          <table:table-cell table:formula="of:=[.G230]-[.F230]" office:value-type="float" office:value="-0.674016256032512" calcext:value-type="float">
            <text:p>-0.674016256032512</text:p>
          </table:table-cell>
        </table:table-row>
        <table:table-row table:style-name="ro1">
          <table:table-cell office:value-type="string" calcext:value-type="string">
            <text:p>Evander Kane</text:p>
          </table:table-cell>
          <table:table-cell office:value-type="float" office:value="3.53909952606635" calcext:value-type="float">
            <text:p>3.53909952606635</text:p>
          </table:table-cell>
          <table:table-cell office:value-type="float" office:value="3.79310344827586" calcext:value-type="float">
            <text:p>3.79310344827586</text:p>
          </table:table-cell>
          <table:table-cell office:value-type="float" office:value="4" calcext:value-type="float">
            <text:p>4</text:p>
          </table:table-cell>
          <table:table-cell office:value-type="float" office:value="3.32211538461538" calcext:value-type="float">
            <text:p>3.32211538461538</text:p>
          </table:table-cell>
          <table:table-cell office:value-type="float" office:value="3.6635795897394" calcext:value-type="float">
            <text:p>3.6635795897394</text:p>
          </table:table-cell>
          <table:table-cell office:value-type="float" office:value="3" calcext:value-type="float">
            <text:p>3</text:p>
          </table:table-cell>
          <table:table-cell table:formula="of:=[.G231]-[.F231]" office:value-type="float" office:value="-0.6635795897394" calcext:value-type="float">
            <text:p>-0.6635795897394</text:p>
          </table:table-cell>
        </table:table-row>
        <table:table-row table:style-name="ro1" table:visibility="filter">
          <table:table-cell office:value-type="string" calcext:value-type="string">
            <text:p>Jesper Froden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660294117647059" calcext:value-type="float">
            <text:p>0.660294117647059</text:p>
          </table:table-cell>
          <table:table-cell/>
          <table:table-cell table:formula="of:=[.G232]-[.F232]" office:value-type="float" office:value="-0.660294117647059" calcext:value-type="float">
            <text:p>-0.660294117647059</text:p>
          </table:table-cell>
        </table:table-row>
        <table:table-row table:style-name="ro1" table:visibility="filter">
          <table:table-cell office:value-type="string" calcext:value-type="string">
            <text:p>Kale Clague</text:p>
          </table:table-cell>
          <table:table-cell office:value-type="float" office:value="0.844444444444444" calcext:value-type="float">
            <text:p>0.84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5833333333333" calcext:value-type="float">
            <text:p>0.895833333333333</text:p>
          </table:table-cell>
          <table:table-cell office:value-type="float" office:value="0.653819444444445" calcext:value-type="float">
            <text:p>0.653819444444445</text:p>
          </table:table-cell>
          <table:table-cell/>
          <table:table-cell table:formula="of:=[.G233]-[.F233]" office:value-type="float" office:value="-0.653819444444445" calcext:value-type="float">
            <text:p>-0.653819444444445</text:p>
          </table:table-cell>
        </table:table-row>
        <table:table-row table:style-name="ro1" table:visibility="filter">
          <table:table-cell office:value-type="string" calcext:value-type="string">
            <text:p>Riley Still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1.01351351351351" calcext:value-type="float">
            <text:p>1.01351351351351</text:p>
          </table:table-cell>
          <table:table-cell office:value-type="float" office:value="0.649930102516309" calcext:value-type="float">
            <text:p>0.649930102516309</text:p>
          </table:table-cell>
          <table:table-cell/>
          <table:table-cell table:formula="of:=[.G234]-[.F234]" office:value-type="float" office:value="-0.649930102516309" calcext:value-type="float">
            <text:p>-0.649930102516309</text:p>
          </table:table-cell>
        </table:table-row>
        <table:table-row table:style-name="ro1" table:visibility="filter">
          <table:table-cell office:value-type="string" calcext:value-type="string">
            <text:p>Matt Martin</text:p>
          </table:table-cell>
          <table:table-cell office:value-type="float" office:value="0.697368421052632" calcext:value-type="float">
            <text:p>0.69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65413533834587" calcext:value-type="float">
            <text:p>0.565413533834587</text:p>
          </table:table-cell>
          <table:table-cell/>
          <table:table-cell table:formula="of:=[.G235]-[.F235]" office:value-type="float" office:value="-0.565413533834587" calcext:value-type="float">
            <text:p>-0.565413533834587</text:p>
          </table:table-cell>
        </table:table-row>
        <table:table-row table:style-name="ro1" table:visibility="filter">
          <table:table-cell office:value-type="string" calcext:value-type="string">
            <text:p>Ilya Lyubushkin</text:p>
          </table:table-cell>
          <table:table-cell office:value-type="float" office:value="0.724907063197026" calcext:value-type="float">
            <text:p>0.724907063197026</text:p>
          </table:table-cell>
          <table:table-cell office:value-type="float" office:value="0" calcext:value-type="float">
            <text:p>0</text:p>
          </table:table-cell>
          <table:table-cell office:value-type="float" office:value="0.813953488372093" calcext:value-type="float">
            <text:p>0.813953488372093</text:p>
          </table:table-cell>
          <table:table-cell office:value-type="float" office:value="0.716417910447761" calcext:value-type="float">
            <text:p>0.716417910447761</text:p>
          </table:table-cell>
          <table:table-cell office:value-type="float" office:value="0.56381961550422" calcext:value-type="float">
            <text:p>0.56381961550422</text:p>
          </table:table-cell>
          <table:table-cell/>
          <table:table-cell table:formula="of:=[.G236]-[.F236]" office:value-type="float" office:value="-0.56381961550422" calcext:value-type="float">
            <text:p>-0.56381961550422</text:p>
          </table:table-cell>
        </table:table-row>
        <table:table-row table:style-name="ro1">
          <table:table-cell office:value-type="string" calcext:value-type="string">
            <text:p>Anders Lee</text:p>
          </table:table-cell>
          <table:table-cell office:value-type="float" office:value="2.51044776119403" calcext:value-type="float">
            <text:p>2.51044776119403</text:p>
          </table:table-cell>
          <table:table-cell office:value-type="float" office:value="2.54285714285714" calcext:value-type="float">
            <text:p>2.54285714285714</text:p>
          </table:table-cell>
          <table:table-cell office:value-type="float" office:value="2.4" calcext:value-type="float">
            <text:p>2.4</text:p>
          </table:table-cell>
          <table:table-cell office:value-type="float" office:value="2.68862275449102" calcext:value-type="float">
            <text:p>2.68862275449102</text:p>
          </table:table-cell>
          <table:table-cell office:value-type="float" office:value="2.53548191463555" calcext:value-type="float">
            <text:p>2.53548191463555</text:p>
          </table:table-cell>
          <table:table-cell office:value-type="float" office:value="2" calcext:value-type="float">
            <text:p>2</text:p>
          </table:table-cell>
          <table:table-cell table:formula="of:=[.G237]-[.F237]" office:value-type="float" office:value="-0.535481914635548" calcext:value-type="float">
            <text:p>-0.535481914635548</text:p>
          </table:table-cell>
        </table:table-row>
        <table:table-row table:style-name="ro1" table:visibility="filter">
          <table:table-cell office:value-type="string" calcext:value-type="string">
            <text:p>Sampo Ranta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51875" calcext:value-type="float">
            <text:p>0.51875</text:p>
          </table:table-cell>
          <table:table-cell/>
          <table:table-cell table:formula="of:=[.G238]-[.F238]" office:value-type="float" office:value="-0.51875" calcext:value-type="float">
            <text:p>-0.51875</text:p>
          </table:table-cell>
        </table:table-row>
        <table:table-row table:style-name="ro1" table:visibility="filter">
          <table:table-cell office:value-type="string" calcext:value-type="string">
            <text:p>Ryan Reaves</text:p>
          </table:table-cell>
          <table:table-cell office:value-type="float" office:value="0.669512195121951" calcext:value-type="float">
            <text:p>0.669512195121951</text:p>
          </table:table-cell>
          <table:table-cell office:value-type="float" office:value="0" calcext:value-type="float">
            <text:p>0</text:p>
          </table:table-cell>
          <table:table-cell office:value-type="float" office:value="0.654761904761905" calcext:value-type="float">
            <text:p>0.654761904761905</text:p>
          </table:table-cell>
          <table:table-cell office:value-type="float" office:value="0.672248803827751" calcext:value-type="float">
            <text:p>0.672248803827751</text:p>
          </table:table-cell>
          <table:table-cell office:value-type="float" office:value="0.499130725927902" calcext:value-type="float">
            <text:p>0.499130725927902</text:p>
          </table:table-cell>
          <table:table-cell/>
          <table:table-cell table:formula="of:=[.G239]-[.F239]" office:value-type="float" office:value="-0.499130725927902" calcext:value-type="float">
            <text:p>-0.499130725927902</text:p>
          </table:table-cell>
        </table:table-row>
        <table:table-row table:style-name="ro1" table:visibility="filter">
          <table:table-cell office:value-type="string" calcext:value-type="string">
            <text:p>Parker Wotherspoon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8333333333333" calcext:value-type="float">
            <text:p>0.458333333333333</text:p>
          </table:table-cell>
          <table:table-cell/>
          <table:table-cell table:formula="of:=[.G240]-[.F240]" office:value-type="float" office:value="-0.458333333333333" calcext:value-type="float">
            <text:p>-0.458333333333333</text:p>
          </table:table-cell>
        </table:table-row>
        <table:table-row table:style-name="ro1" table:visibility="filter">
          <table:table-cell office:value-type="string" calcext:value-type="string">
            <text:p>Jacob Bryson</text:p>
          </table:table-cell>
          <table:table-cell office:value-type="float" office:value="0.560240963855422" calcext:value-type="float">
            <text:p>0.560240963855422</text:p>
          </table:table-cell>
          <table:table-cell office:value-type="float" office:value="0" calcext:value-type="float">
            <text:p>0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0.592592592592593" calcext:value-type="float">
            <text:p>0.592592592592593</text:p>
          </table:table-cell>
          <table:table-cell office:value-type="float" office:value="0.447930611334226" calcext:value-type="float">
            <text:p>0.447930611334226</text:p>
          </table:table-cell>
          <table:table-cell/>
          <table:table-cell table:formula="of:=[.G241]-[.F241]" office:value-type="float" office:value="-0.447930611334226" calcext:value-type="float">
            <text:p>-0.447930611334226</text:p>
          </table:table-cell>
        </table:table-row>
        <table:table-row table:style-name="ro1">
          <table:table-cell office:value-type="string" calcext:value-type="string">
            <text:p>Kyle Palmieri</text:p>
          </table:table-cell>
          <table:table-cell office:value-type="float" office:value="2.38736263736264" calcext:value-type="float">
            <text:p>2.38736263736264</text:p>
          </table:table-cell>
          <table:table-cell office:value-type="float" office:value="2.5" calcext:value-type="float">
            <text:p>2.5</text:p>
          </table:table-cell>
          <table:table-cell office:value-type="float" office:value="2.48344370860927" calcext:value-type="float">
            <text:p>2.48344370860927</text:p>
          </table:table-cell>
          <table:table-cell office:value-type="float" office:value="2.30110497237569" calcext:value-type="float">
            <text:p>2.30110497237569</text:p>
          </table:table-cell>
          <table:table-cell office:value-type="float" office:value="2.4179778295869" calcext:value-type="float">
            <text:p>2.4179778295869</text:p>
          </table:table-cell>
          <table:table-cell office:value-type="float" office:value="2" calcext:value-type="float">
            <text:p>2</text:p>
          </table:table-cell>
          <table:table-cell table:formula="of:=[.G242]-[.F242]" office:value-type="float" office:value="-0.4179778295869" calcext:value-type="float">
            <text:p>-0.4179778295869</text:p>
          </table:table-cell>
        </table:table-row>
        <table:table-row table:style-name="ro1" table:visibility="filter">
          <table:table-cell office:value-type="string" calcext:value-type="string">
            <text:p>Milos Kelemen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29166666666667" calcext:value-type="float">
            <text:p>0.329166666666667</text:p>
          </table:table-cell>
          <table:table-cell/>
          <table:table-cell table:formula="of:=[.G243]-[.F243]" office:value-type="float" office:value="-0.329166666666667" calcext:value-type="float">
            <text:p>-0.329166666666667</text:p>
          </table:table-cell>
        </table:table-row>
        <table:table-row table:style-name="ro1">
          <table:table-cell office:value-type="string" calcext:value-type="string">
            <text:p>Darnell Nurse</text:p>
          </table:table-cell>
          <table:table-cell office:value-type="float" office:value="2.35818181818182" calcext:value-type="float">
            <text:p>2.35818181818182</text:p>
          </table:table-cell>
          <table:table-cell office:value-type="float" office:value="2.39130434782609" calcext:value-type="float">
            <text:p>2.39130434782609</text:p>
          </table:table-cell>
          <table:table-cell office:value-type="float" office:value="2.13725490196078" calcext:value-type="float">
            <text:p>2.13725490196078</text:p>
          </table:table-cell>
          <table:table-cell office:value-type="float" office:value="2.32234432234432" calcext:value-type="float">
            <text:p>2.32234432234432</text:p>
          </table:table-cell>
          <table:table-cell office:value-type="float" office:value="2.30227134757825" calcext:value-type="float">
            <text:p>2.30227134757825</text:p>
          </table:table-cell>
          <table:table-cell office:value-type="float" office:value="2" calcext:value-type="float">
            <text:p>2</text:p>
          </table:table-cell>
          <table:table-cell table:formula="of:=[.G244]-[.F244]" office:value-type="float" office:value="-0.302271347578253" calcext:value-type="float">
            <text:p>-0.302271347578253</text:p>
          </table:table-cell>
        </table:table-row>
        <table:table-row table:style-name="ro1" table:visibility="filter">
          <table:table-cell office:value-type="string" calcext:value-type="string">
            <text:p>Mattias Samuelsson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72321428571429" calcext:value-type="float">
            <text:p>0.272321428571429</text:p>
          </table:table-cell>
          <table:table-cell/>
          <table:table-cell table:formula="of:=[.G245]-[.F245]" office:value-type="float" office:value="-0.272321428571429" calcext:value-type="float">
            <text:p>-0.272321428571429</text:p>
          </table:table-cell>
        </table:table-row>
        <table:table-row table:style-name="ro1">
          <table:table-cell office:value-type="string" calcext:value-type="string">
            <text:p>Brock Nelson</text:p>
          </table:table-cell>
          <table:table-cell office:value-type="float" office:value="2.20533333333333" calcext:value-type="float">
            <text:p>2.20533333333333</text:p>
          </table:table-cell>
          <table:table-cell office:value-type="float" office:value="2.24390243902439" calcext:value-type="float">
            <text:p>2.24390243902439</text:p>
          </table:table-cell>
          <table:table-cell office:value-type="float" office:value="2.18796992481203" calcext:value-type="float">
            <text:p>2.18796992481203</text:p>
          </table:table-cell>
          <table:table-cell office:value-type="float" office:value="2.33422459893048" calcext:value-type="float">
            <text:p>2.33422459893048</text:p>
          </table:table-cell>
          <table:table-cell office:value-type="float" office:value="2.24285757402506" calcext:value-type="float">
            <text:p>2.24285757402506</text:p>
          </table:table-cell>
          <table:table-cell office:value-type="float" office:value="2" calcext:value-type="float">
            <text:p>2</text:p>
          </table:table-cell>
          <table:table-cell table:formula="of:=[.G246]-[.F246]" office:value-type="float" office:value="-0.242857574025059" calcext:value-type="float">
            <text:p>-0.242857574025059</text:p>
          </table:table-cell>
        </table:table-row>
        <table:table-row table:style-name="ro1">
          <table:table-cell office:value-type="string" calcext:value-type="string">
            <text:p>Claude Giroux</text:p>
          </table:table-cell>
          <table:table-cell office:value-type="float" office:value="2.59945004582951" calcext:value-type="float">
            <text:p>2.59945004582951</text:p>
          </table:table-cell>
          <table:table-cell office:value-type="float" office:value="2.97727272727273" calcext:value-type="float">
            <text:p>2.97727272727273</text:p>
          </table:table-cell>
          <table:table-cell office:value-type="float" office:value="2.68269230769231" calcext:value-type="float">
            <text:p>2.68269230769231</text:p>
          </table:table-cell>
          <table:table-cell office:value-type="float" office:value="2.70127504553734" calcext:value-type="float">
            <text:p>2.70127504553734</text:p>
          </table:table-cell>
          <table:table-cell office:value-type="float" office:value="2.74017253158297" calcext:value-type="float">
            <text:p>2.74017253158297</text:p>
          </table:table-cell>
          <table:table-cell office:value-type="float" office:value="2.5" calcext:value-type="float">
            <text:p>2.5</text:p>
          </table:table-cell>
          <table:table-cell table:formula="of:=[.G247]-[.F247]" office:value-type="float" office:value="-0.240172531582972" calcext:value-type="float">
            <text:p>-0.240172531582972</text:p>
          </table:table-cell>
        </table:table-row>
        <table:table-row table:style-name="ro1">
          <table:table-cell office:value-type="string" calcext:value-type="string">
            <text:p>Jordan Eberle</text:p>
          </table:table-cell>
          <table:table-cell office:value-type="float" office:value="2.32365591397849" calcext:value-type="float">
            <text:p>2.32365591397849</text:p>
          </table:table-cell>
          <table:table-cell office:value-type="float" office:value="2.22222222222222" calcext:value-type="float">
            <text:p>2.22222222222222</text:p>
          </table:table-cell>
          <table:table-cell office:value-type="float" office:value="2.1812865497076" calcext:value-type="float">
            <text:p>2.1812865497076</text:p>
          </table:table-cell>
          <table:table-cell office:value-type="float" office:value="2.22269807280514" calcext:value-type="float">
            <text:p>2.22269807280514</text:p>
          </table:table-cell>
          <table:table-cell office:value-type="float" office:value="2.23746568967836" calcext:value-type="float">
            <text:p>2.23746568967836</text:p>
          </table:table-cell>
          <table:table-cell office:value-type="float" office:value="2" calcext:value-type="float">
            <text:p>2</text:p>
          </table:table-cell>
          <table:table-cell table:formula="of:=[.G248]-[.F248]" office:value-type="float" office:value="-0.237465689678364" calcext:value-type="float">
            <text:p>-0.237465689678364</text:p>
          </table:table-cell>
        </table:table-row>
        <table:table-row table:style-name="ro1">
          <table:table-cell office:value-type="string" calcext:value-type="string">
            <text:p>Jaden Schwartz</text:p>
          </table:table-cell>
          <table:table-cell office:value-type="float" office:value="2.25909090909091" calcext:value-type="float">
            <text:p>2.25909090909091</text:p>
          </table:table-cell>
          <table:table-cell office:value-type="float" office:value="2" calcext:value-type="float">
            <text:p>2</text:p>
          </table:table-cell>
          <table:table-cell office:value-type="float" office:value="2.41481481481482" calcext:value-type="float">
            <text:p>2.41481481481482</text:p>
          </table:table-cell>
          <table:table-cell office:value-type="float" office:value="2.20648967551622" calcext:value-type="float">
            <text:p>2.20648967551622</text:p>
          </table:table-cell>
          <table:table-cell office:value-type="float" office:value="2.22009884985549" calcext:value-type="float">
            <text:p>2.22009884985549</text:p>
          </table:table-cell>
          <table:table-cell office:value-type="float" office:value="2" calcext:value-type="float">
            <text:p>2</text:p>
          </table:table-cell>
          <table:table-cell table:formula="of:=[.G249]-[.F249]" office:value-type="float" office:value="-0.220098849855487" calcext:value-type="float">
            <text:p>-0.220098849855487</text:p>
          </table:table-cell>
        </table:table-row>
        <table:table-row table:style-name="ro1" table:visibility="filter">
          <table:table-cell office:value-type="string" calcext:value-type="string">
            <text:p>Jack Johnson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1875" calcext:value-type="float">
            <text:p>0.21875</text:p>
          </table:table-cell>
          <table:table-cell/>
          <table:table-cell table:formula="of:=[.G250]-[.F250]" office:value-type="float" office:value="-0.21875" calcext:value-type="float">
            <text:p>-0.21875</text:p>
          </table:table-cell>
        </table:table-row>
        <table:table-row table:style-name="ro1" table:visibility="filter">
          <table:table-cell office:value-type="string" calcext:value-type="string">
            <text:p>Vincent Desharnais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0.4" calcext:value-type="float">
            <text:p>0.4</text:p>
          </table:table-cell>
          <table:table-cell office:value-type="float" office:value="0.196801346801347" calcext:value-type="float">
            <text:p>0.196801346801347</text:p>
          </table:table-cell>
          <table:table-cell/>
          <table:table-cell table:formula="of:=[.G251]-[.F251]" office:value-type="float" office:value="-0.196801346801347" calcext:value-type="float">
            <text:p>-0.196801346801347</text:p>
          </table:table-cell>
        </table:table-row>
        <table:table-row table:style-name="ro1">
          <table:table-cell office:value-type="string" calcext:value-type="string">
            <text:p>Nick Suzuki</text:p>
          </table:table-cell>
          <table:table-cell office:value-type="float" office:value="2.04255319148936" calcext:value-type="float">
            <text:p>2.04255319148936</text:p>
          </table:table-cell>
          <table:table-cell office:value-type="float" office:value="2.5" calcext:value-type="float">
            <text:p>2.5</text:p>
          </table:table-cell>
          <table:table-cell office:value-type="float" office:value="2.27272727272727" calcext:value-type="float">
            <text:p>2.27272727272727</text:p>
          </table:table-cell>
          <table:table-cell office:value-type="float" office:value="1.96428571428571" calcext:value-type="float">
            <text:p>1.96428571428571</text:p>
          </table:table-cell>
          <table:table-cell office:value-type="float" office:value="2.19489154462559" calcext:value-type="float">
            <text:p>2.19489154462559</text:p>
          </table:table-cell>
          <table:table-cell office:value-type="float" office:value="2" calcext:value-type="float">
            <text:p>2</text:p>
          </table:table-cell>
          <table:table-cell table:formula="of:=[.G252]-[.F252]" office:value-type="float" office:value="-0.194891544625587" calcext:value-type="float">
            <text:p>-0.194891544625587</text:p>
          </table:table-cell>
        </table:table-row>
        <table:table-row table:style-name="ro1">
          <table:table-cell office:value-type="string" calcext:value-type="string">
            <text:p>Mason McTavish</text:p>
          </table:table-cell>
          <table:table-cell office:value-type="float" office:value="1.97530864197531" calcext:value-type="float">
            <text:p>1.97530864197531</text:p>
          </table:table-cell>
          <table:table-cell office:value-type="float" office:value="3" calcext:value-type="float">
            <text:p>3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2.19047619047619" calcext:value-type="float">
            <text:p>2.19047619047619</text:p>
          </table:table-cell>
          <table:table-cell office:value-type="float" office:value="2.18727954144621" calcext:value-type="float">
            <text:p>2.18727954144621</text:p>
          </table:table-cell>
          <table:table-cell office:value-type="float" office:value="2" calcext:value-type="float">
            <text:p>2</text:p>
          </table:table-cell>
          <table:table-cell table:formula="of:=[.G253]-[.F253]" office:value-type="float" office:value="-0.187279541446208" calcext:value-type="float">
            <text:p>-0.187279541446208</text:p>
          </table:table-cell>
        </table:table-row>
        <table:table-row table:style-name="ro1">
          <table:table-cell office:value-type="string" calcext:value-type="string">
            <text:p>Daniel Sprong</text:p>
          </table:table-cell>
          <table:table-cell office:value-type="float" office:value="2.05813953488372" calcext:value-type="float">
            <text:p>2.05813953488372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2.09302325581395" calcext:value-type="float">
            <text:p>2.09302325581395</text:p>
          </table:table-cell>
          <table:table-cell office:value-type="float" office:value="2.4047619047619" calcext:value-type="float">
            <text:p>2.4047619047619</text:p>
          </table:table-cell>
          <table:table-cell office:value-type="float" office:value="2.18064784053156" calcext:value-type="float">
            <text:p>2.18064784053156</text:p>
          </table:table-cell>
          <table:table-cell office:value-type="float" office:value="2" calcext:value-type="float">
            <text:p>2</text:p>
          </table:table-cell>
          <table:table-cell table:formula="of:=[.G254]-[.F254]" office:value-type="float" office:value="-0.180647840531562" calcext:value-type="float">
            <text:p>-0.180647840531562</text:p>
          </table:table-cell>
        </table:table-row>
        <table:table-row table:style-name="ro1">
          <table:table-cell office:value-type="string" calcext:value-type="string">
            <text:p>Denis Gurianov</text:p>
          </table:table-cell>
          <table:table-cell office:value-type="float" office:value="1.96678966789668" calcext:value-type="float">
            <text:p>1.96678966789668</text:p>
          </table:table-cell>
          <table:table-cell office:value-type="float" office:value="2.8" calcext:value-type="float">
            <text:p>2.8</text:p>
          </table:table-cell>
          <table:table-cell office:value-type="float" office:value="2.12765957446809" calcext:value-type="float">
            <text:p>2.12765957446809</text:p>
          </table:table-cell>
          <table:table-cell office:value-type="float" office:value="1.82706766917293" calcext:value-type="float">
            <text:p>1.82706766917293</text:p>
          </table:table-cell>
          <table:table-cell office:value-type="float" office:value="2.18037922788442" calcext:value-type="float">
            <text:p>2.18037922788442</text:p>
          </table:table-cell>
          <table:table-cell office:value-type="float" office:value="2" calcext:value-type="float">
            <text:p>2</text:p>
          </table:table-cell>
          <table:table-cell table:formula="of:=[.G255]-[.F255]" office:value-type="float" office:value="-0.180379227884424" calcext:value-type="float">
            <text:p>-0.180379227884424</text:p>
          </table:table-cell>
        </table:table-row>
        <table:table-row table:style-name="ro1" table:visibility="filter">
          <table:table-cell office:value-type="string" calcext:value-type="string">
            <text:p>Jake Evans</text:p>
          </table:table-cell>
          <table:table-cell office:value-type="float" office:value="0.257294429708223" calcext:value-type="float">
            <text:p>0.257294429708223</text:p>
          </table:table-cell>
          <table:table-cell office:value-type="float" office:value="0" calcext:value-type="float">
            <text:p>0</text:p>
          </table:table-cell>
          <table:table-cell office:value-type="float" office:value="0.227722772277228" calcext:value-type="float">
            <text:p>0.227722772277228</text:p>
          </table:table-cell>
          <table:table-cell office:value-type="float" office:value="0.219839142091153" calcext:value-type="float">
            <text:p>0.219839142091153</text:p>
          </table:table-cell>
          <table:table-cell office:value-type="float" office:value="0.176214086019151" calcext:value-type="float">
            <text:p>0.176214086019151</text:p>
          </table:table-cell>
          <table:table-cell/>
          <table:table-cell table:formula="of:=[.G256]-[.F256]" office:value-type="float" office:value="-0.176214086019151" calcext:value-type="float">
            <text:p>-0.176214086019151</text:p>
          </table:table-cell>
        </table:table-row>
        <table:table-row table:style-name="ro1" table:visibility="filter">
          <table:table-cell office:value-type="string" calcext:value-type="string">
            <text:p>Jack McBain</text:p>
          </table:table-cell>
          <table:table-cell office:value-type="float" office:value="0.111111111111111" calcext:value-type="float">
            <text:p>0.1111111111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694444444444445" calcext:value-type="float">
            <text:p>0.0694444444444445</text:p>
          </table:table-cell>
          <table:table-cell/>
          <table:table-cell table:formula="of:=[.G257]-[.F257]" office:value-type="float" office:value="-0.0694444444444445" calcext:value-type="float">
            <text:p>-0.0694444444444445</text:p>
          </table:table-cell>
        </table:table-row>
        <table:table-row table:style-name="ro1">
          <table:table-cell office:value-type="string" calcext:value-type="string">
            <text:p>Mats Zuccarello</text:p>
          </table:table-cell>
          <table:table-cell office:value-type="float" office:value="2.08695652173913" calcext:value-type="float">
            <text:p>2.08695652173913</text:p>
          </table:table-cell>
          <table:table-cell office:value-type="float" office:value="1.75" calcext:value-type="float">
            <text:p>1.75</text:p>
          </table:table-cell>
          <table:table-cell office:value-type="float" office:value="1.97857142857143" calcext:value-type="float">
            <text:p>1.97857142857143</text:p>
          </table:table-cell>
          <table:table-cell office:value-type="float" office:value="2.14360313315927" calcext:value-type="float">
            <text:p>2.14360313315927</text:p>
          </table:table-cell>
          <table:table-cell office:value-type="float" office:value="1.98978277086746" calcext:value-type="float">
            <text:p>1.98978277086746</text:p>
          </table:table-cell>
          <table:table-cell office:value-type="float" office:value="2" calcext:value-type="float">
            <text:p>2</text:p>
          </table:table-cell>
          <table:table-cell table:formula="of:=[.G258]-[.F258]" office:value-type="float" office:value="0.0102172291325431" calcext:value-type="float">
            <text:p>0.0102172291325431</text:p>
          </table:table-cell>
        </table:table-row>
        <table:table-row table:style-name="ro1">
          <table:table-cell office:value-type="string" calcext:value-type="string">
            <text:p>Dawson Mercer</text:p>
          </table:table-cell>
          <table:table-cell office:value-type="float" office:value="1.91612903225806" calcext:value-type="float">
            <text:p>1.91612903225806</text:p>
          </table:table-cell>
          <table:table-cell office:value-type="float" office:value="1.5" calcext:value-type="float">
            <text:p>1.5</text:p>
          </table:table-cell>
          <table:table-cell office:value-type="float" office:value="2.46428571428571" calcext:value-type="float">
            <text:p>2.46428571428571</text:p>
          </table:table-cell>
          <table:table-cell office:value-type="float" office:value="2.03896103896104" calcext:value-type="float">
            <text:p>2.03896103896104</text:p>
          </table:table-cell>
          <table:table-cell office:value-type="float" office:value="1.9798439463762" calcext:value-type="float">
            <text:p>1.9798439463762</text:p>
          </table:table-cell>
          <table:table-cell office:value-type="float" office:value="2" calcext:value-type="float">
            <text:p>2</text:p>
          </table:table-cell>
          <table:table-cell table:formula="of:=[.G259]-[.F259]" office:value-type="float" office:value="0.0201560536237957" calcext:value-type="float">
            <text:p>0.0201560536237957</text:p>
          </table:table-cell>
        </table:table-row>
        <table:table-row table:style-name="ro1">
          <table:table-cell office:value-type="string" calcext:value-type="string">
            <text:p>Ryan Nugent-Hopkins</text:p>
          </table:table-cell>
          <table:table-cell office:value-type="float" office:value="2.38257575757576" calcext:value-type="float">
            <text:p>2.38257575757576</text:p>
          </table:table-cell>
          <table:table-cell office:value-type="float" office:value="2.36585365853659" calcext:value-type="float">
            <text:p>2.36585365853659</text:p>
          </table:table-cell>
          <table:table-cell office:value-type="float" office:value="2.47826086956522" calcext:value-type="float">
            <text:p>2.47826086956522</text:p>
          </table:table-cell>
          <table:table-cell office:value-type="float" office:value="2.33164556962025" calcext:value-type="float">
            <text:p>2.33164556962025</text:p>
          </table:table-cell>
          <table:table-cell office:value-type="float" office:value="2.38958396382445" calcext:value-type="float">
            <text:p>2.38958396382445</text:p>
          </table:table-cell>
          <table:table-cell office:value-type="float" office:value="2.5" calcext:value-type="float">
            <text:p>2.5</text:p>
          </table:table-cell>
          <table:table-cell table:formula="of:=[.G260]-[.F260]" office:value-type="float" office:value="0.110416036175547" calcext:value-type="float">
            <text:p>0.110416036175547</text:p>
          </table:table-cell>
        </table:table-row>
        <table:table-row table:style-name="ro1">
          <table:table-cell office:value-type="string" calcext:value-type="string">
            <text:p>Thomas Chabot</text:p>
          </table:table-cell>
          <table:table-cell office:value-type="float" office:value="2.43157894736842" calcext:value-type="float">
            <text:p>2.43157894736842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2.13846153846154" calcext:value-type="float">
            <text:p>2.13846153846154</text:p>
          </table:table-cell>
          <table:table-cell office:value-type="float" office:value="2.68253968253968" calcext:value-type="float">
            <text:p>2.68253968253968</text:p>
          </table:table-cell>
          <table:table-cell office:value-type="float" office:value="2.38457361352098" calcext:value-type="float">
            <text:p>2.38457361352098</text:p>
          </table:table-cell>
          <table:table-cell office:value-type="float" office:value="2.5" calcext:value-type="float">
            <text:p>2.5</text:p>
          </table:table-cell>
          <table:table-cell table:formula="of:=[.G261]-[.F261]" office:value-type="float" office:value="0.115426386479018" calcext:value-type="float">
            <text:p>0.115426386479018</text:p>
          </table:table-cell>
        </table:table-row>
        <table:table-row table:style-name="ro1">
          <table:table-cell office:value-type="string" calcext:value-type="string">
            <text:p>Dougie Hamilton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3.1304347826087" calcext:value-type="float">
            <text:p>3.1304347826087</text:p>
          </table:table-cell>
          <table:table-cell office:value-type="float" office:value="2.70138888888889" calcext:value-type="float">
            <text:p>2.70138888888889</text:p>
          </table:table-cell>
          <table:table-cell office:value-type="float" office:value="2.8125" calcext:value-type="float">
            <text:p>2.8125</text:p>
          </table:table-cell>
          <table:table-cell office:value-type="float" office:value="2.87536663216011" calcext:value-type="float">
            <text:p>2.87536663216011</text:p>
          </table:table-cell>
          <table:table-cell office:value-type="float" office:value="3" calcext:value-type="float">
            <text:p>3</text:p>
          </table:table-cell>
          <table:table-cell table:formula="of:=[.G262]-[.F262]" office:value-type="float" office:value="0.124633367839889" calcext:value-type="float">
            <text:p>0.124633367839889</text:p>
          </table:table-cell>
        </table:table-row>
        <table:table-row table:style-name="ro1">
          <table:table-cell office:value-type="string" calcext:value-type="string">
            <text:p>Oliver Bjorkstrand</text:p>
          </table:table-cell>
          <table:table-cell office:value-type="float" office:value="2.4295154185022" calcext:value-type="float">
            <text:p>2.4295154185022</text:p>
          </table:table-cell>
          <table:table-cell office:value-type="float" office:value="2" calcext:value-type="float">
            <text:p>2</text:p>
          </table:table-cell>
          <table:table-cell office:value-type="float" office:value="2.68478260869565" calcext:value-type="float">
            <text:p>2.68478260869565</text:p>
          </table:table-cell>
          <table:table-cell office:value-type="float" office:value="2.33185840707965" calcext:value-type="float">
            <text:p>2.33185840707965</text:p>
          </table:table-cell>
          <table:table-cell office:value-type="float" office:value="2.36153910856938" calcext:value-type="float">
            <text:p>2.36153910856938</text:p>
          </table:table-cell>
          <table:table-cell office:value-type="float" office:value="2.5" calcext:value-type="float">
            <text:p>2.5</text:p>
          </table:table-cell>
          <table:table-cell table:formula="of:=[.G263]-[.F263]" office:value-type="float" office:value="0.138460891430625" calcext:value-type="float">
            <text:p>0.138460891430625</text:p>
          </table:table-cell>
        </table:table-row>
        <table:table-row table:style-name="ro1">
          <table:table-cell office:value-type="string" calcext:value-type="string">
            <text:p>Alex DeBrincat</text:p>
          </table:table-cell>
          <table:table-cell office:value-type="float" office:value="2.88208616780045" calcext:value-type="float">
            <text:p>2.88208616780045</text:p>
          </table:table-cell>
          <table:table-cell office:value-type="float" office:value="2.76470588235294" calcext:value-type="float">
            <text:p>2.76470588235294</text:p>
          </table:table-cell>
          <table:table-cell office:value-type="float" office:value="2.80263157894737" calcext:value-type="float">
            <text:p>2.80263157894737</text:p>
          </table:table-cell>
          <table:table-cell office:value-type="float" office:value="2.95433789954338" calcext:value-type="float">
            <text:p>2.95433789954338</text:p>
          </table:table-cell>
          <table:table-cell office:value-type="float" office:value="2.85094038216104" calcext:value-type="float">
            <text:p>2.85094038216104</text:p>
          </table:table-cell>
          <table:table-cell office:value-type="float" office:value="3" calcext:value-type="float">
            <text:p>3</text:p>
          </table:table-cell>
          <table:table-cell table:formula="of:=[.G264]-[.F264]" office:value-type="float" office:value="0.149059617838964" calcext:value-type="float">
            <text:p>0.149059617838964</text:p>
          </table:table-cell>
        </table:table-row>
        <table:table-row table:style-name="ro1">
          <table:table-cell office:value-type="string" calcext:value-type="string">
            <text:p>Evan Bouchard</text:p>
          </table:table-cell>
          <table:table-cell office:value-type="float" office:value="2.26285714285714" calcext:value-type="float">
            <text:p>2.26285714285714</text:p>
          </table:table-cell>
          <table:table-cell office:value-type="float" office:value="2.6" calcext:value-type="float">
            <text:p>2.6</text:p>
          </table:table-cell>
          <table:table-cell office:value-type="float" office:value="2.2962962962963" calcext:value-type="float">
            <text:p>2.2962962962963</text:p>
          </table:table-cell>
          <table:table-cell office:value-type="float" office:value="2.16279069767442" calcext:value-type="float">
            <text:p>2.16279069767442</text:p>
          </table:table-cell>
          <table:table-cell office:value-type="float" office:value="2.33048603420696" calcext:value-type="float">
            <text:p>2.33048603420696</text:p>
          </table:table-cell>
          <table:table-cell office:value-type="float" office:value="2.5" calcext:value-type="float">
            <text:p>2.5</text:p>
          </table:table-cell>
          <table:table-cell table:formula="of:=[.G265]-[.F265]" office:value-type="float" office:value="0.169513965793036" calcext:value-type="float">
            <text:p>0.169513965793036</text:p>
          </table:table-cell>
        </table:table-row>
        <table:table-row table:style-name="ro1">
          <table:table-cell office:value-type="string" calcext:value-type="string">
            <text:p>Troy Terry</text:p>
          </table:table-cell>
          <table:table-cell office:value-type="float" office:value="1.98518518518519" calcext:value-type="float">
            <text:p>1.98518518518519</text:p>
          </table:table-cell>
          <table:table-cell office:value-type="float" office:value="1.8" calcext:value-type="float">
            <text:p>1.8</text:p>
          </table:table-cell>
          <table:table-cell office:value-type="float" office:value="1.62962962962963" calcext:value-type="float">
            <text:p>1.62962962962963</text:p>
          </table:table-cell>
          <table:table-cell office:value-type="float" office:value="1.87786259541985" calcext:value-type="float">
            <text:p>1.87786259541985</text:p>
          </table:table-cell>
          <table:table-cell office:value-type="float" office:value="1.82316935255867" calcext:value-type="float">
            <text:p>1.82316935255867</text:p>
          </table:table-cell>
          <table:table-cell office:value-type="float" office:value="2" calcext:value-type="float">
            <text:p>2</text:p>
          </table:table-cell>
          <table:table-cell table:formula="of:=[.G266]-[.F266]" office:value-type="float" office:value="0.176830647441335" calcext:value-type="float">
            <text:p>0.176830647441335</text:p>
          </table:table-cell>
        </table:table-row>
        <table:table-row table:style-name="ro1">
          <table:table-cell office:value-type="string" calcext:value-type="string">
            <text:p>Bo Horvat</text:p>
          </table:table-cell>
          <table:table-cell office:value-type="float" office:value="2.33903576982893" calcext:value-type="float">
            <text:p>2.33903576982893</text:p>
          </table:table-cell>
          <table:table-cell office:value-type="float" office:value="2.13333333333333" calcext:value-type="float">
            <text:p>2.13333333333333</text:p>
          </table:table-cell>
          <table:table-cell office:value-type="float" office:value="2.3728813559322" calcext:value-type="float">
            <text:p>2.3728813559322</text:p>
          </table:table-cell>
          <table:table-cell office:value-type="float" office:value="2.40498442367601" calcext:value-type="float">
            <text:p>2.40498442367601</text:p>
          </table:table-cell>
          <table:table-cell office:value-type="float" office:value="2.31255872069262" calcext:value-type="float">
            <text:p>2.31255872069262</text:p>
          </table:table-cell>
          <table:table-cell office:value-type="float" office:value="2.5" calcext:value-type="float">
            <text:p>2.5</text:p>
          </table:table-cell>
          <table:table-cell table:formula="of:=[.G267]-[.F267]" office:value-type="float" office:value="0.187441279307381" calcext:value-type="float">
            <text:p>0.187441279307381</text:p>
          </table:table-cell>
        </table:table-row>
        <table:table-row table:style-name="ro1">
          <table:table-cell office:value-type="string" calcext:value-type="string">
            <text:p>Juuso Valimaki</text:p>
          </table:table-cell>
          <table:table-cell office:value-type="float" office:value="1.27814569536424" calcext:value-type="float">
            <text:p>1.27814569536424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1.5" calcext:value-type="float">
            <text:p>1.5</text:p>
          </table:table-cell>
          <table:table-cell office:value-type="float" office:value="1.35820895522388" calcext:value-type="float">
            <text:p>1.35820895522388</text:p>
          </table:table-cell>
          <table:table-cell office:value-type="float" office:value="1.30194580550417" calcext:value-type="float">
            <text:p>1.30194580550417</text:p>
          </table:table-cell>
          <table:table-cell office:value-type="float" office:value="1.5" calcext:value-type="float">
            <text:p>1.5</text:p>
          </table:table-cell>
          <table:table-cell table:formula="of:=[.G268]-[.F268]" office:value-type="float" office:value="0.198054194495827" calcext:value-type="float">
            <text:p>0.198054194495827</text:p>
          </table:table-cell>
        </table:table-row>
        <table:table-row table:style-name="ro1">
          <table:table-cell office:value-type="string" calcext:value-type="string">
            <text:p>Ryan Hartman</text:p>
          </table:table-cell>
          <table:table-cell office:value-type="float" office:value="2.0281124497992" calcext:value-type="float">
            <text:p>2.0281124497992</text:p>
          </table:table-cell>
          <table:table-cell office:value-type="float" office:value="3" calcext:value-type="float">
            <text:p>3</text:p>
          </table:table-cell>
          <table:table-cell office:value-type="float" office:value="2.1123595505618" calcext:value-type="float">
            <text:p>2.1123595505618</text:p>
          </table:table-cell>
          <table:table-cell office:value-type="float" office:value="2.0241935483871" calcext:value-type="float">
            <text:p>2.0241935483871</text:p>
          </table:table-cell>
          <table:table-cell office:value-type="float" office:value="2.29116638718702" calcext:value-type="float">
            <text:p>2.29116638718702</text:p>
          </table:table-cell>
          <table:table-cell office:value-type="float" office:value="2.5" calcext:value-type="float">
            <text:p>2.5</text:p>
          </table:table-cell>
          <table:table-cell table:formula="of:=[.G269]-[.F269]" office:value-type="float" office:value="0.208833612812977" calcext:value-type="float">
            <text:p>0.208833612812977</text:p>
          </table:table-cell>
        </table:table-row>
        <table:table-row table:style-name="ro1">
          <table:table-cell office:value-type="string" calcext:value-type="string">
            <text:p>Trevor Zegras</text:p>
          </table:table-cell>
          <table:table-cell office:value-type="float" office:value="2.36046511627907" calcext:value-type="float">
            <text:p>2.36046511627907</text:p>
          </table:table-cell>
          <table:table-cell office:value-type="float" office:value="1.6" calcext:value-type="float">
            <text:p>1.6</text:p>
          </table:table-cell>
          <table:table-cell office:value-type="float" office:value="2.51351351351351" calcext:value-type="float">
            <text:p>2.51351351351351</text:p>
          </table:table-cell>
          <table:table-cell office:value-type="float" office:value="2.55294117647059" calcext:value-type="float">
            <text:p>2.55294117647059</text:p>
          </table:table-cell>
          <table:table-cell office:value-type="float" office:value="2.25672995156579" calcext:value-type="float">
            <text:p>2.25672995156579</text:p>
          </table:table-cell>
          <table:table-cell office:value-type="float" office:value="2.5" calcext:value-type="float">
            <text:p>2.5</text:p>
          </table:table-cell>
          <table:table-cell table:formula="of:=[.G270]-[.F270]" office:value-type="float" office:value="0.243270048434207" calcext:value-type="float">
            <text:p>0.243270048434207</text:p>
          </table:table-cell>
        </table:table-row>
        <table:table-row table:style-name="ro1">
          <table:table-cell office:value-type="string" calcext:value-type="string">
            <text:p>Kirby Dach</text:p>
          </table:table-cell>
          <table:table-cell office:value-type="float" office:value="1.66028708133971" calcext:value-type="float">
            <text:p>1.66028708133971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1.29166666666667" calcext:value-type="float">
            <text:p>1.29166666666667</text:p>
          </table:table-cell>
          <table:table-cell office:value-type="float" office:value="1.69607843137255" calcext:value-type="float">
            <text:p>1.69607843137255</text:p>
          </table:table-cell>
          <table:table-cell office:value-type="float" office:value="1.74534137817807" calcext:value-type="float">
            <text:p>1.74534137817807</text:p>
          </table:table-cell>
          <table:table-cell office:value-type="float" office:value="2" calcext:value-type="float">
            <text:p>2</text:p>
          </table:table-cell>
          <table:table-cell table:formula="of:=[.G271]-[.F271]" office:value-type="float" office:value="0.254658621821934" calcext:value-type="float">
            <text:p>0.254658621821934</text:p>
          </table:table-cell>
        </table:table-row>
        <table:table-row table:style-name="ro1">
          <table:table-cell office:value-type="string" calcext:value-type="string">
            <text:p>Victor Olofsson</text:p>
          </table:table-cell>
          <table:table-cell office:value-type="float" office:value="2.2984496124031" calcext:value-type="float">
            <text:p>2.2984496124031</text:p>
          </table:table-cell>
          <table:table-cell office:value-type="float" office:value="0" calcext:value-type="float">
            <text:p>0</text:p>
          </table:table-cell>
          <table:table-cell office:value-type="float" office:value="2.3125" calcext:value-type="float">
            <text:p>2.3125</text:p>
          </table:table-cell>
          <table:table-cell office:value-type="float" office:value="2.36641221374046" calcext:value-type="float">
            <text:p>2.36641221374046</text:p>
          </table:table-cell>
          <table:table-cell office:value-type="float" office:value="1.74434045653589" calcext:value-type="float">
            <text:p>1.74434045653589</text:p>
          </table:table-cell>
          <table:table-cell office:value-type="float" office:value="2" calcext:value-type="float">
            <text:p>2</text:p>
          </table:table-cell>
          <table:table-cell table:formula="of:=[.G272]-[.F272]" office:value-type="float" office:value="0.25565954346411" calcext:value-type="float">
            <text:p>0.25565954346411</text:p>
          </table:table-cell>
        </table:table-row>
        <table:table-row table:style-name="ro1">
          <table:table-cell office:value-type="string" calcext:value-type="string">
            <text:p>Brady Tkachuk</text:p>
          </table:table-cell>
          <table:table-cell office:value-type="float" office:value="3.68" calcext:value-type="float">
            <text:p>3.68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3.96666666666667" calcext:value-type="float">
            <text:p>3.96666666666667</text:p>
          </table:table-cell>
          <table:table-cell office:value-type="float" office:value="3.70285714285714" calcext:value-type="float">
            <text:p>3.70285714285714</text:p>
          </table:table-cell>
          <table:table-cell office:value-type="float" office:value="3.72374458874459" calcext:value-type="float">
            <text:p>3.72374458874459</text:p>
          </table:table-cell>
          <table:table-cell office:value-type="float" office:value="4" calcext:value-type="float">
            <text:p>4</text:p>
          </table:table-cell>
          <table:table-cell table:formula="of:=[.G273]-[.F273]" office:value-type="float" office:value="0.276255411255411" calcext:value-type="float">
            <text:p>0.276255411255411</text:p>
          </table:table-cell>
        </table:table-row>
        <table:table-row table:style-name="ro1">
          <table:table-cell office:value-type="string" calcext:value-type="string">
            <text:p>Drake Batherson</text:p>
          </table:table-cell>
          <table:table-cell office:value-type="float" office:value="2.26605504587156" calcext:value-type="float">
            <text:p>2.26605504587156</text:p>
          </table:table-cell>
          <table:table-cell office:value-type="float" office:value="3" calcext:value-type="float">
            <text:p>3</text:p>
          </table:table-cell>
          <table:table-cell office:value-type="float" office:value="2.78571428571429" calcext:value-type="float">
            <text:p>2.78571428571429</text:p>
          </table:table-cell>
          <table:table-cell office:value-type="float" office:value="2.38938053097345" calcext:value-type="float">
            <text:p>2.38938053097345</text:p>
          </table:table-cell>
          <table:table-cell office:value-type="float" office:value="2.61028746563982" calcext:value-type="float">
            <text:p>2.61028746563982</text:p>
          </table:table-cell>
          <table:table-cell office:value-type="float" office:value="3" calcext:value-type="float">
            <text:p>3</text:p>
          </table:table-cell>
          <table:table-cell table:formula="of:=[.G274]-[.F274]" office:value-type="float" office:value="0.389712534360176" calcext:value-type="float">
            <text:p>0.389712534360176</text:p>
          </table:table-cell>
        </table:table-row>
        <table:table-row table:style-name="ro1">
          <table:table-cell office:value-type="string" calcext:value-type="string">
            <text:p>Nick Schmaltz</text:p>
          </table:table-cell>
          <table:table-cell office:value-type="float" office:value="1.61722488038278" calcext:value-type="float">
            <text:p>1.61722488038278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80555555555556" calcext:value-type="float">
            <text:p>1.80555555555556</text:p>
          </table:table-cell>
          <table:table-cell office:value-type="float" office:value="1.64878048780488" calcext:value-type="float">
            <text:p>1.64878048780488</text:p>
          </table:table-cell>
          <table:table-cell office:value-type="float" office:value="1.60122356426914" calcext:value-type="float">
            <text:p>1.60122356426914</text:p>
          </table:table-cell>
          <table:table-cell office:value-type="float" office:value="2" calcext:value-type="float">
            <text:p>2</text:p>
          </table:table-cell>
          <table:table-cell table:formula="of:=[.G275]-[.F275]" office:value-type="float" office:value="0.398776435730865" calcext:value-type="float">
            <text:p>0.398776435730865</text:p>
          </table:table-cell>
        </table:table-row>
        <table:table-row table:style-name="ro1">
          <table:table-cell office:value-type="string" calcext:value-type="string">
            <text:p>Aleksander Barkov</text:p>
          </table:table-cell>
          <table:table-cell office:value-type="float" office:value="2.64580152671756" calcext:value-type="float">
            <text:p>2.64580152671756</text:p>
          </table:table-cell>
          <table:table-cell office:value-type="float" office:value="2.60714285714286" calcext:value-type="float">
            <text:p>2.60714285714286</text:p>
          </table:table-cell>
          <table:table-cell office:value-type="float" office:value="2.68965517241379" calcext:value-type="float">
            <text:p>2.68965517241379</text:p>
          </table:table-cell>
          <table:table-cell office:value-type="float" office:value="2.42073170731707" calcext:value-type="float">
            <text:p>2.42073170731707</text:p>
          </table:table-cell>
          <table:table-cell office:value-type="float" office:value="2.59083281589782" calcext:value-type="float">
            <text:p>2.59083281589782</text:p>
          </table:table-cell>
          <table:table-cell office:value-type="float" office:value="3" calcext:value-type="float">
            <text:p>3</text:p>
          </table:table-cell>
          <table:table-cell table:formula="of:=[.G276]-[.F276]" office:value-type="float" office:value="0.40916718410218" calcext:value-type="float">
            <text:p>0.40916718410218</text:p>
          </table:table-cell>
        </table:table-row>
        <table:table-row table:style-name="ro1">
          <table:table-cell office:value-type="string" calcext:value-type="string">
            <text:p>Matt Boldy</text:p>
          </table:table-cell>
          <table:table-cell office:value-type="float" office:value="2.89166666666667" calcext:value-type="float">
            <text:p>2.89166666666667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2.53571428571429" calcext:value-type="float">
            <text:p>2.53571428571429</text:p>
          </table:table-cell>
          <table:table-cell office:value-type="float" office:value="2.59375" calcext:value-type="float">
            <text:p>2.59375</text:p>
          </table:table-cell>
          <table:table-cell office:value-type="float" office:value="2.58861607142857" calcext:value-type="float">
            <text:p>2.58861607142857</text:p>
          </table:table-cell>
          <table:table-cell office:value-type="float" office:value="3" calcext:value-type="float">
            <text:p>3</text:p>
          </table:table-cell>
          <table:table-cell table:formula="of:=[.G277]-[.F277]" office:value-type="float" office:value="0.411383928571428" calcext:value-type="float">
            <text:p>0.411383928571428</text:p>
          </table:table-cell>
        </table:table-row>
        <table:table-row table:style-name="ro1">
          <table:table-cell office:value-type="string" calcext:value-type="string">
            <text:p>Jared McCann</text:p>
          </table:table-cell>
          <table:table-cell office:value-type="float" office:value="2.13306451612903" calcext:value-type="float">
            <text:p>2.13306451612903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2.28235294117647" calcext:value-type="float">
            <text:p>2.28235294117647</text:p>
          </table:table-cell>
          <table:table-cell office:value-type="float" office:value="2.2191235059761" calcext:value-type="float">
            <text:p>2.2191235059761</text:p>
          </table:table-cell>
          <table:table-cell office:value-type="float" office:value="2.05446857415373" calcext:value-type="float">
            <text:p>2.05446857415373</text:p>
          </table:table-cell>
          <table:table-cell office:value-type="float" office:value="2.5" calcext:value-type="float">
            <text:p>2.5</text:p>
          </table:table-cell>
          <table:table-cell table:formula="of:=[.G278]-[.F278]" office:value-type="float" office:value="0.445531425846267" calcext:value-type="float">
            <text:p>0.445531425846267</text:p>
          </table:table-cell>
        </table:table-row>
        <table:table-row table:style-name="ro1">
          <table:table-cell office:value-type="string" calcext:value-type="string">
            <text:p>Eeli Tolvanen</text:p>
          </table:table-cell>
          <table:table-cell office:value-type="float" office:value="1.84971098265896" calcext:value-type="float">
            <text:p>1.84971098265896</text:p>
          </table:table-cell>
          <table:table-cell office:value-type="float" office:value="1" calcext:value-type="float">
            <text:p>1</text:p>
          </table:table-cell>
          <table:table-cell office:value-type="float" office:value="1.6046511627907" calcext:value-type="float">
            <text:p>1.6046511627907</text:p>
          </table:table-cell>
          <table:table-cell office:value-type="float" office:value="1.75280898876405" calcext:value-type="float">
            <text:p>1.75280898876405</text:p>
          </table:table-cell>
          <table:table-cell office:value-type="float" office:value="1.55179278355343" calcext:value-type="float">
            <text:p>1.55179278355343</text:p>
          </table:table-cell>
          <table:table-cell office:value-type="float" office:value="2" calcext:value-type="float">
            <text:p>2</text:p>
          </table:table-cell>
          <table:table-cell table:formula="of:=[.G279]-[.F279]" office:value-type="float" office:value="0.448207216446574" calcext:value-type="float">
            <text:p>0.448207216446574</text:p>
          </table:table-cell>
        </table:table-row>
        <table:table-row table:style-name="ro1">
          <table:table-cell office:value-type="string" calcext:value-type="string">
            <text:p>Jesper Bratt</text:p>
          </table:table-cell>
          <table:table-cell office:value-type="float" office:value="2.05789473684211" calcext:value-type="float">
            <text:p>2.05789473684211</text:p>
          </table:table-cell>
          <table:table-cell office:value-type="float" office:value="1.94444444444444" calcext:value-type="float">
            <text:p>1.94444444444444</text:p>
          </table:table-cell>
          <table:table-cell office:value-type="float" office:value="2.0952380952381" calcext:value-type="float">
            <text:p>2.0952380952381</text:p>
          </table:table-cell>
          <table:table-cell office:value-type="float" office:value="2.10880829015544" calcext:value-type="float">
            <text:p>2.10880829015544</text:p>
          </table:table-cell>
          <table:table-cell office:value-type="float" office:value="2.05159639167002" calcext:value-type="float">
            <text:p>2.05159639167002</text:p>
          </table:table-cell>
          <table:table-cell office:value-type="float" office:value="2.5" calcext:value-type="float">
            <text:p>2.5</text:p>
          </table:table-cell>
          <table:table-cell table:formula="of:=[.G280]-[.F280]" office:value-type="float" office:value="0.448403608329979" calcext:value-type="float">
            <text:p>0.448403608329979</text:p>
          </table:table-cell>
        </table:table-row>
        <table:table-row table:style-name="ro1">
          <table:table-cell office:value-type="string" calcext:value-type="string">
            <text:p>Leon Draisaitl</text:p>
          </table:table-cell>
          <table:table-cell office:value-type="float" office:value="2.64705882352941" calcext:value-type="float">
            <text:p>2.64705882352941</text:p>
          </table:table-cell>
          <table:table-cell office:value-type="float" office:value="2.15625" calcext:value-type="float">
            <text:p>2.15625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2.61661341853035" calcext:value-type="float">
            <text:p>2.61661341853035</text:p>
          </table:table-cell>
          <table:table-cell office:value-type="float" office:value="2.52164722718161" calcext:value-type="float">
            <text:p>2.52164722718161</text:p>
          </table:table-cell>
          <table:table-cell office:value-type="float" office:value="3" calcext:value-type="float">
            <text:p>3</text:p>
          </table:table-cell>
          <table:table-cell table:formula="of:=[.G281]-[.F281]" office:value-type="float" office:value="0.478352772818393" calcext:value-type="float">
            <text:p>0.478352772818393</text:p>
          </table:table-cell>
        </table:table-row>
        <table:table-row table:style-name="ro1">
          <table:table-cell office:value-type="string" calcext:value-type="string">
            <text:p>Zach Hyman</text:p>
          </table:table-cell>
          <table:table-cell office:value-type="float" office:value="2.37881873727088" calcext:value-type="float">
            <text:p>2.37881873727088</text:p>
          </table:table-cell>
          <table:table-cell office:value-type="float" office:value="2.84615384615385" calcext:value-type="float">
            <text:p>2.84615384615385</text:p>
          </table:table-cell>
          <table:table-cell office:value-type="float" office:value="2.38775510204082" calcext:value-type="float">
            <text:p>2.38775510204082</text:p>
          </table:table-cell>
          <table:table-cell office:value-type="float" office:value="2.36144578313253" calcext:value-type="float">
            <text:p>2.36144578313253</text:p>
          </table:table-cell>
          <table:table-cell office:value-type="float" office:value="2.49354336714952" calcext:value-type="float">
            <text:p>2.49354336714952</text:p>
          </table:table-cell>
          <table:table-cell office:value-type="float" office:value="3" calcext:value-type="float">
            <text:p>3</text:p>
          </table:table-cell>
          <table:table-cell table:formula="of:=[.G282]-[.F282]" office:value-type="float" office:value="0.506456632850483" calcext:value-type="float">
            <text:p>0.506456632850483</text:p>
          </table:table-cell>
        </table:table-row>
        <table:table-row table:style-name="ro1">
          <table:table-cell office:value-type="string" calcext:value-type="string">
            <text:p>Lawson Crouse</text:p>
          </table:table-cell>
          <table:table-cell office:value-type="float" office:value="1.61594202898551" calcext:value-type="float">
            <text:p>1.61594202898551</text:p>
          </table:table-cell>
          <table:table-cell office:value-type="float" office:value="0.875" calcext:value-type="float">
            <text:p>0.875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1.69756097560976" calcext:value-type="float">
            <text:p>1.69756097560976</text:p>
          </table:table-cell>
          <table:table-cell office:value-type="float" office:value="1.48045908448215" calcext:value-type="float">
            <text:p>1.48045908448215</text:p>
          </table:table-cell>
          <table:table-cell office:value-type="float" office:value="2" calcext:value-type="float">
            <text:p>2</text:p>
          </table:table-cell>
          <table:table-cell table:formula="of:=[.G283]-[.F283]" office:value-type="float" office:value="0.519540915517851" calcext:value-type="float">
            <text:p>0.519540915517851</text:p>
          </table:table-cell>
        </table:table-row>
        <table:table-row table:style-name="ro1">
          <table:table-cell office:value-type="string" calcext:value-type="string">
            <text:p>Barrett Hayton</text:p>
          </table:table-cell>
          <table:table-cell office:value-type="float" office:value="1.65868263473054" calcext:value-type="float">
            <text:p>1.6586826347305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82758620689655" calcext:value-type="float">
            <text:p>1.82758620689655</text:p>
          </table:table-cell>
          <table:table-cell office:value-type="float" office:value="1.66265060240964" calcext:value-type="float">
            <text:p>1.66265060240964</text:p>
          </table:table-cell>
          <table:table-cell office:value-type="float" office:value="1.45389652767585" calcext:value-type="float">
            <text:p>1.45389652767585</text:p>
          </table:table-cell>
          <table:table-cell office:value-type="float" office:value="2" calcext:value-type="float">
            <text:p>2</text:p>
          </table:table-cell>
          <table:table-cell table:formula="of:=[.G284]-[.F284]" office:value-type="float" office:value="0.546103472324151" calcext:value-type="float">
            <text:p>0.546103472324151</text:p>
          </table:table-cell>
        </table:table-row>
        <table:table-row table:style-name="ro1">
          <table:table-cell office:value-type="string" calcext:value-type="string">
            <text:p>Jeff Skinner</text:p>
          </table:table-cell>
          <table:table-cell office:value-type="float" office:value="3.18329718004338" calcext:value-type="float">
            <text:p>3.18329718004338</text:p>
          </table:table-cell>
          <table:table-cell office:value-type="float" office:value="0" calcext:value-type="float">
            <text:p>0</text:p>
          </table:table-cell>
          <table:table-cell office:value-type="float" office:value="3.33516483516484" calcext:value-type="float">
            <text:p>3.33516483516484</text:p>
          </table:table-cell>
          <table:table-cell office:value-type="float" office:value="3.27645788336933" calcext:value-type="float">
            <text:p>3.27645788336933</text:p>
          </table:table-cell>
          <table:table-cell office:value-type="float" office:value="2.44872997464439" calcext:value-type="float">
            <text:p>2.44872997464439</text:p>
          </table:table-cell>
          <table:table-cell office:value-type="float" office:value="3" calcext:value-type="float">
            <text:p>3</text:p>
          </table:table-cell>
          <table:table-cell table:formula="of:=[.G285]-[.F285]" office:value-type="float" office:value="0.551270025355612" calcext:value-type="float">
            <text:p>0.551270025355612</text:p>
          </table:table-cell>
        </table:table-row>
        <table:table-row table:style-name="ro1">
          <table:table-cell office:value-type="string" calcext:value-type="string">
            <text:p>Nico Hischier</text:p>
          </table:table-cell>
          <table:table-cell office:value-type="float" office:value="2.39784946236559" calcext:value-type="float">
            <text:p>2.39784946236559</text:p>
          </table:table-cell>
          <table:table-cell office:value-type="float" office:value="2.58823529411765" calcext:value-type="float">
            <text:p>2.58823529411765</text:p>
          </table:table-cell>
          <table:table-cell office:value-type="float" office:value="2.43137254901961" calcext:value-type="float">
            <text:p>2.43137254901961</text:p>
          </table:table-cell>
          <table:table-cell office:value-type="float" office:value="2.31550802139037" calcext:value-type="float">
            <text:p>2.31550802139037</text:p>
          </table:table-cell>
          <table:table-cell office:value-type="float" office:value="2.43324133172331" calcext:value-type="float">
            <text:p>2.43324133172331</text:p>
          </table:table-cell>
          <table:table-cell office:value-type="float" office:value="3" calcext:value-type="float">
            <text:p>3</text:p>
          </table:table-cell>
          <table:table-cell table:formula="of:=[.G286]-[.F286]" office:value-type="float" office:value="0.566758668276695" calcext:value-type="float">
            <text:p>0.566758668276695</text:p>
          </table:table-cell>
        </table:table-row>
        <table:table-row table:style-name="ro1">
          <table:table-cell office:value-type="string" calcext:value-type="string">
            <text:p>Sam Reinhart</text:p>
          </table:table-cell>
          <table:table-cell office:value-type="float" office:value="2.27768595041322" calcext:value-type="float">
            <text:p>2.27768595041322</text:p>
          </table:table-cell>
          <table:table-cell office:value-type="float" office:value="2.8" calcext:value-type="float">
            <text:p>2.8</text:p>
          </table:table-cell>
          <table:table-cell office:value-type="float" office:value="2.42718446601942" calcext:value-type="float">
            <text:p>2.42718446601942</text:p>
          </table:table-cell>
          <table:table-cell office:value-type="float" office:value="2.19205298013245" calcext:value-type="float">
            <text:p>2.19205298013245</text:p>
          </table:table-cell>
          <table:table-cell office:value-type="float" office:value="2.42423084914127" calcext:value-type="float">
            <text:p>2.42423084914127</text:p>
          </table:table-cell>
          <table:table-cell office:value-type="float" office:value="3" calcext:value-type="float">
            <text:p>3</text:p>
          </table:table-cell>
          <table:table-cell table:formula="of:=[.G287]-[.F287]" office:value-type="float" office:value="0.575769150858728" calcext:value-type="float">
            <text:p>0.575769150858728</text:p>
          </table:table-cell>
        </table:table-row>
        <table:table-row table:style-name="ro1">
          <table:table-cell office:value-type="string" calcext:value-type="string">
            <text:p>Noah Dobson</text:p>
          </table:table-cell>
          <table:table-cell office:value-type="float" office:value="2.10869565217391" calcext:value-type="float">
            <text:p>2.10869565217391</text:p>
          </table:table-cell>
          <table:table-cell office:value-type="float" office:value="1" calcext:value-type="float">
            <text:p>1</text:p>
          </table:table-cell>
          <table:table-cell office:value-type="float" office:value="2.18918918918919" calcext:value-type="float">
            <text:p>2.18918918918919</text:p>
          </table:table-cell>
          <table:table-cell office:value-type="float" office:value="2.35897435897436" calcext:value-type="float">
            <text:p>2.35897435897436</text:p>
          </table:table-cell>
          <table:table-cell office:value-type="float" office:value="1.91421480008437" calcext:value-type="float">
            <text:p>1.91421480008437</text:p>
          </table:table-cell>
          <table:table-cell office:value-type="float" office:value="2.5" calcext:value-type="float">
            <text:p>2.5</text:p>
          </table:table-cell>
          <table:table-cell table:formula="of:=[.G288]-[.F288]" office:value-type="float" office:value="0.585785199915635" calcext:value-type="float">
            <text:p>0.585785199915635</text:p>
          </table:table-cell>
        </table:table-row>
        <table:table-row table:style-name="ro1">
          <table:table-cell office:value-type="string" calcext:value-type="string">
            <text:p>Connor McDavid</text:p>
          </table:table-cell>
          <table:table-cell office:value-type="float" office:value="3.41428571428571" calcext:value-type="float">
            <text:p>3.41428571428571</text:p>
          </table:table-cell>
          <table:table-cell office:value-type="float" office:value="3.56521739130435" calcext:value-type="float">
            <text:p>3.56521739130435</text:p>
          </table:table-cell>
          <table:table-cell office:value-type="float" office:value="3.25" calcext:value-type="float">
            <text:p>3.25</text:p>
          </table:table-cell>
          <table:table-cell office:value-type="float" office:value="3.31541218637993" calcext:value-type="float">
            <text:p>3.31541218637993</text:p>
          </table:table-cell>
          <table:table-cell office:value-type="float" office:value="3.3862288229925" calcext:value-type="float">
            <text:p>3.3862288229925</text:p>
          </table:table-cell>
          <table:table-cell office:value-type="float" office:value="4" calcext:value-type="float">
            <text:p>4</text:p>
          </table:table-cell>
          <table:table-cell table:formula="of:=[.G289]-[.F289]" office:value-type="float" office:value="0.613771177007502" calcext:value-type="float">
            <text:p>0.613771177007502</text:p>
          </table:table-cell>
        </table:table-row>
        <table:table-row table:style-name="ro1">
          <table:table-cell office:value-type="string" calcext:value-type="string">
            <text:p>Clayton Keller</text:p>
          </table:table-cell>
          <table:table-cell office:value-type="float" office:value="2.5080831408776" calcext:value-type="float">
            <text:p>2.5080831408776</text:p>
          </table:table-cell>
          <table:table-cell office:value-type="float" office:value="2" calcext:value-type="float">
            <text:p>2</text:p>
          </table:table-cell>
          <table:table-cell office:value-type="float" office:value="2.31645569620253" calcext:value-type="float">
            <text:p>2.31645569620253</text:p>
          </table:table-cell>
          <table:table-cell office:value-type="float" office:value="2.6824644549763" calcext:value-type="float">
            <text:p>2.6824644549763</text:p>
          </table:table-cell>
          <table:table-cell office:value-type="float" office:value="2.37675082301411" calcext:value-type="float">
            <text:p>2.37675082301411</text:p>
          </table:table-cell>
          <table:table-cell office:value-type="float" office:value="3" calcext:value-type="float">
            <text:p>3</text:p>
          </table:table-cell>
          <table:table-cell table:formula="of:=[.G290]-[.F290]" office:value-type="float" office:value="0.623249176985892" calcext:value-type="float">
            <text:p>0.623249176985892</text:p>
          </table:table-cell>
        </table:table-row>
        <table:table-row table:style-name="ro1">
          <table:table-cell office:value-type="string" calcext:value-type="string">
            <text:p>Tage Thompson</text:p>
          </table:table-cell>
          <table:table-cell office:value-type="float" office:value="2.64745762711864" calcext:value-type="float">
            <text:p>2.64745762711864</text:p>
          </table:table-cell>
          <table:table-cell office:value-type="float" office:value="3.75" calcext:value-type="float">
            <text:p>3.75</text:p>
          </table:table-cell>
          <table:table-cell office:value-type="float" office:value="2.19298245614035" calcext:value-type="float">
            <text:p>2.19298245614035</text:p>
          </table:table-cell>
          <table:table-cell office:value-type="float" office:value="2.8562091503268" calcext:value-type="float">
            <text:p>2.8562091503268</text:p>
          </table:table-cell>
          <table:table-cell table:formula="of:=AVERAGE([.B291:.E291])" office:value-type="float" office:value="2.86166230839645" calcext:value-type="float">
            <text:p>2.86166230839645</text:p>
          </table:table-cell>
          <table:table-cell office:value-type="float" office:value="3.5" calcext:value-type="float">
            <text:p>3.5</text:p>
          </table:table-cell>
          <table:table-cell table:formula="of:=[.G291]-[.F291]" office:value-type="float" office:value="0.638337691603552" calcext:value-type="float">
            <text:p>0.638337691603552</text:p>
          </table:table-cell>
        </table:table-row>
        <table:table-row table:style-name="ro1">
          <table:table-cell office:value-type="string" calcext:value-type="string">
            <text:p>Mikko Rantanen</text:p>
          </table:table-cell>
          <table:table-cell office:value-type="float" office:value="2.73695198329854" calcext:value-type="float">
            <text:p>2.73695198329854</text:p>
          </table:table-cell>
          <table:table-cell office:value-type="float" office:value="3.22727272727273" calcext:value-type="float">
            <text:p>3.22727272727273</text:p>
          </table:table-cell>
          <table:table-cell office:value-type="float" office:value="2.74157303370787" calcext:value-type="float">
            <text:p>2.74157303370787</text:p>
          </table:table-cell>
          <table:table-cell office:value-type="float" office:value="2.64102564102564" calcext:value-type="float">
            <text:p>2.64102564102564</text:p>
          </table:table-cell>
          <table:table-cell office:value-type="float" office:value="2.83670584632619" calcext:value-type="float">
            <text:p>2.83670584632619</text:p>
          </table:table-cell>
          <table:table-cell office:value-type="float" office:value="3.5" calcext:value-type="float">
            <text:p>3.5</text:p>
          </table:table-cell>
          <table:table-cell table:formula="of:=[.G292]-[.F292]" office:value-type="float" office:value="0.663294153673807" calcext:value-type="float">
            <text:p>0.663294153673807</text:p>
          </table:table-cell>
        </table:table-row>
        <table:table-row table:style-name="ro1">
          <table:table-cell office:value-type="string" calcext:value-type="string">
            <text:p>Cale Makar</text:p>
          </table:table-cell>
          <table:table-cell office:value-type="float" office:value="2.69230769230769" calcext:value-type="float">
            <text:p>2.69230769230769</text:p>
          </table:table-cell>
          <table:table-cell office:value-type="float" office:value="2.90909090909091" calcext:value-type="float">
            <text:p>2.90909090909091</text:p>
          </table:table-cell>
          <table:table-cell office:value-type="float" office:value="3.05882352941176" calcext:value-type="float">
            <text:p>3.05882352941176</text:p>
          </table:table-cell>
          <table:table-cell office:value-type="float" office:value="2.63247863247863" calcext:value-type="float">
            <text:p>2.63247863247863</text:p>
          </table:table-cell>
          <table:table-cell office:value-type="float" office:value="2.82317519082225" calcext:value-type="float">
            <text:p>2.82317519082225</text:p>
          </table:table-cell>
          <table:table-cell office:value-type="float" office:value="3.5" calcext:value-type="float">
            <text:p>3.5</text:p>
          </table:table-cell>
          <table:table-cell table:formula="of:=[.G293]-[.F293]" office:value-type="float" office:value="0.676824809177751" calcext:value-type="float">
            <text:p>0.676824809177751</text:p>
          </table:table-cell>
        </table:table-row>
        <table:table-row table:style-name="ro1">
          <table:table-cell office:value-type="string" calcext:value-type="string">
            <text:p>Aaron Ekblad</text:p>
          </table:table-cell>
          <table:table-cell office:value-type="float" office:value="2.53409090909091" calcext:value-type="float">
            <text:p>2.53409090909091</text:p>
          </table:table-cell>
          <table:table-cell office:value-type="float" office:value="1.76" calcext:value-type="float">
            <text:p>1.76</text:p>
          </table:table-cell>
          <table:table-cell office:value-type="float" office:value="2.35514018691589" calcext:value-type="float">
            <text:p>2.35514018691589</text:p>
          </table:table-cell>
          <table:table-cell office:value-type="float" office:value="2.38562091503268" calcext:value-type="float">
            <text:p>2.38562091503268</text:p>
          </table:table-cell>
          <table:table-cell office:value-type="float" office:value="2.25871300275987" calcext:value-type="float">
            <text:p>2.25871300275987</text:p>
          </table:table-cell>
          <table:table-cell office:value-type="float" office:value="3" calcext:value-type="float">
            <text:p>3</text:p>
          </table:table-cell>
          <table:table-cell table:formula="of:=[.G294]-[.F294]" office:value-type="float" office:value="0.741286997240131" calcext:value-type="float">
            <text:p>0.741286997240131</text:p>
          </table:table-cell>
        </table:table-row>
        <table:table-row table:style-name="ro1">
          <table:table-cell office:value-type="string" calcext:value-type="string">
            <text:p>Brandon Montour</text:p>
          </table:table-cell>
          <table:table-cell office:value-type="float" office:value="2.10786516853933" calcext:value-type="float">
            <text:p>2.10786516853933</text:p>
          </table:table-cell>
          <table:table-cell office:value-type="float" office:value="2.46666666666667" calcext:value-type="float">
            <text:p>2.46666666666667</text:p>
          </table:table-cell>
          <table:table-cell office:value-type="float" office:value="2.23255813953488" calcext:value-type="float">
            <text:p>2.23255813953488</text:p>
          </table:table-cell>
          <table:table-cell office:value-type="float" office:value="2.14414414414414" calcext:value-type="float">
            <text:p>2.14414414414414</text:p>
          </table:table-cell>
          <table:table-cell office:value-type="float" office:value="2.23780852972126" calcext:value-type="float">
            <text:p>2.23780852972126</text:p>
          </table:table-cell>
          <table:table-cell office:value-type="float" office:value="3" calcext:value-type="float">
            <text:p>3</text:p>
          </table:table-cell>
          <table:table-cell table:formula="of:=[.G295]-[.F295]" office:value-type="float" office:value="0.762191470278745" calcext:value-type="float">
            <text:p>0.762191470278745</text:p>
          </table:table-cell>
        </table:table-row>
        <table:table-row table:style-name="ro1">
          <table:table-cell office:value-type="string" calcext:value-type="string">
            <text:p>Timo Meier</text:p>
          </table:table-cell>
          <table:table-cell office:value-type="float" office:value="3.29805615550756" calcext:value-type="float">
            <text:p>3.29805615550756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3.19512195121951" calcext:value-type="float">
            <text:p>3.19512195121951</text:p>
          </table:table-cell>
          <table:table-cell office:value-type="float" office:value="3.19148936170213" calcext:value-type="float">
            <text:p>3.19148936170213</text:p>
          </table:table-cell>
          <table:table-cell office:value-type="float" office:value="3.08783353377397" calcext:value-type="float">
            <text:p>3.08783353377397</text:p>
          </table:table-cell>
          <table:table-cell office:value-type="float" office:value="4" calcext:value-type="float">
            <text:p>4</text:p>
          </table:table-cell>
          <table:table-cell table:formula="of:=[.G296]-[.F296]" office:value-type="float" office:value="0.912166466226034" calcext:value-type="float">
            <text:p>0.912166466226034</text:p>
          </table:table-cell>
        </table:table-row>
        <table:table-row table:style-name="ro1">
          <table:table-cell office:value-type="string" calcext:value-type="string">
            <text:p>Rasmus Dahlin</text:p>
          </table:table-cell>
          <table:table-cell office:value-type="float" office:value="2.13333333333333" calcext:value-type="float">
            <text:p>2.1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.93548387096774" calcext:value-type="float">
            <text:p>1.93548387096774</text:p>
          </table:table-cell>
          <table:table-cell office:value-type="float" office:value="2.09195402298851" calcext:value-type="float">
            <text:p>2.09195402298851</text:p>
          </table:table-cell>
          <table:table-cell office:value-type="float" office:value="1.5401928068224" calcext:value-type="float">
            <text:p>1.5401928068224</text:p>
          </table:table-cell>
          <table:table-cell office:value-type="float" office:value="2.5" calcext:value-type="float">
            <text:p>2.5</text:p>
          </table:table-cell>
          <table:table-cell table:formula="of:=[.G297]-[.F297]" office:value-type="float" office:value="0.959807193177605" calcext:value-type="float">
            <text:p>0.959807193177605</text:p>
          </table:table-cell>
        </table:table-row>
        <table:table-row table:style-name="ro1">
          <table:table-cell office:value-type="string" calcext:value-type="string">
            <text:p>Dylan Cozens</text:p>
          </table:table-cell>
          <table:table-cell office:value-type="float" office:value="2.13612565445026" calcext:value-type="float">
            <text:p>2.13612565445026</text:p>
          </table:table-cell>
          <table:table-cell office:value-type="float" office:value="0" calcext:value-type="float">
            <text:p>0</text:p>
          </table:table-cell>
          <table:table-cell office:value-type="float" office:value="1.76315789473684" calcext:value-type="float">
            <text:p>1.76315789473684</text:p>
          </table:table-cell>
          <table:table-cell office:value-type="float" office:value="2.19148936170213" calcext:value-type="float">
            <text:p>2.19148936170213</text:p>
          </table:table-cell>
          <table:table-cell office:value-type="float" office:value="1.52269322772231" calcext:value-type="float">
            <text:p>1.52269322772231</text:p>
          </table:table-cell>
          <table:table-cell office:value-type="float" office:value="2.5" calcext:value-type="float">
            <text:p>2.5</text:p>
          </table:table-cell>
          <table:table-cell table:formula="of:=[.G298]-[.F298]" office:value-type="float" office:value="0.977306772277692" calcext:value-type="float">
            <text:p>0.977306772277692</text:p>
          </table:table-cell>
        </table:table-row>
        <table:table-row table:style-name="ro1">
          <table:table-cell office:value-type="string" calcext:value-type="string">
            <text:p>Nathan MacKinnon</text:p>
          </table:table-cell>
          <table:table-cell office:value-type="float" office:value="3.88395415472779" calcext:value-type="float">
            <text:p>3.88395415472779</text:p>
          </table:table-cell>
          <table:table-cell office:value-type="float" office:value="4.37037037037037" calcext:value-type="float">
            <text:p>4.37037037037037</text:p>
          </table:table-cell>
          <table:table-cell office:value-type="float" office:value="3.92105263157895" calcext:value-type="float">
            <text:p>3.92105263157895</text:p>
          </table:table-cell>
          <table:table-cell office:value-type="float" office:value="3.64305949008499" calcext:value-type="float">
            <text:p>3.64305949008499</text:p>
          </table:table-cell>
          <table:table-cell office:value-type="float" office:value="3.95460916169052" calcext:value-type="float">
            <text:p>3.95460916169052</text:p>
          </table:table-cell>
          <table:table-cell office:value-type="float" office:value="5" calcext:value-type="float">
            <text:p>5</text:p>
          </table:table-cell>
          <table:table-cell table:formula="of:=[.G299]-[.F299]" office:value-type="float" office:value="1.04539083830948" calcext:value-type="float">
            <text:p>1.04539083830948</text:p>
          </table:table-cell>
        </table:table-row>
        <table:table-row table:style-name="ro1">
          <table:table-cell office:value-type="string" calcext:value-type="string">
            <text:p>Matthew Tkachuk</text:p>
          </table:table-cell>
          <table:table-cell office:value-type="float" office:value="2.81636726546906" calcext:value-type="float">
            <text:p>2.81636726546906</text:p>
          </table:table-cell>
          <table:table-cell office:value-type="float" office:value="3.15" calcext:value-type="float">
            <text:p>3.15</text:p>
          </table:table-cell>
          <table:table-cell office:value-type="float" office:value="2.8974358974359" calcext:value-type="float">
            <text:p>2.8974358974359</text:p>
          </table:table-cell>
          <table:table-cell office:value-type="float" office:value="2.74603174603175" calcext:value-type="float">
            <text:p>2.74603174603175</text:p>
          </table:table-cell>
          <table:table-cell office:value-type="float" office:value="2.90245872723418" calcext:value-type="float">
            <text:p>2.90245872723418</text:p>
          </table:table-cell>
          <table:table-cell office:value-type="float" office:value="4" calcext:value-type="float">
            <text:p>4</text:p>
          </table:table-cell>
          <table:table-cell table:formula="of:=[.G300]-[.F300]" office:value-type="float" office:value="1.09754127276582" calcext:value-type="float">
            <text:p>1.09754127276582</text:p>
          </table:table-cell>
        </table:table-row>
        <table:table-row table:style-name="ro1">
          <table:table-cell office:value-type="string" calcext:value-type="string">
            <text:p>Valeri Nichushkin</text:p>
          </table:table-cell>
          <table:table-cell office:value-type="float" office:value="1.89709172259508" calcext:value-type="float">
            <text:p>1.89709172259508</text:p>
          </table:table-cell>
          <table:table-cell office:value-type="float" office:value="1.63636363636364" calcext:value-type="float">
            <text:p>1.63636363636364</text:p>
          </table:table-cell>
          <table:table-cell office:value-type="float" office:value="2.07865168539326" calcext:value-type="float">
            <text:p>2.07865168539326</text:p>
          </table:table-cell>
          <table:table-cell office:value-type="float" office:value="1.73636363636364" calcext:value-type="float">
            <text:p>1.73636363636364</text:p>
          </table:table-cell>
          <table:table-cell office:value-type="float" office:value="1.8371176701789" calcext:value-type="float">
            <text:p>1.8371176701789</text:p>
          </table:table-cell>
          <table:table-cell office:value-type="float" office:value="3" calcext:value-type="float">
            <text:p>3</text:p>
          </table:table-cell>
          <table:table-cell table:formula="of:=[.G301]-[.F301]" office:value-type="float" office:value="1.1628823298211" calcext:value-type="float">
            <text:p>1.1628823298211</text:p>
          </table:table-cell>
        </table:table-row>
        <table:table-row table:style-name="ro1">
          <table:table-cell office:value-type="string" calcext:value-type="string">
            <text:p>Carter Verhaeghe</text:p>
          </table:table-cell>
          <table:table-cell office:value-type="float" office:value="2.35918367346939" calcext:value-type="float">
            <text:p>2.35918367346939</text:p>
          </table:table-cell>
          <table:table-cell office:value-type="float" office:value="1.625" calcext:value-type="float">
            <text:p>1.625</text:p>
          </table:table-cell>
          <table:table-cell office:value-type="float" office:value="2.86046511627907" calcext:value-type="float">
            <text:p>2.86046511627907</text:p>
          </table:table-cell>
          <table:table-cell office:value-type="float" office:value="2.125" calcext:value-type="float">
            <text:p>2.125</text:p>
          </table:table-cell>
          <table:table-cell office:value-type="float" office:value="2.24241219743711" calcext:value-type="float">
            <text:p>2.24241219743711</text:p>
          </table:table-cell>
          <table:table-cell office:value-type="float" office:value="4" calcext:value-type="float">
            <text:p>4</text:p>
          </table:table-cell>
          <table:table-cell table:formula="of:=[.G302]-[.F302]" office:value-type="float" office:value="1.75758780256289" calcext:value-type="float">
            <text:p>1.75758780256289</text:p>
          </table:table-cell>
        </table:table-row>
      </table:table>
      <table:named-expressions/>
      <table:database-ranges>
        <table:database-range table:name="__Anonymous_Sheet_DB__0" table:target-range-address="player_stats_03_27.A1:player_stats_03_27.H302" table:display-filter-buttons="true">
          <table:filter>
            <table:filter-and>
              <table:filter-condition table:value="1.5" table:operator="=" table:field-number="6">
                <table:filter-set-item table:value="1.5"/>
                <table:filter-set-item table:value="2"/>
                <table:filter-set-item table:value="2.5"/>
                <table:filter-set-item table:value="3"/>
                <table:filter-set-item table:value="3.5"/>
                <table:filter-set-item table:value="4"/>
                <table:filter-set-item table:value="5"/>
              </table:filter-condition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7T10:28:00.162000000</dc:date>
    <meta:editing-duration>PT10H24M48S</meta:editing-duration>
    <meta:editing-cycles>1</meta:editing-cycles>
    <meta:document-statistic meta:table-count="1" meta:cell-count="2173" meta:object-count="0"/>
    <meta:generator>LibreOffice/7.4.4.2$Windows_X86_64 LibreOffice_project/85569322deea74ec9134968a29af2df5663baa21</meta:generator>
  </office:meta>
</office:document-meta>
</file>